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6pt"/>
    </style:style>
    <style:style style:name="co2" style:family="table-column">
      <style:table-column-properties fo:break-before="auto" style:column-width="46.2pt"/>
    </style:style>
    <style:style style:name="co3" style:family="table-column">
      <style:table-column-properties fo:break-before="auto" style:column-width="81.75pt"/>
    </style:style>
    <style:style style:name="co4" style:family="table-column">
      <style:table-column-properties fo:break-before="auto" style:column-width="58.96pt"/>
    </style:style>
    <style:style style:name="co5" style:family="table-column">
      <style:table-column-properties fo:break-before="auto" style:column-width="66.64pt"/>
    </style:style>
    <style:style style:name="co6" style:family="table-column">
      <style:table-column-properties fo:break-before="auto" style:column-width="63.41pt"/>
    </style:style>
    <style:style style:name="co7" style:family="table-column">
      <style:table-column-properties fo:break-before="auto" style:column-width="216pt"/>
    </style:style>
    <style:style style:name="co8" style:family="table-column">
      <style:table-column-properties fo:break-before="auto" style:column-width="33.39pt"/>
    </style:style>
    <style:style style:name="co9" style:family="table-column">
      <style:table-column-properties fo:break-before="auto" style:column-width="54.79pt"/>
    </style:style>
    <style:style style:name="co10" style:family="table-column">
      <style:table-column-properties fo:break-before="auto" style:column-width="80.11pt"/>
    </style:style>
    <style:style style:name="co11" style:family="table-column">
      <style:table-column-properties fo:break-before="auto" style:column-width="103.69pt"/>
    </style:style>
    <style:style style:name="co12" style:family="table-column">
      <style:table-column-properties fo:break-before="auto" style:column-width="179.01pt"/>
    </style:style>
    <style:style style:name="co13" style:family="table-column">
      <style:table-column-properties fo:break-before="auto" style:column-width="68.14pt"/>
    </style:style>
    <style:style style:name="co14" style:family="table-column">
      <style:table-column-properties fo:break-before="auto" style:column-width="53.29pt"/>
    </style:style>
    <style:style style:name="co15" style:family="table-column">
      <style:table-column-properties fo:break-before="auto" style:column-width="96.29pt"/>
    </style:style>
    <style:style style:name="co16" style:family="table-column">
      <style:table-column-properties fo:break-before="auto" style:column-width="130.11pt"/>
    </style:style>
    <style:style style:name="co17" style:family="table-column">
      <style:table-column-properties fo:break-before="auto" style:column-width="49.61pt"/>
    </style:style>
    <style:style style:name="co18" style:family="table-column">
      <style:table-column-properties fo:break-before="auto" style:column-width="93.46pt"/>
    </style:style>
    <style:style style:name="co19" style:family="table-column">
      <style:table-column-properties fo:break-before="auto" style:column-width="61.74pt"/>
    </style:style>
    <style:style style:name="co20" style:family="table-column">
      <style:table-column-properties fo:break-before="auto" style:column-width="93.34pt"/>
    </style:style>
    <style:style style:name="co21" style:family="table-column">
      <style:table-column-properties fo:break-before="auto" style:column-width="141.51pt"/>
    </style:style>
    <style:style style:name="co22" style:family="table-column">
      <style:table-column-properties fo:break-before="auto" style:column-width="97.8pt"/>
    </style:style>
    <style:style style:name="co23" style:family="table-column">
      <style:table-column-properties fo:break-before="auto" style:column-width="252pt"/>
    </style:style>
    <style:style style:name="co24" style:family="table-column">
      <style:table-column-properties fo:break-before="auto" style:column-width="336.81pt"/>
    </style:style>
    <style:style style:name="co25" style:family="table-column">
      <style:table-column-properties fo:break-before="auto" style:column-width="177.36pt"/>
    </style:style>
    <style:style style:name="co26" style:family="table-column">
      <style:table-column-properties fo:break-before="auto" style:column-width="64.01pt"/>
    </style:style>
    <style:style style:name="ro1" style:family="table-row">
      <style:table-row-properties style:row-height="23.56pt" fo:break-before="auto" style:use-optimal-row-height="true"/>
    </style:style>
    <style:style style:name="ro2" style:family="table-row">
      <style:table-row-properties style:row-height="34.81pt" fo:break-before="auto" style:use-optimal-row-height="true"/>
    </style:style>
    <style:style style:name="ro3" style:family="table-row">
      <style:table-row-properties style:row-height="147.15pt" fo:break-before="auto" style:use-optimal-row-height="true"/>
    </style:style>
    <style:style style:name="ro4" style:family="table-row">
      <style:table-row-properties style:row-height="46.06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79.74pt" fo:break-before="auto" style:use-optimal-row-height="true"/>
    </style:style>
    <style:style style:name="ro8" style:family="table-row">
      <style:table-row-properties style:row-height="68.5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ackground-color="#ffbf00" style:text-align-source="fix" style:repeat-content="false" style:vertical-align="top"/>
      <style:paragraph-properties fo:text-align="start" fo:margin-left="0pt"/>
    </style:style>
    <style:style style:name="ce24" style:family="table-cell" style:parent-style-name="Default">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6" style:family="table-cell" style:parent-style-name="Default">
      <style:table-cell-properties fo:background-color="#ffd8ce" style:text-align-source="fix" style:repeat-content="false" style:vertical-align="top"/>
      <style:paragraph-properties fo:text-align="start" fo:margin-left="0pt"/>
    </style:style>
    <style:style style:name="ce32" style:family="table-cell" style:parent-style-name="Default">
      <style:table-cell-properties fo:background-color="#ffd8ce" style:text-align-source="fix" style:repeat-content="false" style:vertical-align="top"/>
      <style:paragraph-properties fo:text-align="start" fo:margin-left="0pt"/>
      <style:text-properties fo:font-weight="normal" style:font-weight-asian="normal" style:font-weight-complex="normal"/>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27" style:family="table-cell" style:parent-style-name="Default">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30" style:family="table-cell" style:parent-style-name="Default">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34" style:family="table-cell" style:parent-style-name="Default">
      <style:table-cell-properties fo:background-color="#ffd8ce" style:text-align-source="fix" style:repeat-content="false" fo:wrap-option="no-wrap" style:vertical-align="top"/>
      <style:paragraph-properties fo:text-align="start" fo:margin-left="0pt"/>
    </style:style>
    <style:style style:name="ce36" style:family="table-cell" style:parent-style-name="Default">
      <style:table-cell-properties fo:background-color="#ffd8ce" style:text-align-source="fix" style:repeat-content="false" fo:wrap-option="no-wrap" style:vertical-align="top"/>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bf00" style:text-align-source="fix" style:repeat-content="false" fo:wrap-option="wrap" style:vertical-align="top"/>
      <style:paragraph-properties fo:text-align="start" fo:margin-left="0pt"/>
      <style:text-properties style:font-name="Liberation Sans" style:font-name-complex="Liberation Sans"/>
    </style:style>
    <style:style style:name="ce37" style:family="table-cell" style:parent-style-name="Default" style:data-style-name="N10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39" style:family="table-cell" style:parent-style-name="Default" style:data-style-name="N10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12" style:family="table-cell" style:parent-style-name="Default" style:data-style-name="N8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1" style:family="table-cell" style:parent-style-name="Default" style:data-style-name="N10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38" style:family="table-cell" style:parent-style-name="Default" style:data-style-name="N10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0" style:family="table-cell" style:parent-style-name="Default" style:data-style-name="N8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15" style:family="table-cell" style:parent-style-name="Default">
      <style:table-cell-properties style:text-align-source="fix" style:repeat-content="false" fo:background-color="transparent"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wrap-option="wrap" style:vertical-align="top"/>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b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bf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style:vertical-align="top"/>
      <style:paragraph-properties fo:text-align="start" fo:margin-left="0pt"/>
    </style:style>
    <style:style style:name="ce45" style:family="table-cell" style:parent-style-name="Default" style:data-style-name="N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2" style:family="table-cell" style:parent-style-name="Default" style:data-style-name="N0">
      <style:table-cell-properties style:text-align-source="fix" style:repeat-content="false" style:vertical-align="top"/>
      <style:paragraph-properties fo:text-align="start" fo:margin-left="0pt"/>
    </style:style>
    <style:style style:name="ce35" style:family="table-cell" style:parent-style-name="Default" style:data-style-name="N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46" style:family="table-cell" style:parent-style-name="Default" style:data-style-name="N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47" style:family="table-cell" style:parent-style-name="Default" style:data-style-name="N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8" style:family="table-cell" style:parent-style-name="Default" style:data-style-name="N104">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49" style:family="table-cell" style:parent-style-name="Default" style:data-style-name="N10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23" style:family="table-cell" style:parent-style-name="Default" style:data-style-name="N10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56" style:family="table-cell" style:parent-style-name="Default">
      <style:table-cell-properties fo:background-color="#fff200" style:text-align-source="fix" style:repeat-content="false" style:vertical-align="top"/>
      <style:paragraph-properties fo:text-align="start" fo:margin-left="0pt"/>
    </style:style>
    <style:style style:name="ce50" style:family="table-cell" style:parent-style-name="Default">
      <style:table-cell-properties style:text-align-source="fix" style:repeat-content="false" fo:background-color="transparent" fo:wrap-option="wrap" style:vertical-align="top"/>
      <style:paragraph-properties fo:text-align="start" fo:margin-left="0pt"/>
      <style:text-properties fo:color="#000000" style:font-name="Liberation Sans" style:font-name-complex="Liberation Sans"/>
    </style:style>
    <style:style style:name="ce52" style:family="table-cell" style:parent-style-name="Default">
      <style:table-cell-properties style:text-align-source="fix" style:repeat-content="false" fo:background-color="transparent" fo:wrap-option="wrap" style:vertical-align="top"/>
      <style:paragraph-properties fo:text-align="start" fo:margin-left="0pt"/>
      <style:text-properties style:text-line-through-style="none" style:text-line-through-type="none" style:font-name="Liberation Sans" style:font-name-complex="Liberation Sans"/>
    </style:style>
    <style:style style:name="gr1"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alePurchaseManumission-Events-master" table:style-name="ta1">
        <office:forms form:automatic-focus="false" form:apply-design-mode="false"/>
        <table:table-column table:style-name="co1" table:default-cell-style-name="ce24"/>
        <table:table-column table:style-name="co2" table:default-cell-style-name="ce24"/>
        <table:table-column table:style-name="co3" table:number-columns-repeated="2"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ce24"/>
        <table:table-column-group table:display="false">
          <table:table-column table:style-name="co8" table:visibility="collapse" table:default-cell-style-name="ce24"/>
          <table:table-column table:style-name="co9" table:visibility="collapse" table:default-cell-style-name="ce24"/>
          <table:table-column table:style-name="co9" table:visibility="collapse" table:default-cell-style-name="ce35"/>
          <table:table-column table:style-name="co10" table:visibility="collapse" table:number-columns-repeated="2" table:default-cell-style-name="ce24"/>
          <table:table-column table:style-name="co11" table:visibility="collapse" table:default-cell-style-name="ce24"/>
          <table:table-column table:style-name="co12" table:visibility="collapse" table:default-cell-style-name="ce24"/>
          <table:table-column table:style-name="co13" table:visibility="collapse" table:default-cell-style-name="ce24"/>
          <table:table-column table:style-name="co12" table:visibility="collapse" table:default-cell-style-name="ce24"/>
          <table:table-column table:style-name="co14" table:visibility="collapse" table:default-cell-style-name="ce24"/>
          <table:table-column table:style-name="co15" table:visibility="collapse" table:default-cell-style-name="ce24"/>
          <table:table-column table:style-name="co16" table:visibility="collapse" table:default-cell-style-name="ce24"/>
          <table:table-column table:style-name="co17" table:visibility="collapse" table:default-cell-style-name="ce24"/>
          <table:table-column table:style-name="co18" table:visibility="collapse" table:default-cell-style-name="ce24"/>
        </table:table-column-group>
        <table:table-column table:style-name="co18" table:number-columns-repeated="2" table:default-cell-style-name="ce24"/>
        <table:table-column table:style-name="co19" table:default-cell-style-name="ce24"/>
        <table:table-column table:style-name="co20" table:default-cell-style-name="ce24"/>
        <table:table-column table:style-name="co21" table:default-cell-style-name="ce24"/>
        <table:table-column table:style-name="co2" table:default-cell-style-name="ce24"/>
        <table:table-column table:style-name="co22" table:default-cell-style-name="ce24"/>
        <table:table-column table:style-name="co23" table:default-cell-style-name="ce28"/>
        <table:table-column table:style-name="co24" table:default-cell-style-name="ce24"/>
        <table:table-column table:style-name="co25" table:default-cell-style-name="ce24"/>
        <table:table-column table:style-name="co26" table:number-columns-repeated="992" table:default-cell-style-name="ce24"/>
        <table:table-row table:style-name="ro1">
          <table:table-cell table:style-name="ce1" office:value-type="string" calcext:value-type="string">
            <text:p>bio:participant</text:p>
          </table:table-cell>
          <table:table-cell office:value-type="string" calcext:value-type="string">
            <text:p>Identifier</text:p>
          </table:table-cell>
          <table:table-cell table:style-name="ce1" office:value-type="string" calcext:value-type="string">
            <text:p>dcterms:title</text:p>
          </table:table-cell>
          <table:table-cell office:value-type="string" calcext:value-type="string">
            <text:p>Title</text:p>
          </table:table-cell>
          <table:table-cell table:style-name="ce10" office:value-type="string" calcext:value-type="string">
            <text:p>bio:date</text:p>
          </table:table-cell>
          <table:table-cell table:number-columns-repeated="2" table:style-name="ce1" office:value-type="string" calcext:value-type="string">
            <text:p>dcterms:type</text:p>
          </table:table-cell>
          <table:table-cell table:style-name="ce1" office:value-type="string" calcext:value-type="string">
            <text:p>dcterms:description</text:p>
          </table:table-cell>
          <table:table-cell table:style-name="ce1" office:value-type="string" calcext:value-type="string">
            <text:p>foaf:age </text:p>
          </table:table-cell>
          <table:table-cell table:style-name="ce29" office:value-type="string" calcext:value-type="string">
            <text:p>schema:comment</text:p>
          </table:table-cell>
          <table:table-cell table:style-name="ce31" office:value-type="string" calcext:value-type="string">
            <text:p>schema:totalPrice</text:p>
          </table:table-cell>
          <table:table-cell table:style-name="ce31" office:value-type="string" calcext:value-type="string">
            <text:p>schema:currency</text:p>
          </table:table-cell>
          <table:table-cell table:style-name="ce31" office:value-type="string" calcext:value-type="string">
            <text:p>schema:priceSpecification</text:p>
          </table:table-cell>
          <table:table-cell table:style-name="ce31" office:value-type="string" calcext:value-type="string">
            <text:p>schema:duration</text:p>
          </table:table-cell>
          <table:table-cell table:style-name="ce10" office:value-type="string" calcext:value-type="string">
            <text:p>Relationship</text:p>
          </table:table-cell>
          <table:table-cell table:style-name="ce10" office:value-type="string" calcext:value-type="string">
            <text:p>ID</text:p>
          </table:table-cell>
          <table:table-cell table:style-name="ce10" office:value-type="string" calcext:value-type="string">
            <text:p>Seller</text:p>
          </table:table-cell>
          <table:table-cell table:style-name="ce10" office:value-type="string" calcext:value-type="string">
            <text:p>Identifier</text:p>
          </table:table-cell>
          <table:table-cell table:style-name="ce1" office:value-type="string" calcext:value-type="string">
            <text:p>relationship:knowsOf</text:p>
          </table:table-cell>
          <table:table-cell table:style-name="ce10" office:value-type="string" calcext:value-type="string">
            <text:p>buyer</text:p>
          </table:table-cell>
          <table:table-cell table:style-name="ce10" office:value-type="string" calcext:value-type="string">
            <text:p>Identifier</text:p>
          </table:table-cell>
          <table:table-cell table:style-name="ce1" office:value-type="string" calcext:value-type="string">
            <text:p>relationship:knowsOf</text:p>
          </table:table-cell>
          <table:table-cell table:style-name="ce1" office:value-type="string" calcext:value-type="string">
            <text:p>schema:location </text:p>
          </table:table-cell>
          <table:table-cell office:value-type="string" calcext:value-type="string">
            <text:p>SJ</text:p>
          </table:table-cell>
          <table:table-cell office:value-type="string" calcext:value-type="string">
            <text:p>Identifier</text:p>
          </table:table-cell>
          <table:table-cell table:style-name="ce1" office:value-type="string" calcext:value-type="string">
            <text:p>relationship:knowsOf</text:p>
          </table:table-cell>
          <table:table-cell office:value-type="string" calcext:value-type="string">
            <text:p>SJ</text:p>
          </table:table-cell>
          <table:table-cell office:value-type="string" calcext:value-type="string">
            <text:p>Identifier</text:p>
          </table:table-cell>
          <table:table-cell table:style-name="ce1" office:value-type="string" calcext:value-type="string">
            <text:p>relationship:knowsOf</text:p>
          </table:table-cell>
          <table:table-cell table:number-columns-repeated="3" table:style-name="ce1" office:value-type="string" calcext:value-type="string">
            <text:p>dcterms:source</text:p>
          </table:table-cell>
          <table:table-cell table:number-columns-repeated="992"/>
        </table:table-row>
        <table:table-row table:style-name="ro1">
          <table:table-cell table:number-columns-repeated="2"/>
          <table:table-cell table:formula="of:=COM.MICROSOFT.CONCAT([.E2]; &quot;, &quot;; [.D2];&quot; &quot;; [.F2];&quot; &quot;;[.G2])" office:value-type="string" office:string-value="1824-01-01, Unknown sale " calcext:value-type="string">
            <text:p>1824-01-01, Unknown sale </text:p>
          </table:table-cell>
          <table:table-cell office:value-type="string" calcext:value-type="string">
            <text:p>Unknown</text:p>
          </table:table-cell>
          <table:table-cell table:style-name="ce37" office:value-type="string" calcext:value-type="string">
            <text:p>1824-01-01</text:p>
          </table:table-cell>
          <table:table-cell office:value-type="string" calcext:value-type="string">
            <text:p>sale</text:p>
          </table:table-cell>
          <table:table-cell/>
          <table:table-cell office:value-type="string" calcext:value-type="string">
            <text:p>notes old debt still owed for sale of negroes from Bohemia</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320.00</text:p>
          </table:table-cell>
          <table:table-cell table:style-name="ce35"/>
          <table:table-cell table:style-name="ce37" table:number-columns-repeated="2"/>
          <table:table-cell table:number-columns-repeated="6"/>
          <table:table-cell office:value-type="float" office:value="1" calcext:value-type="float">
            <text:p>1</text:p>
          </table:table-cell>
          <table:table-cell office:value-type="string" calcext:value-type="string">
            <text:p>Adam Marshall</text:p>
          </table:table-cell>
          <table:table-cell office:value-type="string" calcext:value-type="string">
            <text:p>J041</text:p>
          </table:table-cell>
          <table:table-cell table:number-columns-repeated="4"/>
          <table:table-cell office:value-type="string" calcext:value-type="string">
            <text:p>MPA-60-7-Marshall-GeneralFundFinancialRpt-1824-01-01.json</text:p>
          </table:table-cell>
          <table:table-cell table:number-columns-repeated="994"/>
        </table:table-row>
        <table:table-row table:style-name="ro2">
          <table:table-cell table:style-name="ce26" office:value-type="float" office:value="1692" calcext:value-type="float">
            <text:p>1692</text:p>
          </table:table-cell>
          <table:table-cell table:style-name="ce34" office:value-type="float" office:value="5073" calcext:value-type="float">
            <office:annotation draw:style-name="gr1" draw:text-style-name="P2" svg:width="82.18pt" svg:height="84.08pt" svg:x="98.84pt" svg:y="4.56pt" draw:caption-point-x="-17.29pt" draw:caption-point-y="42.8pt">
              <dc:creator>SL</dc:creator>
              <dc:date>2018-10-16T00:00:00</dc:date>
              <text:p text:style-name="P1"><text:span text:style-name="T1">High likelihood that this is the correct Ralph from mention in 1799 and there is only one Ralph</text:span></text:p>
            </office:annotation>
            <text:p>5073</text:p>
          </table:table-cell>
          <table:table-cell table:formula="of:=COM.MICROSOFT.CONCAT([.E3]; &quot;, &quot;; [.D3];&quot; &quot;; [.F3];&quot; &quot;;[.G3])" office:value-type="string" office:string-value="1796-07, Ralph manumission planning (denied)" calcext:value-type="string">
            <text:p>1796-07, Ralph manumission planning (denied)</text:p>
          </table:table-cell>
          <table:table-cell table:style-name="ce28" office:value-type="string" calcext:value-type="string">
            <text:p>Ralph</text:p>
          </table:table-cell>
          <table:table-cell table:style-name="ce39" office:value-type="string" calcext:value-type="string">
            <text:p>1796-07</text:p>
          </table:table-cell>
          <table:table-cell table:style-name="ce28" office:value-type="string" calcext:value-type="string">
            <text:p>manumission</text:p>
          </table:table-cell>
          <table:table-cell table:style-name="ce28" office:value-type="string" calcext:value-type="string">
            <text:p>planning (denied)</text:p>
          </table:table-cell>
          <table:table-cell table:style-name="ce28" office:value-type="string" calcext:value-type="string">
            <text:p>Receivd a letter from Mr. Sewall whichh advisedm not to give Ralph his freedom</text:p>
          </table:table-cell>
          <table:table-cell table:style-name="ce28" table:number-columns-repeated="2"/>
          <table:table-cell table:style-name="ce45"/>
          <table:table-cell table:style-name="ce28" table:number-columns-repeated="3"/>
          <table:table-cell table:style-name="ce28" office:value-type="string" calcext:value-type="string">
            <text:p>knows of Ambrose Marechal</text:p>
          </table:table-cell>
          <table:table-cell table:style-name="ce28"/>
          <table:table-cell table:style-name="ce51"/>
          <table:table-cell table:style-name="ce28" table:number-columns-repeated="5"/>
          <table:table-cell office:value-type="float" office:value="1" calcext:value-type="float">
            <text:p>1</text:p>
          </table:table-cell>
          <table:table-cell table:style-name="ce28" office:value-type="string" calcext:value-type="string">
            <text:p>Charles Sewall</text:p>
          </table:table-cell>
          <table:table-cell table:style-name="ce28" office:value-type="string" calcext:value-type="string">
            <text:p>J017</text:p>
          </table:table-cell>
          <table:table-cell table:style-name="ce28" table:number-columns-repeated="4"/>
          <table:table-cell office:value-type="string" calcext:value-type="string">
            <text:p>http://slaveryarchive.georgetown.edu/items/show/328</text:p>
          </table:table-cell>
          <table:table-cell table:style-name="ce28" table:number-columns-repeated="2"/>
          <table:table-cell table:number-columns-repeated="992"/>
        </table:table-row>
        <table:table-row table:style-name="ro2">
          <table:table-cell office:value-type="float" office:value="1896" calcext:value-type="float">
            <text:p>1896</text:p>
          </table:table-cell>
          <table:table-cell office:value-type="float" office:value="1099" calcext:value-type="float">
            <text:p>1099</text:p>
          </table:table-cell>
          <table:table-cell table:formula="of:=COM.MICROSOFT.CONCAT([.E4]; &quot;, &quot;; [.D4];&quot; &quot;; [.F4];&quot; &quot;;[.G4])" office:value-type="string" office:string-value="1803-04-09, Henny purchase " calcext:value-type="string">
            <text:p>1803-04-09, Henny purchase </text:p>
          </table:table-cell>
          <table:table-cell office:value-type="string" calcext:value-type="string">
            <text:p>Henny</text:p>
          </table:table-cell>
          <table:table-cell table:style-name="ce37" office:value-type="string" calcext:value-type="string">
            <text:p>1803-04-09</text:p>
          </table:table-cell>
          <table:table-cell table:style-name="ce30" office:value-type="string" calcext:value-type="string">
            <text:p>purchase</text:p>
          </table:table-cell>
          <table:table-cell table:style-name="ce30"/>
          <table:table-cell office:value-type="string" calcext:value-type="string">
            <text:p>Dorothy Digges, guardian of Robert Digges, selling to Charles Sewall, inherited from George Digges</text:p>
          </table:table-cell>
          <table:table-cell table:number-columns-repeated="2"/>
          <table:table-cell table:style-name="ce42"/>
          <table:table-cell table:style-name="ce51" office:value-type="string" calcext:value-type="string">
            <text:p>L</text:p>
          </table:table-cell>
          <table:table-cell office:value-type="string" calcext:value-type="string">
            <text:p>85L/2</text:p>
          </table:table-cell>
          <table:table-cell/>
          <table:table-cell office:value-type="string" calcext:value-type="string">
            <text:p>child of Jane</text:p>
          </table:table-cell>
          <table:table-cell office:value-type="float" office:value="1104" calcext:value-type="float">
            <text:p>1104</text:p>
          </table:table-cell>
          <table:table-cell office:value-type="string" calcext:value-type="string">
            <text:p>property of Robert Digges</text:p>
          </table:table-cell>
          <table:table-cell office:value-type="string" calcext:value-type="string">
            <text:p>NJ024</text:p>
          </table:table-cell>
          <table:table-cell/>
          <table:table-cell table:style-name="ce51" table:number-columns-repeated="2"/>
          <table:table-cell/>
          <table:table-cell office:value-type="float" office:value="5" calcext:value-type="float">
            <text:p>5</text:p>
          </table:table-cell>
          <table:table-cell office:value-type="string" calcext:value-type="string">
            <text:p>Charles Sewall</text:p>
          </table:table-cell>
          <table:table-cell office:value-type="string" calcext:value-type="string">
            <text:p>J017</text:p>
          </table:table-cell>
          <table:table-cell table:number-columns-repeated="4"/>
          <table:table-cell office:value-type="string" calcext:value-type="string">
            <text:p>http://slaveryarchive.georgetown.edu/items/show/241</text:p>
          </table:table-cell>
          <table:table-cell table:number-columns-repeated="994"/>
        </table:table-row>
        <table:table-row table:style-name="ro2">
          <table:table-cell office:value-type="float" office:value="1897" calcext:value-type="float">
            <text:p>1897</text:p>
          </table:table-cell>
          <table:table-cell office:value-type="float" office:value="1170" calcext:value-type="float">
            <text:p>1170</text:p>
          </table:table-cell>
          <table:table-cell table:formula="of:=COM.MICROSOFT.CONCAT([.E5]; &quot;, &quot;; [.D5];&quot; &quot;; [.F5];&quot; &quot;;[.G5])" office:value-type="string" office:string-value="1803-04-09, Jane purchase " calcext:value-type="string">
            <text:p>1803-04-09, Jane purchase </text:p>
          </table:table-cell>
          <table:table-cell office:value-type="string" calcext:value-type="string">
            <text:p>Jane</text:p>
          </table:table-cell>
          <table:table-cell table:style-name="ce37" office:value-type="string" calcext:value-type="string">
            <text:p>1803-04-09</text:p>
          </table:table-cell>
          <table:table-cell table:style-name="ce30" office:value-type="string" calcext:value-type="string">
            <text:p>purchase</text:p>
          </table:table-cell>
          <table:table-cell table:style-name="ce30"/>
          <table:table-cell office:value-type="string" calcext:value-type="string">
            <text:p>Dorothy Digges, guardian of Robert Digges, selling to Charles Sewall, inherited from George Digges</text:p>
          </table:table-cell>
          <table:table-cell table:number-columns-repeated="2"/>
          <table:table-cell table:style-name="ce42"/>
          <table:table-cell table:style-name="ce51" office:value-type="string" calcext:value-type="string">
            <text:p>L</text:p>
          </table:table-cell>
          <table:table-cell office:value-type="string" calcext:value-type="string">
            <text:p>85L/2</text:p>
          </table:table-cell>
          <table:table-cell/>
          <table:table-cell office:value-type="string" calcext:value-type="string">
            <text:p>parent of Henny</text:p>
          </table:table-cell>
          <table:table-cell office:value-type="float" office:value="1105" calcext:value-type="float">
            <text:p>1105</text:p>
          </table:table-cell>
          <table:table-cell office:value-type="string" calcext:value-type="string">
            <text:p>property of Robert Digges</text:p>
          </table:table-cell>
          <table:table-cell office:value-type="string" calcext:value-type="string">
            <text:p>NJ024</text:p>
          </table:table-cell>
          <table:table-cell/>
          <table:table-cell table:style-name="ce51" table:number-columns-repeated="2"/>
          <table:table-cell/>
          <table:table-cell office:value-type="float" office:value="5" calcext:value-type="float">
            <text:p>5</text:p>
          </table:table-cell>
          <table:table-cell office:value-type="string" calcext:value-type="string">
            <text:p>Charles Sewall</text:p>
          </table:table-cell>
          <table:table-cell office:value-type="string" calcext:value-type="string">
            <text:p>J017</text:p>
          </table:table-cell>
          <table:table-cell table:number-columns-repeated="4"/>
          <table:table-cell office:value-type="string" calcext:value-type="string">
            <text:p>http://slaveryarchive.georgetown.edu/items/show/241</text:p>
          </table:table-cell>
          <table:table-cell table:number-columns-repeated="994"/>
        </table:table-row>
        <table:table-row table:style-name="ro2">
          <table:table-cell office:value-type="float" office:value="1135" calcext:value-type="float">
            <text:p>1135</text:p>
          </table:table-cell>
          <table:table-cell office:value-type="float" office:value="7002" calcext:value-type="float">
            <text:p>7002</text:p>
          </table:table-cell>
          <table:table-cell table:formula="of:=COM.MICROSOFT.CONCAT([.E6]; &quot;, &quot;; [.D6];&quot; &quot;; [.F6];&quot; &quot;;[.G6])" office:value-type="string" office:string-value="1809-06-26, Sarah’s Children sale planning" calcext:value-type="string">
            <text:p>1809-06-26, Sarah’s Children sale planning</text:p>
          </table:table-cell>
          <table:table-cell office:value-type="string" calcext:value-type="string">
            <text:p>Sarah’s Children</text:p>
          </table:table-cell>
          <table:table-cell table:style-name="ce37" office:value-type="string" calcext:value-type="string">
            <text:p>1809-06-26</text:p>
          </table:table-cell>
          <table:table-cell office:value-type="string" calcext:value-type="string">
            <text:p>sale</text:p>
          </table:table-cell>
          <table:table-cell office:value-type="string" calcext:value-type="string">
            <text:p>planning</text:p>
          </table:table-cell>
          <table:table-cell office:value-type="string" calcext:value-type="string">
            <text:p>orphaned</text:p>
          </table:table-cell>
          <table:table-cell table:number-columns-repeated="6"/>
          <table:table-cell office:value-type="string" calcext:value-type="string">
            <text:p>child of Sarah</text:p>
          </table:table-cell>
          <table:table-cell office:value-type="float" office:value="7001" calcext:value-type="float">
            <text:p>7001</text:p>
          </table:table-cell>
          <table:table-cell table:style-name="ce51" table:number-columns-repeated="2"/>
          <table:table-cell table:number-columns-repeated="4"/>
          <table:table-cell office:value-type="float" office:value="1120" calcext:value-type="float">
            <text:p>1120</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http://slaveryarchive.georgetown.edu/items/show/194</text:p>
          </table:table-cell>
          <table:table-cell table:number-columns-repeated="994"/>
        </table:table-row>
        <table:table-row table:style-name="ro1">
          <table:table-cell office:value-type="float" office:value="1438" calcext:value-type="float">
            <text:p>1438</text:p>
          </table:table-cell>
          <table:table-cell office:value-type="float" office:value="5027" calcext:value-type="float">
            <text:p>5027</text:p>
          </table:table-cell>
          <table:table-cell table:formula="of:=COM.MICROSOFT.CONCAT([.E7]; &quot;, &quot;; [.D7];&quot; &quot;; [.F7];&quot; &quot;;[.G7])" office:value-type="string" office:string-value="1799-10-09, Kate sale planning" calcext:value-type="string">
            <text:p>1799-10-09, Kate sale planning</text:p>
          </table:table-cell>
          <table:table-cell office:value-type="string" calcext:value-type="string">
            <text:p>Kate</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9"/>
          <table:table-cell table:style-name="ce51" table:number-columns-repeated="2"/>
          <table:table-cell table:number-columns-repeated="4"/>
          <table:table-cell office:value-type="float" office:value="1" calcext:value-type="float">
            <text:p>1</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994"/>
        </table:table-row>
        <table:table-row table:style-name="ro2">
          <table:table-cell office:value-type="float" office:value="1971" calcext:value-type="float">
            <text:p>1971</text:p>
          </table:table-cell>
          <table:table-cell office:value-type="float" office:value="5028" calcext:value-type="float">
            <text:p>5028</text:p>
          </table:table-cell>
          <table:table-cell table:formula="of:=COM.MICROSOFT.CONCAT([.E8]; &quot;, &quot;; [.D8];&quot; &quot;; [.F8];&quot; &quot;;[.G8])" office:value-type="string" office:string-value="1799-10-09, Kate's child 1 sale planning" calcext:value-type="string">
            <text:p>1799-10-09, Kate's child 1 sale planning</text:p>
          </table:table-cell>
          <table:table-cell office:value-type="string" calcext:value-type="string">
            <text:p>Kate's child 1</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child of Kate</text:p>
          </table:table-cell>
          <table:table-cell office:value-type="float" office:value="5027" calcext:value-type="float">
            <text:p>5027</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994"/>
        </table:table-row>
        <table:table-row table:style-name="ro2">
          <table:table-cell office:value-type="float" office:value="1972" calcext:value-type="float">
            <text:p>1972</text:p>
          </table:table-cell>
          <table:table-cell office:value-type="float" office:value="5029" calcext:value-type="float">
            <text:p>5029</text:p>
          </table:table-cell>
          <table:table-cell table:formula="of:=COM.MICROSOFT.CONCAT([.E9]; &quot;, &quot;; [.D9];&quot; &quot;; [.F9];&quot; &quot;;[.G9])" office:value-type="string" office:string-value="1799-10-09, Kate's child 2 sale planning" calcext:value-type="string">
            <text:p>1799-10-09, Kate's child 2 sale planning</text:p>
          </table:table-cell>
          <table:table-cell office:value-type="string" calcext:value-type="string">
            <text:p>Kate's child 2</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child of Kate</text:p>
          </table:table-cell>
          <table:table-cell office:value-type="float" office:value="5027" calcext:value-type="float">
            <text:p>5027</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2"/>
          <table:table-cell table:style-name="ce30" table:number-columns-repeated="992"/>
        </table:table-row>
        <table:table-row table:style-name="ro2">
          <table:table-cell office:value-type="float" office:value="1626" calcext:value-type="float">
            <text:p>1626</text:p>
          </table:table-cell>
          <table:table-cell office:value-type="float" office:value="7000" calcext:value-type="float">
            <text:p>7000</text:p>
          </table:table-cell>
          <table:table-cell table:formula="of:=COM.MICROSOFT.CONCAT([.E10]; &quot;, &quot;; [.D10];&quot; &quot;; [.F10];&quot; &quot;;[.G10])" office:value-type="string" office:string-value="1801-05, Peter manumission planning (denied)" calcext:value-type="string">
            <text:p>1801-05, Peter manumission planning (denied)</text:p>
          </table:table-cell>
          <table:table-cell office:value-type="string" calcext:value-type="string">
            <text:p>Peter</text:p>
          </table:table-cell>
          <table:table-cell office:value-type="string" calcext:value-type="string">
            <text:p>1801-05</text:p>
          </table:table-cell>
          <table:table-cell table:style-name="ce30" office:value-type="string" calcext:value-type="string">
            <text:p>manumission</text:p>
          </table:table-cell>
          <table:table-cell table:style-name="ce30" office:value-type="string" calcext:value-type="string">
            <text:p>planning (denied)</text:p>
          </table:table-cell>
          <table:table-cell office:value-type="string" calcext:value-type="string">
            <text:p>Corp counsels that manumission would be a bad precedent and that he should buy his freedom</text:p>
          </table:table-cell>
          <table:table-cell table:number-columns-repeated="14"/>
          <table:table-cell office:value-type="float" office:value="1120" calcext:value-type="float">
            <text:p>1120</text:p>
          </table:table-cell>
          <table:table-cell office:value-type="string" calcext:value-type="string">
            <text:p>Francis Brosius</text:p>
          </table:table-cell>
          <table:table-cell office:value-type="string" calcext:value-type="string">
            <text:p>J014</text:p>
          </table:table-cell>
          <table:table-cell table:number-columns-repeated="4"/>
          <table:table-cell office:value-type="string" calcext:value-type="string">
            <text:p>http://slaveryarchive.georgetown.edu/items/show/180</text:p>
          </table:table-cell>
          <table:table-cell table:number-columns-repeated="994"/>
        </table:table-row>
        <table:table-row table:style-name="ro2">
          <table:table-cell table:style-name="ce32" office:value-type="float" office:value="1870" calcext:value-type="float">
            <office:annotation draw:style-name="gr2" draw:text-style-name="P2" svg:width="82.18pt" svg:height="51pt" svg:x="52.64pt" svg:y="271.73pt" draw:caption-point-x="-17.29pt" draw:caption-point-y="42.8pt">
              <dc:creator>SL</dc:creator>
              <dc:date>2018-10-16T00:00:00</dc:date>
              <text:p text:style-name="P1"><text:span text:style-name="T1">Might also be 7116 (inventoried in 1810)</text:span></text:p>
            </office:annotation>
            <text:p>1870</text:p>
          </table:table-cell>
          <table:table-cell table:style-name="ce32" office:value-type="float" office:value="7100" calcext:value-type="float">
            <text:p>7100</text:p>
          </table:table-cell>
          <table:table-cell table:formula="of:=COM.MICROSOFT.CONCAT([.E11]; &quot;, &quot;; [.D11];&quot; &quot;; [.F11];&quot; &quot;;[.G11])" office:value-type="string" office:string-value="1814-01-30, Isaac sale " calcext:value-type="string">
            <text:p>1814-01-30, Isaac sale </text:p>
          </table:table-cell>
          <table:table-cell table:style-name="ce28" office:value-type="string" calcext:value-type="string">
            <text:p>Isaac</text:p>
          </table:table-cell>
          <table:table-cell table:style-name="ce39" office:value-type="string" calcext:value-type="string">
            <text:p>1814-01-30</text:p>
          </table:table-cell>
          <table:table-cell table:style-name="ce28" office:value-type="string" calcext:value-type="string">
            <text:p>sale</text:p>
          </table:table-cell>
          <table:table-cell table:style-name="ce28"/>
          <table:table-cell table:style-name="ce28" office:value-type="string" calcext:value-type="string">
            <text:p>after running away from the college and being captured Isaac was sold to someone in Hartford Count</text:p>
          </table:table-cell>
          <table:table-cell table:style-name="ce28" table:number-columns-repeated="2"/>
          <table:table-cell table:style-name="ce45"/>
          <table:table-cell table:style-name="ce39"/>
          <table:table-cell table:style-name="ce28" table:number-columns-repeated="10"/>
          <table:table-cell table:style-name="ce28" office:value-type="float" office:value="7" calcext:value-type="float">
            <text:p>7</text:p>
          </table:table-cell>
          <table:table-cell table:style-name="ce28" office:value-type="string" calcext:value-type="string">
            <text:p>Francis Neale</text:p>
          </table:table-cell>
          <table:table-cell table:style-name="ce28" office:value-type="string" calcext:value-type="string">
            <text:p>J011</text:p>
          </table:table-cell>
          <table:table-cell table:style-name="ce28"/>
          <table:table-cell table:style-name="ce28" office:value-type="string" calcext:value-type="string">
            <text:p>John Mc Elroy</text:p>
          </table:table-cell>
          <table:table-cell table:style-name="ce28" table:number-columns-repeated="2"/>
          <table:table-cell office:value-type="string" calcext:value-type="string">
            <text:p>http://slaveryarchive.georgetown.edu/items/show/25</text:p>
          </table:table-cell>
          <table:table-cell table:style-name="ce28" table:number-columns-repeated="2"/>
          <table:table-cell table:number-columns-repeated="992"/>
        </table:table-row>
        <table:table-row table:style-name="ro1">
          <table:table-cell office:value-type="float" office:value="1970" calcext:value-type="float">
            <text:p>1970</text:p>
          </table:table-cell>
          <table:table-cell office:value-type="float" office:value="7202" calcext:value-type="float">
            <text:p>7202</text:p>
          </table:table-cell>
          <table:table-cell table:formula="of:=COM.MICROSOFT.CONCAT([.E12]; &quot;, &quot;; [.D12];&quot; &quot;; [.F12];&quot; &quot;;[.G12])" office:value-type="string" office:string-value="1806-05-20, Wat sale " calcext:value-type="string">
            <text:p>1806-05-20, Wat sale </text:p>
          </table:table-cell>
          <table:table-cell office:value-type="string" calcext:value-type="string">
            <text:p>Wat</text:p>
          </table:table-cell>
          <table:table-cell table:style-name="ce37" office:value-type="string" calcext:value-type="string">
            <text:p>1806-05-20</text:p>
          </table:table-cell>
          <table:table-cell office:value-type="string" calcext:value-type="string">
            <text:p>sale</text:p>
          </table:table-cell>
          <table:table-cell/>
          <table:table-cell office:value-type="string" calcext:value-type="string">
            <text:p>sold to Francis Neale at St. Inigoes</text:p>
          </table:table-cell>
          <table:table-cell table:number-columns-repeated="2"/>
          <table:table-cell office:value-type="float" office:value="500" calcext:value-type="float">
            <text:p>500</text:p>
          </table:table-cell>
          <table:table-cell table:style-name="ce39" office:value-type="string" calcext:value-type="string">
            <text:p>$</text:p>
          </table:table-cell>
          <table:table-cell table:number-columns-repeated="4"/>
          <table:table-cell table:style-name="ce51" table:number-columns-repeated="2"/>
          <table:table-cell/>
          <table:table-cell office:value-type="string" calcext:value-type="string">
            <text:p>sold to Francis Neale</text:p>
          </table:table-cell>
          <table:table-cell office:value-type="string" calcext:value-type="string">
            <text:p>J011</text:p>
          </table:table-cell>
          <table:table-cell/>
          <table:table-cell table:style-name="ce28" office:value-type="float" office:value="7" calcext:value-type="float">
            <text:p>7</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GUArchives-Expenses-1801-1808.json</text:p>
          </table:table-cell>
          <table:table-cell table:number-columns-repeated="994"/>
        </table:table-row>
        <table:table-row table:style-name="ro2">
          <table:table-cell table:style-name="ce28" office:value-type="float" office:value="3616" calcext:value-type="float">
            <text:p>3616</text:p>
          </table:table-cell>
          <table:table-cell table:style-name="ce28" office:value-type="float" office:value="7211" calcext:value-type="float">
            <text:p>7211</text:p>
          </table:table-cell>
          <table:table-cell table:formula="of:=COM.MICROSOFT.CONCAT([.E13]; &quot;, &quot;; [.D13];&quot; &quot;; [.F13];&quot; &quot;;[.G13])" office:value-type="string" office:string-value="11274306, Len purchase " calcext:value-type="string">
            <text:p>11274306, Len purchase </text:p>
          </table:table-cell>
          <table:table-cell table:style-name="ce28" office:value-type="string" calcext:value-type="string">
            <text:p>Len</text:p>
          </table:table-cell>
          <table:table-cell table:style-name="ce12" office:value-type="date" office:date-value="32767-12-31" calcext:value-type="date">
            <text:p>32767-12-31</text:p>
          </table:table-cell>
          <table:table-cell table:style-name="ce28" office:value-type="string" calcext:value-type="string">
            <text:p>purchase</text:p>
          </table:table-cell>
          <table:table-cell table:style-name="ce28"/>
          <table:table-cell table:style-name="ce15" office:value-type="string" calcext:value-type="string">
            <text:p>Francis Neale repays a loan he took to buy Len prior to October 1808 – could be partial payment</text:p>
          </table:table-cell>
          <table:table-cell table:style-name="ce28" table:number-columns-repeated="2"/>
          <table:table-cell table:style-name="ce45" office:value-type="float" office:value="50" calcext:value-type="float">
            <text:p>50</text:p>
          </table:table-cell>
          <table:table-cell table:style-name="ce39" office:value-type="string" calcext:value-type="string">
            <text:p>$</text:p>
          </table:table-cell>
          <table:table-cell table:style-name="ce28" table:number-columns-repeated="4"/>
          <table:table-cell table:style-name="ce28" office:value-type="string" calcext:value-type="string">
            <text:p>purchased by Francis Neale</text:p>
          </table:table-cell>
          <table:table-cell table:style-name="ce28" table:number-columns-repeated="5"/>
          <table:table-cell table:style-name="ce28" office:value-type="float" office:value="7" calcext:value-type="float">
            <text:p>7</text:p>
          </table:table-cell>
          <table:table-cell table:style-name="ce28" office:value-type="string" calcext:value-type="string">
            <text:p>Francis Neale</text:p>
          </table:table-cell>
          <table:table-cell table:style-name="ce28" office:value-type="string" calcext:value-type="string">
            <text:p>J011</text:p>
          </table:table-cell>
          <table:table-cell table:style-name="ce28" table:number-columns-repeated="4"/>
          <table:table-cell office:value-type="string" calcext:value-type="string">
            <text:p>http://slaveryarchive.georgetown.edu/items/show/213</text:p>
          </table:table-cell>
          <table:table-cell table:style-name="ce28" table:number-columns-repeated="2"/>
          <table:table-cell table:number-columns-repeated="992"/>
        </table:table-row>
        <table:table-row table:style-name="ro1">
          <table:table-cell office:value-type="float" office:value="1869" calcext:value-type="float">
            <text:p>1869</text:p>
          </table:table-cell>
          <table:table-cell office:value-type="float" office:value="7099" calcext:value-type="float">
            <text:p>7099</text:p>
          </table:table-cell>
          <table:table-cell table:formula="of:=COM.MICROSOFT.CONCAT([.E14]; &quot;, &quot;; [.D14];&quot; &quot;; [.F14];&quot; &quot;;[.G14])" office:value-type="string" office:string-value="1808-02, Woman purchase " calcext:value-type="string">
            <text:p>1808-02, Woman purchase </text:p>
          </table:table-cell>
          <table:table-cell office:value-type="string" calcext:value-type="string">
            <text:p>Woman</text:p>
          </table:table-cell>
          <table:table-cell office:value-type="string" calcext:value-type="string">
            <text:p>1808-02</text:p>
          </table:table-cell>
          <table:table-cell office:value-type="string" calcext:value-type="string">
            <text:p>purchase</text:p>
          </table:table-cell>
          <table:table-cell table:number-columns-repeated="4"/>
          <table:table-cell office:value-type="float" office:value="240" calcext:value-type="float">
            <text:p>240</text:p>
          </table:table-cell>
          <table:table-cell table:style-name="ce37" office:value-type="string" calcext:value-type="string">
            <text:p>$</text:p>
          </table:table-cell>
          <table:table-cell table:number-columns-repeated="10"/>
          <table:table-cell table:style-name="ce28" office:value-type="float" office:value="7" calcext:value-type="float">
            <text:p>7</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text:a xlink:href="http://slaveryarchive.georgetown.edu/items/show/104" xlink:type="simple">http://slaveryarchive.georgetown.edu/items/show/104</text:a></text:p>
          </table:table-cell>
          <table:table-cell table:number-columns-repeated="994"/>
        </table:table-row>
        <table:table-row table:style-name="ro1">
          <table:table-cell office:value-type="float" office:value="1856" calcext:value-type="float">
            <text:p>1856</text:p>
          </table:table-cell>
          <table:table-cell office:value-type="float" office:value="2001" calcext:value-type="float">
            <text:p>2001</text:p>
          </table:table-cell>
          <table:table-cell table:formula="of:=COM.MICROSOFT.CONCAT([.E15]; &quot;, &quot;; [.D15];&quot; &quot;; [.F15];&quot; &quot;;[.G15])" office:value-type="string" office:string-value="1817-12-01, Boy sale planning" calcext:value-type="string">
            <text:p>1817-12-01, Boy sale planning</text:p>
          </table:table-cell>
          <table:table-cell office:value-type="string" calcext:value-type="string">
            <text:p>Boy</text:p>
          </table:table-cell>
          <table:table-cell table:style-name="ce37" office:value-type="string" calcext:value-type="string">
            <text:p>1817-12-01</text:p>
          </table:table-cell>
          <table:table-cell office:value-type="string" calcext:value-type="string">
            <text:p>sale</text:p>
          </table:table-cell>
          <table:table-cell office:value-type="string" calcext:value-type="string">
            <text:p>planning</text:p>
          </table:table-cell>
          <table:table-cell office:value-type="string" calcext:value-type="string">
            <text:p>to John Leach</text:p>
          </table:table-cell>
          <table:table-cell table:number-columns-repeated="6"/>
          <table:table-cell office:value-type="string" calcext:value-type="string">
            <text:p>acquaintance of John Leach</text:p>
          </table:table-cell>
          <table:table-cell office:value-type="string" calcext:value-type="string">
            <text:p>NJ023</text:p>
          </table:table-cell>
          <table:table-cell table:style-name="ce51" table:number-columns-repeated="2"/>
          <table:table-cell table:number-columns-repeated="4"/>
          <table:table-cell table:style-name="ce28" office:value-type="float" office:value="3" calcext:value-type="float">
            <text:p>3</text:p>
          </table:table-cell>
          <table:table-cell office:value-type="string" calcext:value-type="string">
            <text:p>Francis Neale</text:p>
          </table:table-cell>
          <table:table-cell office:value-type="string" calcext:value-type="string">
            <text:p>J011</text:p>
          </table:table-cell>
          <table:table-cell/>
          <table:table-cell office:value-type="string" calcext:value-type="string">
            <text:p>Joseph Marshall</text:p>
          </table:table-cell>
          <table:table-cell office:value-type="string" calcext:value-type="string">
            <text:p>J045</text:p>
          </table:table-cell>
          <table:table-cell/>
          <table:table-cell office:value-type="string" calcext:value-type="string">
            <text:p>MPA-26-2-Neale-Marshall-1817-12-01.json</text:p>
          </table:table-cell>
          <table:table-cell table:number-columns-repeated="994"/>
        </table:table-row>
        <table:table-row table:style-name="ro3">
          <table:table-cell office:value-type="float" office:value="1853" calcext:value-type="float">
            <text:p>1853</text:p>
          </table:table-cell>
          <table:table-cell office:value-type="float" office:value="1154" calcext:value-type="float">
            <text:p>1154</text:p>
          </table:table-cell>
          <table:table-cell table:formula="of:=COM.MICROSOFT.CONCAT([.E16]; &quot;, &quot;; [.D16];&quot; &quot;; [.F16];&quot; &quot;;[.G16])" office:value-type="string" office:string-value="1829-01-12, Woman purchase planning" calcext:value-type="string">
            <text:p>1829-01-12, Woman purchase planning</text:p>
          </table:table-cell>
          <table:table-cell office:value-type="string" calcext:value-type="string">
            <text:p>Woman</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2"/>
          <table:table-cell table:style-name="ce42"/>
          <table:table-cell office:value-type="string" calcext:value-type="string">
            <text:p>$</text:p>
          </table:table-cell>
          <table:table-cell office:value-type="string" calcext:value-type="string">
            <text:p>$250/2</text:p>
          </table:table-cell>
          <table:table-cell/>
          <table:table-cell office:value-type="string" calcext:value-type="string">
            <text:p>parent of </text:p>
          </table:table-cell>
          <table:table-cell office:value-type="float" office:value="1155" calcext:value-type="float">
            <text:p>1155</text:p>
          </table:table-cell>
          <table:table-cell table:style-name="ce51" table:number-columns-repeated="2"/>
          <table:table-cell table:number-columns-repeated="4"/>
          <table:table-cell office:value-type="float" office:value="5" calcext:value-type="float">
            <text:p>5</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3-7-Neale-Dzierozyski-1829-01-12.json</text:p>
          </table:table-cell>
          <table:table-cell table:number-columns-repeated="994"/>
        </table:table-row>
        <table:table-row table:style-name="ro3">
          <table:table-cell office:value-type="float" office:value="1854" calcext:value-type="float">
            <text:p>1854</text:p>
          </table:table-cell>
          <table:table-cell office:value-type="float" office:value="1155" calcext:value-type="float">
            <text:p>1155</text:p>
          </table:table-cell>
          <table:table-cell table:formula="of:=COM.MICROSOFT.CONCAT([.E17]; &quot;, &quot;; [.D17];&quot; &quot;; [.F17];&quot; &quot;;[.G17])" office:value-type="string" office:string-value="1829-01-12, Child purchase planning" calcext:value-type="string">
            <text:p>1829-01-12, Child purchase planning</text:p>
          </table:table-cell>
          <table:table-cell office:value-type="string" calcext:value-type="string">
            <text:p>Child</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2"/>
          <table:table-cell table:style-name="ce42"/>
          <table:table-cell office:value-type="string" calcext:value-type="string">
            <text:p>$</text:p>
          </table:table-cell>
          <table:table-cell office:value-type="string" calcext:value-type="string">
            <text:p>$250/2</text:p>
          </table:table-cell>
          <table:table-cell/>
          <table:table-cell office:value-type="string" calcext:value-type="string">
            <text:p>child of </text:p>
          </table:table-cell>
          <table:table-cell office:value-type="float" office:value="1154" calcext:value-type="float">
            <text:p>1154</text:p>
          </table:table-cell>
          <table:table-cell table:style-name="ce51" table:number-columns-repeated="2"/>
          <table:table-cell table:number-columns-repeated="4"/>
          <table:table-cell office:value-type="float" office:value="5" calcext:value-type="float">
            <text:p>5</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3-7-Neale-Dzierozyski-1829-01-12.json</text:p>
          </table:table-cell>
          <table:table-cell table:number-columns-repeated="994"/>
        </table:table-row>
        <table:table-row table:style-name="ro4">
          <table:table-cell office:value-type="float" office:value="1855" calcext:value-type="float">
            <text:p>1855</text:p>
          </table:table-cell>
          <table:table-cell office:value-type="float" office:value="1152" calcext:value-type="float">
            <text:p>1152</text:p>
          </table:table-cell>
          <table:table-cell table:formula="of:=COM.MICROSOFT.CONCAT([.E18]; &quot;, &quot;; [.D18];&quot; &quot;; [.F18];&quot; &quot;;[.G18])" office:value-type="string" office:string-value="1826-01-11, Man sale planning" calcext:value-type="string">
            <text:p>1826-01-11, Man sale planning</text:p>
          </table:table-cell>
          <table:table-cell office:value-type="string" calcext:value-type="string">
            <text:p>Man</text:p>
          </table:table-cell>
          <table:table-cell table:style-name="ce37" office:value-type="string" calcext:value-type="string">
            <text:p>1826-01-11</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wife and three girls cost too much ($500) for Neale to buy from the owner who plans to sell them (reports having 10-12 girls already)</text:p>
          </table:table-cell>
          <table:table-cell table:number-columns-repeated="8"/>
          <table:table-cell table:style-name="ce51" table:number-columns-repeated="2"/>
          <table:table-cell table:number-columns-repeated="4"/>
          <table:table-cell office:value-type="float" office:value="5" calcext:value-type="float">
            <text:p>5</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1-9-Neale-Dzierozynski-1826-01-10.json</text:p>
          </table:table-cell>
          <table:table-cell table:number-columns-repeated="994"/>
        </table:table-row>
        <table:table-row table:style-name="ro2">
          <table:table-cell office:value-type="float" office:value="1129" calcext:value-type="float">
            <text:p>1129</text:p>
          </table:table-cell>
          <table:table-cell office:value-type="float" office:value="4088" calcext:value-type="float">
            <text:p>4088</text:p>
          </table:table-cell>
          <table:table-cell table:formula="of:=COM.MICROSOFT.CONCAT([.E19]; &quot;, &quot;; [.D19];&quot; &quot;; [.F19];&quot; &quot;;[.G19])" office:value-type="string" office:string-value="1813-09-14, Person sale planning" calcext:value-type="string">
            <text:p>1813-09-14, Person sale planning</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8"/>
          <table:table-cell table:style-name="ce51" table:number-columns-repeated="2"/>
          <table:table-cell table:number-columns-repeated="4"/>
          <table:table-cell office:value-type="float" office:value="6" calcext:value-type="float">
            <text:p>6</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http://slaveryarchive.georgetown.edu/items/show/359</text:p>
          </table:table-cell>
          <table:table-cell table:number-columns-repeated="994"/>
        </table:table-row>
        <table:table-row table:style-name="ro2">
          <table:table-cell office:value-type="float" office:value="1130" calcext:value-type="float">
            <text:p>1130</text:p>
          </table:table-cell>
          <table:table-cell office:value-type="float" office:value="4089" calcext:value-type="float">
            <text:p>4089</text:p>
          </table:table-cell>
          <table:table-cell table:formula="of:=COM.MICROSOFT.CONCAT([.E20]; &quot;, &quot;; [.D20];&quot; &quot;; [.F20];&quot; &quot;;[.G20])" office:value-type="string" office:string-value="1813-09-14, Person sale planning" calcext:value-type="string">
            <text:p>1813-09-14, Person sale planning</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8"/>
          <table:table-cell table:style-name="ce51" table:number-columns-repeated="2"/>
          <table:table-cell table:number-columns-repeated="4"/>
          <table:table-cell office:value-type="float" office:value="6" calcext:value-type="float">
            <text:p>6</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http://slaveryarchive.georgetown.edu/items/show/359</text:p>
          </table:table-cell>
          <table:table-cell table:number-columns-repeated="994"/>
        </table:table-row>
        <table:table-row table:style-name="ro1">
          <table:table-cell office:value-type="float" office:value="1890" calcext:value-type="float">
            <text:p>1890</text:p>
          </table:table-cell>
          <table:table-cell office:value-type="float" office:value="7003" calcext:value-type="float">
            <text:p>7003</text:p>
          </table:table-cell>
          <table:table-cell table:formula="of:=COM.MICROSOFT.CONCAT([.E21]; &quot;, &quot;; [.D21];&quot; &quot;; [.F21];&quot; &quot;;[.G21])" office:value-type="string" office:string-value="1809-06-26, Gervase sale " calcext:value-type="string">
            <text:p>1809-06-26, Gervase sale </text:p>
          </table:table-cell>
          <table:table-cell office:value-type="string" calcext:value-type="string">
            <text:p>Gervase</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from Corporation to Bitonzey</text:p>
          </table:table-cell>
          <table:table-cell table:number-columns-repeated="14"/>
          <table:table-cell office:value-type="float" office:value="6" calcext:value-type="float">
            <text:p>6</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C:\Users\sharonmleon\Dropbox\JPPDigital\MPA-24-1-ProceedingsoftheCorporationVol1-1809-06-26.json"</text:p>
          </table:table-cell>
          <table:table-cell table:number-columns-repeated="994"/>
        </table:table-row>
        <table:table-row table:style-name="ro1">
          <table:table-cell office:value-type="float" office:value="1944" calcext:value-type="float">
            <text:p>1944</text:p>
          </table:table-cell>
          <table:table-cell office:value-type="float" office:value="7042" calcext:value-type="float">
            <text:p>7042</text:p>
          </table:table-cell>
          <table:table-cell table:formula="of:=COM.MICROSOFT.CONCAT([.E22]; &quot;, &quot;; [.D22];&quot; &quot;; [.F22];&quot; &quot;;[.G22])"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2"/>
        </table:table-row>
        <table:table-row table:style-name="ro1">
          <table:table-cell office:value-type="float" office:value="1945" calcext:value-type="float">
            <text:p>1945</text:p>
          </table:table-cell>
          <table:table-cell office:value-type="float" office:value="7043" calcext:value-type="float">
            <text:p>7043</text:p>
          </table:table-cell>
          <table:table-cell table:formula="of:=COM.MICROSOFT.CONCAT([.E23]; &quot;, &quot;; [.D23];&quot; &quot;; [.F23];&quot; &quot;;[.G23])"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2"/>
        </table:table-row>
        <table:table-row table:style-name="ro1">
          <table:table-cell office:value-type="float" office:value="1946" calcext:value-type="float">
            <text:p>1946</text:p>
          </table:table-cell>
          <table:table-cell office:value-type="float" office:value="7044" calcext:value-type="float">
            <text:p>7044</text:p>
          </table:table-cell>
          <table:table-cell table:formula="of:=COM.MICROSOFT.CONCAT([.E24]; &quot;, &quot;; [.D24];&quot; &quot;; [.F24];&quot; &quot;;[.G24])"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2"/>
        </table:table-row>
        <table:table-row table:style-name="ro1">
          <table:table-cell office:value-type="float" office:value="1947" calcext:value-type="float">
            <text:p>1947</text:p>
          </table:table-cell>
          <table:table-cell office:value-type="float" office:value="7045" calcext:value-type="float">
            <text:p>7045</text:p>
          </table:table-cell>
          <table:table-cell table:formula="of:=COM.MICROSOFT.CONCAT([.E25]; &quot;, &quot;; [.D25];&quot; &quot;; [.F25];&quot; &quot;;[.G25])"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48" calcext:value-type="float">
            <text:p>1948</text:p>
          </table:table-cell>
          <table:table-cell office:value-type="float" office:value="7046" calcext:value-type="float">
            <text:p>7046</text:p>
          </table:table-cell>
          <table:table-cell table:formula="of:=COM.MICROSOFT.CONCAT([.E26]; &quot;, &quot;; [.D26];&quot; &quot;; [.F26];&quot; &quot;;[.G26])"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49" calcext:value-type="float">
            <text:p>1949</text:p>
          </table:table-cell>
          <table:table-cell office:value-type="float" office:value="7047" calcext:value-type="float">
            <text:p>7047</text:p>
          </table:table-cell>
          <table:table-cell table:formula="of:=COM.MICROSOFT.CONCAT([.E27]; &quot;, &quot;; [.D27];&quot; &quot;; [.F27];&quot; &quot;;[.G27])"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0" calcext:value-type="float">
            <text:p>1950</text:p>
          </table:table-cell>
          <table:table-cell office:value-type="float" office:value="7048" calcext:value-type="float">
            <text:p>7048</text:p>
          </table:table-cell>
          <table:table-cell table:formula="of:=COM.MICROSOFT.CONCAT([.E28]; &quot;, &quot;; [.D28];&quot; &quot;; [.F28];&quot; &quot;;[.G28])"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1" calcext:value-type="float">
            <text:p>1951</text:p>
          </table:table-cell>
          <table:table-cell office:value-type="float" office:value="7049" calcext:value-type="float">
            <text:p>7049</text:p>
          </table:table-cell>
          <table:table-cell table:formula="of:=COM.MICROSOFT.CONCAT([.E29]; &quot;, &quot;; [.D29];&quot; &quot;; [.F29];&quot; &quot;;[.G29])"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2" calcext:value-type="float">
            <text:p>1952</text:p>
          </table:table-cell>
          <table:table-cell office:value-type="float" office:value="7050" calcext:value-type="float">
            <text:p>7050</text:p>
          </table:table-cell>
          <table:table-cell table:formula="of:=COM.MICROSOFT.CONCAT([.E30]; &quot;, &quot;; [.D30];&quot; &quot;; [.F30];&quot; &quot;;[.G30])"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3" calcext:value-type="float">
            <text:p>1953</text:p>
          </table:table-cell>
          <table:table-cell office:value-type="float" office:value="7051" calcext:value-type="float">
            <text:p>7051</text:p>
          </table:table-cell>
          <table:table-cell table:formula="of:=COM.MICROSOFT.CONCAT([.E31]; &quot;, &quot;; [.D31];&quot; &quot;; [.F31];&quot; &quot;;[.G31])"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4" calcext:value-type="float">
            <text:p>1954</text:p>
          </table:table-cell>
          <table:table-cell office:value-type="float" office:value="7052" calcext:value-type="float">
            <text:p>7052</text:p>
          </table:table-cell>
          <table:table-cell table:formula="of:=COM.MICROSOFT.CONCAT([.E32]; &quot;, &quot;; [.D32];&quot; &quot;; [.F32];&quot; &quot;;[.G32])"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5" calcext:value-type="float">
            <text:p>1955</text:p>
          </table:table-cell>
          <table:table-cell office:value-type="float" office:value="7053" calcext:value-type="float">
            <text:p>7053</text:p>
          </table:table-cell>
          <table:table-cell table:formula="of:=COM.MICROSOFT.CONCAT([.E33]; &quot;, &quot;; [.D33];&quot; &quot;; [.F33];&quot; &quot;;[.G33])"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6" calcext:value-type="float">
            <text:p>1956</text:p>
          </table:table-cell>
          <table:table-cell office:value-type="float" office:value="7061" calcext:value-type="float">
            <text:p>7061</text:p>
          </table:table-cell>
          <table:table-cell table:formula="of:=COM.MICROSOFT.CONCAT([.E34]; &quot;, &quot;; [.D34];&quot; &quot;; [.F34];&quot; &quot;;[.G34])" office:value-type="string" office:string-value="1813-08-10, Mary sale " calcext:value-type="string">
            <text:p>1813-08-10, Mary sale </text:p>
          </table:table-cell>
          <table:table-cell office:value-type="string" calcext:value-type="string">
            <text:p>Mary</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994"/>
        </table:table-row>
        <table:table-row table:style-name="ro1">
          <table:table-cell office:value-type="float" office:value="1957" calcext:value-type="float">
            <text:p>1957</text:p>
          </table:table-cell>
          <table:table-cell office:value-type="float" office:value="7062" calcext:value-type="float">
            <text:p>7062</text:p>
          </table:table-cell>
          <table:table-cell table:formula="of:=COM.MICROSOFT.CONCAT([.E35]; &quot;, &quot;; [.D35];&quot; &quot;; [.F35];&quot; &quot;;[.G35])" office:value-type="string" office:string-value="1813-08-10, Hillary sale " calcext:value-type="string">
            <text:p>1813-08-10, Hillary sale </text:p>
          </table:table-cell>
          <table:table-cell office:value-type="string" calcext:value-type="string">
            <text:p>Hillary</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994"/>
        </table:table-row>
        <table:table-row table:style-name="ro1">
          <table:table-cell office:value-type="float" office:value="1958" calcext:value-type="float">
            <text:p>1958</text:p>
          </table:table-cell>
          <table:table-cell office:value-type="float" office:value="7063" calcext:value-type="float">
            <text:p>7063</text:p>
          </table:table-cell>
          <table:table-cell table:formula="of:=COM.MICROSOFT.CONCAT([.E36]; &quot;, &quot;; [.D36];&quot; &quot;; [.F36];&quot; &quot;;[.G36])" office:value-type="string" office:string-value="1813-08-10, Basila sale " calcext:value-type="string">
            <text:p>1813-08-10, Basila sale </text:p>
          </table:table-cell>
          <table:table-cell office:value-type="string" calcext:value-type="string">
            <text:p>Basila</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994"/>
        </table:table-row>
        <table:table-row table:style-name="ro1">
          <table:table-cell table:style-name="ce28" office:value-type="float" office:value="1959" calcext:value-type="float">
            <text:p>1959</text:p>
          </table:table-cell>
          <table:table-cell table:style-name="ce28" office:value-type="float" office:value="7064" calcext:value-type="float">
            <text:p>7064</text:p>
          </table:table-cell>
          <table:table-cell table:formula="of:=COM.MICROSOFT.CONCAT([.E37]; &quot;, &quot;; [.D37];&quot; &quot;; [.F37];&quot; &quot;;[.G37])" office:value-type="string" office:string-value="1813-08-10, Matilda sale " calcext:value-type="string">
            <text:p>1813-08-10, Matilda sale </text:p>
          </table:table-cell>
          <table:table-cell table:style-name="ce28" office:value-type="string" calcext:value-type="string">
            <text:p>Matilda</text:p>
          </table:table-cell>
          <table:table-cell table:style-name="ce39" office:value-type="string" calcext:value-type="string">
            <text:p>1813-08-10</text:p>
          </table:table-cell>
          <table:table-cell table:style-name="ce28" office:value-type="string" calcext:value-type="string">
            <text:p>sale</text:p>
          </table:table-cell>
          <table:table-cell table:style-name="ce28" table:number-columns-repeated="4"/>
          <table:table-cell table:style-name="ce45"/>
          <table:table-cell table:style-name="ce28" table:number-columns-repeated="5"/>
          <table:table-cell table:style-name="ce28" office:value-type="string" calcext:value-type="string">
            <text:p>property of Monica Fenwick</text:p>
          </table:table-cell>
          <table:table-cell table:style-name="ce28" office:value-type="string" calcext:value-type="string">
            <text:p>NJ018</text:p>
          </table:table-cell>
          <table:table-cell table:style-name="ce28"/>
          <table:table-cell table:style-name="ce28" office:value-type="string" calcext:value-type="string">
            <text:p>sold to Francis Fenwick</text:p>
          </table:table-cell>
          <table:table-cell table:style-name="ce28" office:value-type="string" calcext:value-type="string">
            <text:p>NJ034</text:p>
          </table:table-cell>
          <table:table-cell table:style-name="ce28"/>
          <table:table-cell office:value-type="float" office:value="1120" calcext:value-type="float">
            <text:p>1120</text:p>
          </table:table-cell>
          <table:table-cell table:style-name="ce28" office:value-type="string" calcext:value-type="string">
            <text:p>George Fenwick</text:p>
          </table:table-cell>
          <table:table-cell table:style-name="ce28" office:value-type="string" calcext:value-type="string">
            <text:p>J049</text:p>
          </table:table-cell>
          <table:table-cell table:style-name="ce28" table:number-columns-repeated="4"/>
          <table:table-cell office:value-type="string" calcext:value-type="string">
            <text:p>MPA-39-2-Margaret-Francis-Fenwick-sale-1813-08-10</text:p>
          </table:table-cell>
          <table:table-cell table:style-name="ce28" table:number-columns-repeated="2"/>
          <table:table-cell table:number-columns-repeated="992"/>
        </table:table-row>
        <table:table-row table:style-name="ro1">
          <table:table-cell office:value-type="float" office:value="1960" calcext:value-type="float">
            <text:p>1960</text:p>
          </table:table-cell>
          <table:table-cell office:value-type="float" office:value="7065" calcext:value-type="float">
            <text:p>7065</text:p>
          </table:table-cell>
          <table:table-cell table:formula="of:=COM.MICROSOFT.CONCAT([.E38]; &quot;, &quot;; [.D38];&quot; &quot;; [.F38];&quot; &quot;;[.G38])" office:value-type="string" office:string-value="1813-08-10, Ann sale " calcext:value-type="string">
            <text:p>1813-08-10, Ann sale </text:p>
          </table:table-cell>
          <table:table-cell office:value-type="string" calcext:value-type="string">
            <text:p>Ann</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994"/>
        </table:table-row>
        <table:table-row table:style-name="ro1">
          <table:table-cell table:style-name="ce27" office:value-type="float" office:value="1961" calcext:value-type="float">
            <text:p>1961</text:p>
          </table:table-cell>
          <table:table-cell table:style-name="ce27" office:value-type="float" office:value="7066" calcext:value-type="float">
            <text:p>7066</text:p>
          </table:table-cell>
          <table:table-cell table:formula="of:=COM.MICROSOFT.CONCAT([.E39]; &quot;, &quot;; [.D39];&quot; &quot;; [.F39];&quot; &quot;;[.G39])" office:value-type="string" office:string-value="1830-10-15, Harriet sale " calcext:value-type="string">
            <text:p>1830-10-15, Harriet sale </text:p>
          </table:table-cell>
          <table:table-cell table:style-name="ce27" office:value-type="string" calcext:value-type="string">
            <text:p>Harriet</text:p>
          </table:table-cell>
          <table:table-cell table:style-name="ce41" office:value-type="string" calcext:value-type="string">
            <text:p>1830-10-15</text:p>
          </table:table-cell>
          <table:table-cell table:style-name="ce27" office:value-type="string" calcext:value-type="string">
            <text:p>sale</text:p>
          </table:table-cell>
          <table:table-cell table:style-name="ce27"/>
          <table:table-cell table:style-name="ce27" office:value-type="string" calcext:value-type="string">
            <text:p>in repayment of Eleanor Fenwick’s debt</text:p>
          </table:table-cell>
          <table:table-cell table:style-name="ce27" office:value-type="float" office:value="27" calcext:value-type="float">
            <text:p>27</text:p>
          </table:table-cell>
          <table:table-cell table:style-name="ce27"/>
          <table:table-cell table:style-name="ce46" office:value-type="string" calcext:value-type="string">
            <text:p>210</text:p>
          </table:table-cell>
          <table:table-cell table:style-name="ce41" office:value-type="string" calcext:value-type="string">
            <text:p>$</text:p>
          </table:table-cell>
          <table:table-cell table:style-name="ce27" table:number-columns-repeated="4"/>
          <table:table-cell table:style-name="ce51" table:number-columns-repeated="2"/>
          <table:table-cell table:style-name="ce27"/>
          <table:table-cell table:style-name="ce27" office:value-type="string" calcext:value-type="string">
            <text:p>sold to John G. Johnson</text:p>
          </table:table-cell>
          <table:table-cell table:style-name="ce27" office:value-type="string" calcext:value-type="string">
            <text:p>NJ035</text:p>
          </table:table-cell>
          <table:table-cell table:style-name="ce27"/>
          <table:table-cell table:style-name="ce28" office:value-type="float" office:value="7" calcext:value-type="float">
            <text:p>7</text:p>
          </table:table-cell>
          <table:table-cell table:style-name="ce27" office:value-type="string" calcext:value-type="string">
            <text:p>George Fenwick</text:p>
          </table:table-cell>
          <table:table-cell table:style-name="ce27" office:value-type="string" calcext:value-type="string">
            <text:p>J049</text:p>
          </table:table-cell>
          <table:table-cell table:style-name="ce27" table:number-columns-repeated="4"/>
          <table:table-cell table:style-name="ce27" office:value-type="string" calcext:value-type="string">
            <text:p>https://slaveryarchive.georgetown.edu/items/show/220</text:p>
          </table:table-cell>
          <table:table-cell table:style-name="ce27" table:number-columns-repeated="2"/>
          <table:table-cell table:number-columns-repeated="992"/>
        </table:table-row>
        <table:table-row table:style-name="ro1">
          <table:table-cell office:value-type="float" office:value="1325" calcext:value-type="float">
            <text:p>1325</text:p>
          </table:table-cell>
          <table:table-cell office:value-type="float" office:value="6132" calcext:value-type="float">
            <text:p>6132</text:p>
          </table:table-cell>
          <table:table-cell table:formula="of:=COM.MICROSOFT.CONCAT([.E40]; &quot;, &quot;; [.D40];&quot; &quot;; [.F40];&quot; &quot;;[.G40])" office:value-type="string" office:string-value="1815-04, Raphael sale " calcext:value-type="string">
            <text:p>1815-04, Raphael sale </text:p>
          </table:table-cell>
          <table:table-cell office:value-type="string" calcext:value-type="string">
            <text:p>Raphael</text:p>
          </table:table-cell>
          <table:table-cell office:value-type="string" calcext:value-type="string">
            <text:p>1815-04</text:p>
          </table:table-cell>
          <table:table-cell office:value-type="string" calcext:value-type="string">
            <text:p>sale</text:p>
          </table:table-cell>
          <table:table-cell/>
          <table:table-cell office:value-type="string" calcext:value-type="string">
            <text:p>Might be Rapl</text:p>
          </table:table-cell>
          <table:table-cell table:number-columns-repeated="2"/>
          <table:table-cell office:value-type="string" calcext:value-type="string">
            <text:p>420</text:p>
          </table:table-cell>
          <table:table-cell table:style-name="ce37" office:value-type="string" calcext:value-type="string">
            <text:p>$</text:p>
          </table:table-cell>
          <table:table-cell table:number-columns-repeated="10"/>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28" table:number-columns-repeated="992"/>
        </table:table-row>
        <table:table-row table:style-name="ro1">
          <table:table-cell office:value-type="float" office:value="1865" calcext:value-type="float">
            <text:p>1865</text:p>
          </table:table-cell>
          <table:table-cell office:value-type="float" office:value="6113" calcext:value-type="float">
            <text:p>6113</text:p>
          </table:table-cell>
          <table:table-cell table:formula="of:=COM.MICROSOFT.CONCAT([.E41]; &quot;, &quot;; [.D41];&quot; &quot;; [.F41];&quot; &quot;;[.G41])" office:value-type="string" office:string-value="1812-04-02, Woman purchase " calcext:value-type="string">
            <text:p>1812-04-02, Woman purchase </text:p>
          </table:table-cell>
          <table:table-cell office:value-type="string" calcext:value-type="string">
            <text:p>Woman</text:p>
          </table:table-cell>
          <table:table-cell table:style-name="ce37" office:value-type="string" calcext:value-type="string">
            <text:p>1812-04-02</text:p>
          </table:table-cell>
          <table:table-cell office:value-type="string" calcext:value-type="string">
            <text:p>purchase</text:p>
          </table:table-cell>
          <table:table-cell/>
          <table:table-cell office:value-type="string" calcext:value-type="string">
            <text:p>purchased from Charles Bowling</text:p>
          </table:table-cell>
          <table:table-cell table:number-columns-repeated="2"/>
          <table:table-cell office:value-type="float" office:value="190" calcext:value-type="float">
            <text:p>190</text:p>
          </table:table-cell>
          <table:table-cell table:style-name="ce37" office:value-type="string" calcext:value-type="string">
            <text:p>$</text:p>
          </table:table-cell>
          <table:table-cell table:number-columns-repeated="4"/>
          <table:table-cell office:value-type="string" calcext:value-type="string">
            <text:p>sold by Charles Bowling</text:p>
          </table:table-cell>
          <table:table-cell office:value-type="string" calcext:value-type="string">
            <text:p>NJ056</text:p>
          </table:table-cell>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office:value-type="string" calcext:value-type="string">
            <text:p>MPA-45-3-NewtownDayBook-1807-1816.json</text:p>
          </table:table-cell>
          <table:table-cell table:number-columns-repeated="993"/>
        </table:table-row>
        <table:table-row table:style-name="ro1">
          <table:table-cell office:value-type="float" office:value="1935" calcext:value-type="float">
            <text:p>1935</text:p>
          </table:table-cell>
          <table:table-cell office:value-type="float" office:value="6114" calcext:value-type="float">
            <text:p>6114</text:p>
          </table:table-cell>
          <table:table-cell table:formula="of:=COM.MICROSOFT.CONCAT([.E42]; &quot;, &quot;; [.D42];&quot; &quot;; [.F42];&quot; &quot;;[.G42])" office:value-type="string" office:string-value="1814-03-10, Mary sale " calcext:value-type="string">
            <text:p>1814-03-10, Mary sale </text:p>
          </table:table-cell>
          <table:table-cell office:value-type="string" calcext:value-type="string">
            <text:p>Mary</text:p>
          </table:table-cell>
          <table:table-cell table:style-name="ce37"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2"/>
          <table:table-cell office:value-type="float" office:value="280" calcext:value-type="float">
            <text:p>280</text:p>
          </table:table-cell>
          <table:table-cell table:style-name="ce37" office:value-type="string" calcext:value-type="string">
            <text:p>$</text:p>
          </table:table-cell>
          <table:table-cell table:number-columns-repeated="2"/>
          <table:table-cell office:value-type="string" calcext:value-type="string">
            <text:p>parent of child</text:p>
          </table:table-cell>
          <table:table-cell office:value-type="float" office:value="6115" calcext:value-type="float">
            <text:p>6115</text:p>
          </table:table-cell>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994"/>
        </table:table-row>
        <table:table-row table:style-name="ro1">
          <table:table-cell office:value-type="float" office:value="1936" calcext:value-type="float">
            <text:p>1936</text:p>
          </table:table-cell>
          <table:table-cell office:value-type="float" office:value="6115" calcext:value-type="float">
            <text:p>6115</text:p>
          </table:table-cell>
          <table:table-cell table:formula="of:=COM.MICROSOFT.CONCAT([.E43]; &quot;, &quot;; [.D43];&quot; &quot;; [.F43];&quot; &quot;;[.G43])" office:value-type="string" office:string-value="1814-03-10, Child sale " calcext:value-type="string">
            <text:p>1814-03-10, Child sale </text:p>
          </table:table-cell>
          <table:table-cell office:value-type="string" calcext:value-type="string">
            <text:p>Child</text:p>
          </table:table-cell>
          <table:table-cell table:style-name="ce37"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6"/>
          <table:table-cell office:value-type="string" calcext:value-type="string">
            <text:p>child of Mary</text:p>
          </table:table-cell>
          <table:table-cell office:value-type="float" office:value="6114" calcext:value-type="float">
            <text:p>6114</text:p>
          </table:table-cell>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994"/>
        </table:table-row>
        <table:table-row table:style-name="ro1">
          <table:table-cell office:value-type="float" office:value="1938" calcext:value-type="float">
            <text:p>1938</text:p>
          </table:table-cell>
          <table:table-cell office:value-type="float" office:value="6118" calcext:value-type="float">
            <text:p>6118</text:p>
          </table:table-cell>
          <table:table-cell table:formula="of:=COM.MICROSOFT.CONCAT([.E44]; &quot;, &quot;; [.D44];&quot; &quot;; [.F44];&quot; &quot;;[.G44])" office:value-type="string" office:string-value="1811-02-11, Jim sale " calcext:value-type="string">
            <text:p>1811-02-11, Jim sale </text:p>
          </table:table-cell>
          <table:table-cell office:value-type="string" calcext:value-type="string">
            <text:p>Jim</text:p>
          </table:table-cell>
          <table:table-cell table:style-name="ce37" office:value-type="string" calcext:value-type="string">
            <text:p>1811-02-11</text:p>
          </table:table-cell>
          <table:table-cell office:value-type="string" calcext:value-type="string">
            <text:p>sale</text:p>
          </table:table-cell>
          <table:table-cell/>
          <table:table-cell office:value-type="string" calcext:value-type="string">
            <text:p>To 1 negro by(?) Jim for 330$</text:p>
          </table:table-cell>
          <table:table-cell table:number-columns-repeated="2"/>
          <table:table-cell office:value-type="float" office:value="330" calcext:value-type="float">
            <text:p>330</text:p>
          </table:table-cell>
          <table:table-cell table:style-name="ce37" office:value-type="string" calcext:value-type="string">
            <text:p>$</text:p>
          </table:table-cell>
          <table:table-cell table:number-columns-repeated="4"/>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3-NewtownDayBook-1807-1816.json</text:p>
          </table:table-cell>
          <table:table-cell table:number-columns-repeated="994"/>
        </table:table-row>
        <table:table-row table:style-name="ro1">
          <table:table-cell table:number-columns-repeated="2"/>
          <table:table-cell table:formula="of:=COM.MICROSOFT.CONCAT([.E45]; &quot;, &quot;; [.D45];&quot; &quot;; [.F45];&quot; &quot;;[.G45])" office:value-type="string" office:string-value="1807-12-30, Unknown sale " calcext:value-type="string">
            <text:p>1807-12-30, Unknown sale </text:p>
          </table:table-cell>
          <table:table-cell office:value-type="string" calcext:value-type="string">
            <text:p>Unknown</text:p>
          </table:table-cell>
          <table:table-cell table:style-name="ce37" office:value-type="string" calcext:value-type="string">
            <text:p>1807-12-30</text:p>
          </table:table-cell>
          <table:table-cell office:value-type="string" calcext:value-type="string">
            <text:p>sale</text:p>
          </table:table-cell>
          <table:table-cell/>
          <table:table-cell office:value-type="string" calcext:value-type="string">
            <text:p>To money received for sale of negros amounting to 1350.00</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1,350.00</text:p>
          </table:table-cell>
          <table:table-cell table:style-name="ce35"/>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3-NewtownDayBook-1807-1816.json</text:p>
          </table:table-cell>
          <table:table-cell table:number-columns-repeated="994"/>
        </table:table-row>
        <table:table-row table:style-name="ro1">
          <table:table-cell table:number-columns-repeated="2"/>
          <table:table-cell table:formula="of:=COM.MICROSOFT.CONCAT([.E46]; &quot;, &quot;; [.D46];&quot; &quot;; [.F46];&quot; &quot;;[.G46])" office:value-type="string" office:string-value="1814-05-20, Unknown sale " calcext:value-type="string">
            <text:p>1814-05-20, Unknown sale </text:p>
          </table:table-cell>
          <table:table-cell office:value-type="string" calcext:value-type="string">
            <text:p>Unknown</text:p>
          </table:table-cell>
          <table:table-cell table:style-name="ce37" office:value-type="string" calcext:value-type="string">
            <text:p>1814-05-20</text:p>
          </table:table-cell>
          <table:table-cell office:value-type="string" calcext:value-type="string">
            <text:p>sale</text:p>
          </table:table-cell>
          <table:table-cell/>
          <table:table-cell office:value-type="string" calcext:value-type="string">
            <text:p>cash in part of sale of negros</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800.00</text:p>
          </table:table-cell>
          <table:table-cell table:style-name="ce35"/>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994"/>
        </table:table-row>
        <table:table-row table:style-name="ro2">
          <table:table-cell office:value-type="float" office:value="1437" calcext:value-type="float">
            <text:p>1437</text:p>
          </table:table-cell>
          <table:table-cell office:value-type="float" office:value="7029" calcext:value-type="float">
            <text:p>7029</text:p>
          </table:table-cell>
          <table:table-cell table:formula="of:=COM.MICROSOFT.CONCAT([.E47]; &quot;, &quot;; [.D47];&quot; &quot;; [.F47];&quot; &quot;;[.G47])" office:value-type="string" office:string-value="1780, Margaret manumission disputed" calcext:value-type="string">
            <text:p>1780, Margaret manumission disputed</text:p>
          </table:table-cell>
          <table:table-cell office:value-type="string" calcext:value-type="string">
            <text:p>Margaret</text:p>
          </table:table-cell>
          <table:table-cell office:value-type="float" office:value="1780" calcext:value-type="float">
            <text:p>1780</text:p>
          </table:table-cell>
          <table:table-cell office:value-type="string" calcext:value-type="string">
            <text:p>manumission</text:p>
          </table:table-cell>
          <table:table-cell office:value-type="string" calcext:value-type="string">
            <text:p>disputed</text:p>
          </table:table-cell>
          <table:table-cell office:value-type="string" calcext:value-type="string">
            <text:p>manumitted October 30, 1775</text:p>
          </table:table-cell>
          <table:table-cell table:number-columns-repeated="8"/>
          <table:table-cell office:value-type="string" calcext:value-type="string">
            <text:p>property of Mr. Campbell</text:p>
          </table:table-cell>
          <table:table-cell office:value-type="string" calcext:value-type="string">
            <text:p>NJ030</text:p>
          </table:table-cell>
          <table:table-cell table:number-columns-repeated="4"/>
          <table:table-cell office:value-type="float" office:value="1120" calcext:value-type="float">
            <text:p>1120</text:p>
          </table:table-cell>
          <table:table-cell office:value-type="string" calcext:value-type="string">
            <text:p>John Ashton</text:p>
          </table:table-cell>
          <table:table-cell office:value-type="string" calcext:value-type="string">
            <text:p>J008</text:p>
          </table:table-cell>
          <table:table-cell table:number-columns-repeated="4"/>
          <table:table-cell office:value-type="string" calcext:value-type="string">
            <text:p>MPA-35-6-AshtonCampbellEstateLegalDispute-1780.json</text:p>
          </table:table-cell>
          <table:table-cell table:number-columns-repeated="2"/>
          <table:table-cell table:style-name="ce30" table:number-columns-repeated="992"/>
        </table:table-row>
        <table:table-row table:style-name="ro2">
          <table:table-cell office:value-type="float" office:value="1445" calcext:value-type="float">
            <text:p>1445</text:p>
          </table:table-cell>
          <table:table-cell office:value-type="float" office:value="5064" calcext:value-type="float">
            <text:p>5064</text:p>
          </table:table-cell>
          <table:table-cell table:formula="of:=COM.MICROSOFT.CONCAT([.E48]; &quot;, &quot;; [.D48];&quot; &quot;; [.F48];&quot; &quot;;[.G48])" office:value-type="string" office:string-value="1815, Fanny manumission planning" calcext:value-type="string">
            <text:p>1815, Fanny manumission planning</text:p>
          </table:table-cell>
          <table:table-cell office:value-type="string" calcext:value-type="string">
            <text:p>Fann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8" calcext:value-type="float">
            <text:p>48</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29" calcext:value-type="float">
            <text:p>1629</text:p>
          </table:table-cell>
          <table:table-cell office:value-type="float" office:value="5002" calcext:value-type="float">
            <text:p>5002</text:p>
          </table:table-cell>
          <table:table-cell table:formula="of:=COM.MICROSOFT.CONCAT([.E49]; &quot;, &quot;; [.D49];&quot; &quot;; [.F49];&quot; &quot;;[.G49])" office:value-type="string" office:string-value="1815, Regis manumission planning" calcext:value-type="string">
            <text:p>1815, Regis manumission planning</text:p>
          </table:table-cell>
          <table:table-cell office:value-type="string" calcext:value-type="string">
            <text:p>Reg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9" calcext:value-type="float">
            <text:p>19</text:p>
          </table:table-cell>
          <table:table-cell/>
          <table:table-cell office:value-type="float" office:value="350" calcext:value-type="float">
            <text:p>350</text:p>
          </table:table-cell>
          <table:table-cell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30" calcext:value-type="float">
            <text:p>1630</text:p>
          </table:table-cell>
          <table:table-cell office:value-type="float" office:value="5003" calcext:value-type="float">
            <text:p>5003</text:p>
          </table:table-cell>
          <table:table-cell table:formula="of:=COM.MICROSOFT.CONCAT([.E50]; &quot;, &quot;; [.D50];&quot; &quot;; [.F50];&quot; &quot;;[.G50])" office:value-type="string" office:string-value="1815, Jacob manumission planning" calcext:value-type="string">
            <text:p>1815, Jacob manumission planning</text:p>
          </table:table-cell>
          <table:table-cell office:value-type="string" calcext:value-type="string">
            <text:p>Jacob</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5" calcext:value-type="float">
            <text:p>15</text:p>
          </table:table-cell>
          <table:table-cell/>
          <table:table-cell office:value-type="float" office:value="350" calcext:value-type="float">
            <text:p>35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31" calcext:value-type="float">
            <text:p>1631</text:p>
          </table:table-cell>
          <table:table-cell office:value-type="float" office:value="5004" calcext:value-type="float">
            <text:p>5004</text:p>
          </table:table-cell>
          <table:table-cell table:formula="of:=COM.MICROSOFT.CONCAT([.E51]; &quot;, &quot;; [.D51];&quot; &quot;; [.F51];&quot; &quot;;[.G51])" office:value-type="string" office:string-value="1815, Bill  manumission planning" calcext:value-type="string">
            <text:p>1815, Bill <text:s/>manumission planning</text:p>
          </table:table-cell>
          <table:table-cell office:value-type="string" calcext:value-type="string">
            <text:p>Bill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3" calcext:value-type="float">
            <text:p>13</text:p>
          </table:table-cell>
          <table:table-cell/>
          <table:table-cell office:value-type="float" office:value="300" calcext:value-type="float">
            <text:p>30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2" calcext:value-type="float">
            <text:p>1632</text:p>
          </table:table-cell>
          <table:table-cell office:value-type="float" office:value="5006" calcext:value-type="float">
            <text:p>5006</text:p>
          </table:table-cell>
          <table:table-cell table:formula="of:=COM.MICROSOFT.CONCAT([.E52]; &quot;, &quot;; [.D52];&quot; &quot;; [.F52];&quot; &quot;;[.G52])" office:value-type="string" office:string-value="1815, John manumission planning" calcext:value-type="string">
            <text:p>1815, John manumission planning</text:p>
          </table:table-cell>
          <table:table-cell office:value-type="string" calcext:value-type="string">
            <text:p>John</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 calcext:value-type="float">
            <text:p>4</text:p>
          </table:table-cell>
          <table:table-cell/>
          <table:table-cell office:value-type="float" office:value="60" calcext:value-type="float">
            <text:p>6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33" calcext:value-type="float">
            <text:p>1633</text:p>
          </table:table-cell>
          <table:table-cell office:value-type="float" office:value="5007" calcext:value-type="float">
            <text:p>5007</text:p>
          </table:table-cell>
          <table:table-cell table:formula="of:=COM.MICROSOFT.CONCAT([.E53]; &quot;, &quot;; [.D53];&quot; &quot;; [.F53];&quot; &quot;;[.G53])" office:value-type="string" office:string-value="1815, Nancy manumission planning" calcext:value-type="string">
            <text:p>1815, Nancy manumission planning</text:p>
          </table:table-cell>
          <table:table-cell office:value-type="string" calcext:value-type="string">
            <text:p>Nan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20" calcext:value-type="float">
            <text:p>20</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parent of infant child</text:p>
          </table:table-cell>
          <table:table-cell office:value-type="float" office:value="5008" calcext:value-type="float">
            <text:p>5008</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4" calcext:value-type="float">
            <text:p>1634</text:p>
          </table:table-cell>
          <table:table-cell office:value-type="float" office:value="5008" calcext:value-type="float">
            <text:p>5008</text:p>
          </table:table-cell>
          <table:table-cell table:formula="of:=COM.MICROSOFT.CONCAT([.E54]; &quot;, &quot;; [.D54];&quot; &quot;; [.F54];&quot; &quot;;[.G54])" office:value-type="string" office:string-value="1815, infant child manumission planning" calcext:value-type="string">
            <text:p>1815, infant child manumission planning</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child of Nancy</text:p>
          </table:table-cell>
          <table:table-cell office:value-type="float" office:value="5007" calcext:value-type="float">
            <text:p>5007</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5" calcext:value-type="float">
            <text:p>1635</text:p>
          </table:table-cell>
          <table:table-cell office:value-type="float" office:value="5009" calcext:value-type="float">
            <text:p>5009</text:p>
          </table:table-cell>
          <table:table-cell table:formula="of:=COM.MICROSOFT.CONCAT([.E55]; &quot;, &quot;; [.D55];&quot; &quot;; [.F55];&quot; &quot;;[.G55])" office:value-type="string" office:string-value="1815, Polly manumission planning" calcext:value-type="string">
            <text:p>1815, Polly manumission planning</text:p>
          </table:table-cell>
          <table:table-cell office:value-type="string" calcext:value-type="string">
            <text:p>P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7" calcext:value-type="float">
            <text:p>17</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parent of infant child</text:p>
          </table:table-cell>
          <table:table-cell office:value-type="float" office:value="5010" calcext:value-type="float">
            <text:p>5010</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6" calcext:value-type="float">
            <text:p>1636</text:p>
          </table:table-cell>
          <table:table-cell office:value-type="float" office:value="5010" calcext:value-type="float">
            <text:p>5010</text:p>
          </table:table-cell>
          <table:table-cell table:formula="of:=COM.MICROSOFT.CONCAT([.E56]; &quot;, &quot;; [.D56];&quot; &quot;; [.F56];&quot; &quot;;[.G56])" office:value-type="string" office:string-value="1815, infant child manumission planning" calcext:value-type="string">
            <text:p>1815, infant child manumission planning</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child of Polly</text:p>
          </table:table-cell>
          <table:table-cell office:value-type="float" office:value="5009" calcext:value-type="float">
            <text:p>5009</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7" calcext:value-type="float">
            <text:p>1637</text:p>
          </table:table-cell>
          <table:table-cell office:value-type="float" office:value="5011" calcext:value-type="float">
            <text:p>5011</text:p>
          </table:table-cell>
          <table:table-cell table:formula="of:=COM.MICROSOFT.CONCAT([.E57]; &quot;, &quot;; [.D57];&quot; &quot;; [.F57];&quot; &quot;;[.G57])" office:value-type="string" office:string-value="1815, Minty manumission planning" calcext:value-type="string">
            <text:p>1815, Minty manumission planning</text:p>
          </table:table-cell>
          <table:table-cell office:value-type="string" calcext:value-type="string">
            <text:p>Mint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0" calcext:value-type="float">
            <text:p>10</text:p>
          </table:table-cell>
          <table:table-cell/>
          <table:table-cell office:value-type="float" office:value="150" calcext:value-type="float">
            <text:p>15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8" calcext:value-type="float">
            <text:p>1638</text:p>
          </table:table-cell>
          <table:table-cell office:value-type="float" office:value="5012" calcext:value-type="float">
            <text:p>5012</text:p>
          </table:table-cell>
          <table:table-cell table:formula="of:=COM.MICROSOFT.CONCAT([.E58]; &quot;, &quot;; [.D58];&quot; &quot;; [.F58];&quot; &quot;;[.G58])" office:value-type="string" office:string-value="1815, Lucy manumission planning" calcext:value-type="string">
            <text:p>1815, Lucy manumission planning</text:p>
          </table:table-cell>
          <table:table-cell office:value-type="string" calcext:value-type="string">
            <text:p>Lu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 calcext:value-type="float">
            <text:p>5</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39" calcext:value-type="float">
            <text:p>1639</text:p>
          </table:table-cell>
          <table:table-cell office:value-type="float" office:value="5013" calcext:value-type="float">
            <text:p>5013</text:p>
          </table:table-cell>
          <table:table-cell table:formula="of:=COM.MICROSOFT.CONCAT([.E59]; &quot;, &quot;; [.D59];&quot; &quot;; [.F59];&quot; &quot;;[.G59])" office:value-type="string" office:string-value="1815, Barney manumission planning" calcext:value-type="string">
            <text:p>1815, Barney manumission planning</text:p>
          </table:table-cell>
          <table:table-cell office:value-type="string" calcext:value-type="string">
            <text:p>Barne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table:number-columns-repeated="1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40" calcext:value-type="float">
            <text:p>1640</text:p>
          </table:table-cell>
          <table:table-cell office:value-type="float" office:value="5014" calcext:value-type="float">
            <text:p>5014</text:p>
          </table:table-cell>
          <table:table-cell table:formula="of:=COM.MICROSOFT.CONCAT([.E60]; &quot;, &quot;; [.D60];&quot; &quot;; [.F60];&quot; &quot;;[.G60])" office:value-type="string" office:string-value="1815-09-19, Joe manumission planning" calcext:value-type="string">
            <text:p>1815-09-19, Joe manumission planning</text:p>
          </table:table-cell>
          <table:table-cell office:value-type="string" calcext:value-type="string">
            <text:p>Joe</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5" calcext:value-type="float">
            <text:p>45</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42" calcext:value-type="float">
            <text:p>1642</text:p>
          </table:table-cell>
          <table:table-cell office:value-type="float" office:value="5017" calcext:value-type="float">
            <text:p>5017</text:p>
          </table:table-cell>
          <table:table-cell table:formula="of:=COM.MICROSOFT.CONCAT([.E61]; &quot;, &quot;; [.D61];&quot; &quot;; [.F61];&quot; &quot;;[.G61])" office:value-type="string" office:string-value="1815, Maria manumission planning" calcext:value-type="string">
            <text:p>1815, Maria manumission planning</text:p>
          </table:table-cell>
          <table:table-cell office:value-type="string" calcext:value-type="string">
            <text:p>Maria</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6" calcext:value-type="float">
            <text:p>16</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43" calcext:value-type="float">
            <text:p>1643</text:p>
          </table:table-cell>
          <table:table-cell office:value-type="float" office:value="5018" calcext:value-type="float">
            <text:p>5018</text:p>
          </table:table-cell>
          <table:table-cell table:formula="of:=COM.MICROSOFT.CONCAT([.E62]; &quot;, &quot;; [.D62];&quot; &quot;; [.F62];&quot; &quot;;[.G62])" office:value-type="string" office:string-value="1815, Prue manumission planning" calcext:value-type="string">
            <text:p>1815, Prue manumission planning</text:p>
          </table:table-cell>
          <table:table-cell office:value-type="string" calcext:value-type="string">
            <text:p>Prue</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4" calcext:value-type="float">
            <text:p>14</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44" calcext:value-type="float">
            <text:p>1644</text:p>
          </table:table-cell>
          <table:table-cell office:value-type="float" office:value="5019" calcext:value-type="float">
            <text:p>5019</text:p>
          </table:table-cell>
          <table:table-cell table:formula="of:=COM.MICROSOFT.CONCAT([.E63]; &quot;, &quot;; [.D63];&quot; &quot;; [.F63];&quot; &quot;;[.G63])" office:value-type="string" office:string-value="1815, James   manumission planning" calcext:value-type="string">
            <text:p>1815, James <text:s text:c="2"/>manumission planning</text:p>
          </table:table-cell>
          <table:table-cell office:value-type="string" calcext:value-type="string">
            <text:p>James <text: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2" calcext:value-type="float">
            <text:p>12</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2"/>
        </table:table-row>
        <table:table-row table:style-name="ro2">
          <table:table-cell office:value-type="float" office:value="1645" calcext:value-type="float">
            <text:p>1645</text:p>
          </table:table-cell>
          <table:table-cell office:value-type="float" office:value="5020" calcext:value-type="float">
            <text:p>5020</text:p>
          </table:table-cell>
          <table:table-cell table:formula="of:=COM.MICROSOFT.CONCAT([.E64]; &quot;, &quot;; [.D64];&quot; &quot;; [.F64];&quot; &quot;;[.G64])" office:value-type="string" office:string-value="1815, Tom manumission planning" calcext:value-type="string">
            <text:p>1815, Tom manumission planning</text:p>
          </table:table-cell>
          <table:table-cell office:value-type="string" calcext:value-type="string">
            <text:p>Tom</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6" calcext:value-type="float">
            <text:p>1646</text:p>
          </table:table-cell>
          <table:table-cell office:value-type="float" office:value="5021" calcext:value-type="float">
            <text:p>5021</text:p>
          </table:table-cell>
          <table:table-cell table:formula="of:=COM.MICROSOFT.CONCAT([.E65]; &quot;, &quot;; [.D65];&quot; &quot;; [.F65];&quot; &quot;;[.G65])" office:value-type="string" office:string-value="1815, Twin boy 1 manumission planning" calcext:value-type="string">
            <text:p>1815, Twin boy 1 manumission planning</text:p>
          </table:table-cell>
          <table:table-cell office:value-type="string" calcext:value-type="string">
            <text:p>Twin boy 1</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2"/>
        </table:table-row>
        <table:table-row table:style-name="ro2">
          <table:table-cell office:value-type="float" office:value="1647" calcext:value-type="float">
            <text:p>1647</text:p>
          </table:table-cell>
          <table:table-cell office:value-type="float" office:value="5022" calcext:value-type="float">
            <text:p>5022</text:p>
          </table:table-cell>
          <table:table-cell table:formula="of:=COM.MICROSOFT.CONCAT([.E66]; &quot;, &quot;; [.D66];&quot; &quot;; [.F66];&quot; &quot;;[.G66])" office:value-type="string" office:string-value="1815, Twin boy 2 manumission planning" calcext:value-type="string">
            <text:p>1815, Twin boy 2 manumission planning</text:p>
          </table:table-cell>
          <table:table-cell office:value-type="string" calcext:value-type="string">
            <text:p>Twin boy 2</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8" calcext:value-type="float">
            <text:p>1648</text:p>
          </table:table-cell>
          <table:table-cell office:value-type="float" office:value="5024" calcext:value-type="float">
            <text:p>5024</text:p>
          </table:table-cell>
          <table:table-cell table:formula="of:=COM.MICROSOFT.CONCAT([.E67]; &quot;, &quot;; [.D67];&quot; &quot;; [.F67];&quot; &quot;;[.G67])" office:value-type="string" office:string-value="1815, David manumission planning" calcext:value-type="string">
            <text:p>1815, David manumission planning</text:p>
          </table:table-cell>
          <table:table-cell office:value-type="string" calcext:value-type="string">
            <text:p>Davi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2"/>
          <table:table-cell table:style-name="ce42"/>
          <table:table-cell office:value-type="string" calcext:value-type="string">
            <text:p>$</text:p>
          </table:table-cell>
          <table:table-cell office:value-type="string" calcext:value-type="string">
            <text:p>60/2</text:p>
          </table:table-cell>
          <table:table-cell/>
          <table:table-cell office:value-type="string" calcext:value-type="string">
            <text:p>child of Molly</text:p>
          </table:table-cell>
          <table:table-cell office:value-type="float" office:value="5023" calcext:value-type="float">
            <text:p>5023</text:p>
          </table:table-cell>
          <table:table-cell table:style-name="ce51" table:number-columns-repeated="2"/>
          <table:table-cell/>
          <table:table-cell office:value-type="string" calcext:value-type="string">
            <text:p>child of Harry</text:p>
          </table:table-cell>
          <table:table-cell office:value-type="string" calcext:value-type="string">
            <text:p>NJ006</text:p>
          </table:table-cell>
          <table:table-cell/>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85" calcext:value-type="float">
            <text:p>1685</text:p>
          </table:table-cell>
          <table:table-cell office:value-type="float" office:value="5016" calcext:value-type="float">
            <text:p>5016</text:p>
          </table:table-cell>
          <table:table-cell table:formula="of:=COM.MICROSOFT.CONCAT([.E68]; &quot;, &quot;; [.D68];&quot; &quot;; [.F68];&quot; &quot;;[.G68])" office:value-type="string" office:string-value="1815, Philis manumission planning" calcext:value-type="string">
            <text:p>1815, Philis manumission planning</text:p>
          </table:table-cell>
          <table:table-cell office:value-type="string" calcext:value-type="string">
            <text:p>Phil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6" calcext:value-type="float">
            <text:p>36</text:p>
          </table:table-cell>
          <table:table-cell table:number-columns-repeated="7"/>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86" calcext:value-type="float">
            <text:p>1686</text:p>
          </table:table-cell>
          <table:table-cell office:value-type="float" office:value="5023" calcext:value-type="float">
            <text:p>5023</text:p>
          </table:table-cell>
          <table:table-cell table:formula="of:=COM.MICROSOFT.CONCAT([.E69]; &quot;, &quot;; [.D69];&quot; &quot;; [.F69];&quot; &quot;;[.G69])" office:value-type="string" office:string-value="1815, Molly manumission planning" calcext:value-type="string">
            <text:p>1815, Molly manumission planning</text:p>
          </table:table-cell>
          <table:table-cell office:value-type="string" calcext:value-type="string">
            <text:p>M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2"/>
          <table:table-cell table:style-name="ce42"/>
          <table:table-cell office:value-type="string" calcext:value-type="string">
            <text:p>$</text:p>
          </table:table-cell>
          <table:table-cell office:value-type="string" calcext:value-type="string">
            <text:p>60/2</text:p>
          </table:table-cell>
          <table:table-cell/>
          <table:table-cell office:value-type="string" calcext:value-type="string">
            <text:p>Spouse of Harry</text:p>
          </table:table-cell>
          <table:table-cell office:value-type="string" calcext:value-type="string">
            <text:p>NJ006</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87" calcext:value-type="float">
            <text:p>1687</text:p>
          </table:table-cell>
          <table:table-cell office:value-type="float" office:value="5055" calcext:value-type="float">
            <text:p>5055</text:p>
          </table:table-cell>
          <table:table-cell table:formula="of:=COM.MICROSOFT.CONCAT([.E70]; &quot;, &quot;; [.D70];&quot; &quot;; [.F70];&quot; &quot;;[.G70])" office:value-type="string" office:string-value="1815, Barney S manumission planning" calcext:value-type="string">
            <text:p>1815, Barney S manumission planning</text:p>
          </table:table-cell>
          <table:table-cell office:value-type="string" calcext:value-type="string">
            <text:p>Barney 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3" calcext:value-type="float">
            <text:p>53</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28" table:number-columns-repeated="992"/>
        </table:table-row>
        <table:table-row table:style-name="ro2">
          <table:table-cell office:value-type="float" office:value="1689" calcext:value-type="float">
            <text:p>1689</text:p>
          </table:table-cell>
          <table:table-cell office:value-type="float" office:value="5059" calcext:value-type="float">
            <text:p>5059</text:p>
          </table:table-cell>
          <table:table-cell table:formula="of:=COM.MICROSOFT.CONCAT([.E71]; &quot;, &quot;; [.D71];&quot; &quot;; [.F71];&quot; &quot;;[.G71])" office:value-type="string" office:string-value="1815-09-19, Dick  manumission planning" calcext:value-type="string">
            <text:p>1815-09-19, Dick <text:s/>manumission planning</text:p>
          </table:table-cell>
          <table:table-cell office:value-type="string" calcext:value-type="string">
            <text:p>Dick </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2" calcext:value-type="float">
            <text:p>32</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2"/>
        </table:table-row>
        <table:table-row table:style-name="ro2">
          <table:table-cell office:value-type="float" office:value="1973" calcext:value-type="float">
            <text:p>1973</text:p>
          </table:table-cell>
          <table:table-cell office:value-type="float" office:value="5030" calcext:value-type="float">
            <text:p>5030</text:p>
          </table:table-cell>
          <table:table-cell table:formula="of:=COM.MICROSOFT.CONCAT([.E72]; &quot;, &quot;; [.D72];&quot; &quot;; [.F72];&quot; &quot;;[.G72])" office:value-type="string" office:string-value="1813-09-14, Woman sale planning" calcext:value-type="string">
            <text:p>1813-09-14, Woman sale planning</text:p>
          </table:table-cell>
          <table:table-cell office:value-type="string" calcext:value-type="string">
            <text:p>Woma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parent of </text:p>
          </table:table-cell>
          <table:table-cell office:value-type="float" office:value="5031" calcext:value-type="float">
            <text:p>5031</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number-columns-repeated="4"/>
          <table:table-cell office:value-type="string" calcext:value-type="string">
            <text:p>"C:\Users\sharonmleon\Dropbox\JPPDigital\MPA-24-1-ProceedingsoftheCorporationVol1-1813-09-14.json"</text:p>
          </table:table-cell>
          <table:table-cell table:number-columns-repeated="2"/>
          <table:table-cell table:style-name="ce28" table:number-columns-repeated="992"/>
        </table:table-row>
        <table:table-row table:style-name="ro1">
          <table:table-cell office:value-type="float" office:value="1974" calcext:value-type="float">
            <text:p>1974</text:p>
          </table:table-cell>
          <table:table-cell office:value-type="float" office:value="5031" calcext:value-type="float">
            <text:p>5031</text:p>
          </table:table-cell>
          <table:table-cell table:formula="of:=COM.MICROSOFT.CONCAT([.E73]; &quot;, &quot;; [.D73];&quot; &quot;; [.F73];&quot; &quot;;[.G73])" office:value-type="string" office:string-value="1813-09-14, Child sale planning" calcext:value-type="string">
            <text:p>1813-09-14, Child sale planning</text:p>
          </table:table-cell>
          <table:table-cell office:value-type="string" calcext:value-type="string">
            <text:p>Child</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child of <text:s/></text:p>
          </table:table-cell>
          <table:table-cell office:value-type="float" office:value="5030" calcext:value-type="float">
            <text:p>5030</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number-columns-repeated="4"/>
          <table:table-cell office:value-type="string" calcext:value-type="string">
            <text:p>"C:\Users\sharonmleon\Dropbox\JPPDigital\MPA-24-1-ProceedingsoftheCorporationVol1-1813-09-14.json"</text:p>
          </table:table-cell>
          <table:table-cell table:number-columns-repeated="994"/>
        </table:table-row>
        <table:table-row table:style-name="ro2">
          <table:table-cell office:value-type="float" office:value="2813" calcext:value-type="float">
            <text:p>2813</text:p>
          </table:table-cell>
          <table:table-cell office:value-type="float" office:value="5110" calcext:value-type="float">
            <text:p>5110</text:p>
          </table:table-cell>
          <table:table-cell table:formula="of:=COM.MICROSOFT.CONCAT([.E74]; &quot;, &quot;; [.D74];&quot; &quot;; [.F74];&quot; &quot;;[.G74])" office:value-type="string" office:string-value="1815, Dick  manumission planning" calcext:value-type="string">
            <text:p>1815, Dick <text:s/>manumission planning</text:p>
          </table:table-cell>
          <table:table-cell office:value-type="string" calcext:value-type="string">
            <text:p>Dick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table-cell office:value-type="float" office:value="120" calcext:value-type="float">
            <text:p>120</text:p>
          </table:table-cell>
          <table:table-cell table:style-name="ce37" office:value-type="string" calcext:value-type="string">
            <text:p>$</text:p>
          </table:table-cell>
          <table:table-cell table:style-name="ce51" table:number-columns-repeated="2"/>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1">
          <table:table-cell table:style-name="ce28" office:value-type="float" office:value="1967" calcext:value-type="float">
            <text:p>1967</text:p>
          </table:table-cell>
          <table:table-cell table:style-name="ce28" office:value-type="float" office:value="7083" calcext:value-type="float">
            <text:p>7083</text:p>
          </table:table-cell>
          <table:table-cell table:formula="of:=COM.MICROSOFT.CONCAT([.E75]; &quot;, &quot;; [.D75];&quot; &quot;; [.F75];&quot; &quot;;[.G75])" office:value-type="string" office:string-value="1817-01-21, Michael sale " calcext:value-type="string">
            <text:p>1817-01-21, Michael sale </text:p>
          </table:table-cell>
          <table:table-cell table:style-name="ce28" office:value-type="string" calcext:value-type="string">
            <text:p>Michael</text:p>
          </table:table-cell>
          <table:table-cell table:style-name="ce39" office:value-type="string" calcext:value-type="string">
            <text:p>1817-01-21</text:p>
          </table:table-cell>
          <table:table-cell table:style-name="ce28" office:value-type="string" calcext:value-type="string">
            <text:p>sale</text:p>
          </table:table-cell>
          <table:table-cell table:style-name="ce28"/>
          <table:table-cell table:style-name="ce28" office:value-type="string" calcext:value-type="string">
            <text:p>Francis Fenwick to Margaret Fenwick</text:p>
          </table:table-cell>
          <table:table-cell table:style-name="ce28" office:value-type="float" office:value="28" calcext:value-type="float">
            <text:p>28</text:p>
          </table:table-cell>
          <table:table-cell table:style-name="ce28"/>
          <table:table-cell table:style-name="ce45" office:value-type="float" office:value="400" calcext:value-type="float">
            <text:p>400</text:p>
          </table:table-cell>
          <table:table-cell table:style-name="ce39" office:value-type="string" calcext:value-type="string">
            <text:p>$</text:p>
          </table:table-cell>
          <table:table-cell table:style-name="ce28" table:number-columns-repeated="2"/>
          <table:table-cell table:style-name="ce51" table:number-columns-repeated="2"/>
          <table:table-cell table:style-name="ce28" office:value-type="string" calcext:value-type="string">
            <text:p>property of Francis Fenwick</text:p>
          </table:table-cell>
          <table:table-cell table:style-name="ce28" office:value-type="string" calcext:value-type="string">
            <text:p>NJ034</text:p>
          </table:table-cell>
          <table:table-cell table:style-name="ce28"/>
          <table:table-cell table:style-name="ce28" office:value-type="string" calcext:value-type="string">
            <text:p>sold to Margaret Fenwick</text:p>
          </table:table-cell>
          <table:table-cell table:style-name="ce51"/>
          <table:table-cell table:style-name="ce28"/>
          <table:table-cell table:style-name="ce28" office:value-type="float" office:value="1120" calcext:value-type="float">
            <text:p>1120</text:p>
          </table:table-cell>
          <table:table-cell table:style-name="ce28" office:value-type="string" calcext:value-type="string">
            <text:p>John McElroy</text:p>
          </table:table-cell>
          <table:table-cell table:style-name="ce28" office:value-type="string" calcext:value-type="string">
            <text:p>J007</text:p>
          </table:table-cell>
          <table:table-cell table:style-name="ce28" table:number-columns-repeated="4"/>
          <table:table-cell office:value-type="string" calcext:value-type="string">
            <text:p>MPA-40-3-FrancisFenwick-SellsMichaelto-MargaretFenwick-1817-01-21.json</text:p>
          </table:table-cell>
          <table:table-cell table:style-name="ce28" table:number-columns-repeated="2"/>
          <table:table-cell table:style-name="ce30" table:number-columns-repeated="992"/>
        </table:table-row>
        <table:table-row table:style-name="ro2">
          <table:table-cell office:value-type="float" office:value="1404" calcext:value-type="float">
            <text:p>1404</text:p>
          </table:table-cell>
          <table:table-cell office:value-type="float" office:value="7004" calcext:value-type="float">
            <text:p>7004</text:p>
          </table:table-cell>
          <table:table-cell table:formula="of:=COM.MICROSOFT.CONCAT([.E76]; &quot;, &quot;; [.D76];&quot; &quot;; [.F76];&quot; &quot;;[.G76])" office:value-type="string" office:string-value="1818-06-10, Catherine Venus sale disputed" calcext:value-type="string">
            <text:p>1818-06-10, Catherine Venus sale disputed</text:p>
          </table:table-cell>
          <table:table-cell table:style-name="ce30" office:value-type="string" calcext:value-type="string">
            <text:p>Catherine Venus</text:p>
          </table:table-cell>
          <table:table-cell table:style-name="ce37" office:value-type="string" calcext:value-type="string">
            <text:p>1818-06-10</text:p>
          </table:table-cell>
          <table:table-cell office:value-type="string" calcext:value-type="string">
            <text:p>sale</text:p>
          </table:table-cell>
          <table:table-cell office:value-type="string" calcext:value-type="string">
            <text:p>disputed</text:p>
          </table:table-cell>
          <table:table-cell office:value-type="string" calcext:value-type="string">
            <text:p>sale revoked</text:p>
          </table:table-cell>
          <table:table-cell table:number-columns-repeated="14"/>
          <table:table-cell office:value-type="float" office:value="1120" calcext:value-type="float">
            <text:p>1120</text:p>
          </table:table-cell>
          <table:table-cell office:value-type="string" calcext:value-type="string">
            <text:p>John McElroy</text:p>
          </table:table-cell>
          <table:table-cell office:value-type="string" calcext:value-type="string">
            <text:p>J007</text:p>
          </table:table-cell>
          <table:table-cell table:number-columns-repeated="4"/>
          <table:table-cell office:value-type="string" calcext:value-type="string">
            <text:p>http://slaveryarchive.georgetown.edu/items/show/197</text:p>
          </table:table-cell>
          <table:table-cell table:number-columns-repeated="994"/>
        </table:table-row>
        <table:table-row table:style-name="ro4">
          <table:table-cell table:style-name="ce26" office:value-type="float" office:value="1434" calcext:value-type="float">
            <text:p>1434</text:p>
          </table:table-cell>
          <table:table-cell table:style-name="ce34" office:value-type="float" office:value="2209" calcext:value-type="float">
            <office:annotation draw:style-name="gr2" draw:text-style-name="P2" svg:width="82.18pt" svg:height="51pt" svg:x="98.84pt" svg:y="2455.71pt" draw:caption-point-x="-17.29pt" draw:caption-point-y="42.8pt">
              <dc:creator>SL</dc:creator>
              <dc:date>2018-10-16T00:00:00</dc:date>
              <text:p text:style-name="P1"><text:span text:style-name="T1">Could also be 2231.</text:span></text:p>
            </office:annotation>
            <text:p>2209</text:p>
          </table:table-cell>
          <table:table-cell table:formula="of:=COM.MICROSOFT.CONCAT([.E77]; &quot;, &quot;; [.D77];&quot; &quot;; [.F77];&quot; &quot;;[.G77])" office:value-type="string" office:string-value="1836-05-18, Nace sale " calcext:value-type="string">
            <text:p>1836-05-18, Nace sale </text:p>
          </table:table-cell>
          <table:table-cell table:style-name="ce28" office:value-type="string" calcext:value-type="string">
            <text:p>Nace</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47" calcext:value-type="float">
            <text:p>47</text:p>
          </table:table-cell>
          <table:table-cell table:style-name="ce28"/>
          <table:table-cell table:style-name="ce45" office:value-type="float" office:value="110" calcext:value-type="float">
            <text:p>110</text:p>
          </table:table-cell>
          <table:table-cell table:style-name="ce28"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1">
          <table:table-cell office:value-type="float" office:value="1898" calcext:value-type="float">
            <text:p>1898</text:p>
          </table:table-cell>
          <table:table-cell office:value-type="float" office:value="2211" calcext:value-type="float">
            <text:p>2211</text:p>
          </table:table-cell>
          <table:table-cell table:formula="of:=COM.MICROSOFT.CONCAT([.E78]; &quot;, &quot;; [.D78];&quot; &quot;; [.F78];&quot; &quot;;[.G78])" office:value-type="string" office:string-value="1825-07-27, Ned purchase " calcext:value-type="string">
            <text:p>1825-07-27, Ned purchase </text:p>
          </table:table-cell>
          <table:table-cell office:value-type="string" calcext:value-type="string">
            <text:p>Ned</text:p>
          </table:table-cell>
          <table:table-cell table:style-name="ce37" office:value-type="string" calcext:value-type="string">
            <text:p>1825-07-27</text:p>
          </table:table-cell>
          <table:table-cell office:value-type="string" calcext:value-type="string">
            <text:p>purchase</text:p>
          </table:table-cell>
          <table:table-cell table:number-columns-repeated="2"/>
          <table:table-cell office:value-type="float" office:value="23" calcext:value-type="float">
            <text:p>23</text:p>
          </table:table-cell>
          <table:table-cell/>
          <table:table-cell office:value-type="float" office:value="350" calcext:value-type="float">
            <text:p>350</text:p>
          </table:table-cell>
          <table:table-cell table:style-name="ce37" office:value-type="string" calcext:value-type="string">
            <text:p>$</text:p>
          </table:table-cell>
          <table:table-cell table:number-columns-repeated="4"/>
          <table:table-cell office:value-type="string" calcext:value-type="string">
            <text:p>sold by George G. Guyther</text:p>
          </table:table-cell>
          <table:table-cell office:value-type="string" calcext:value-type="string">
            <text:p>NJ040</text:p>
          </table:table-cell>
          <table:table-cell/>
          <table:table-cell office:value-type="string" calcext:value-type="string">
            <text:p>purchased by Joseph Carbery</text:p>
          </table:table-cell>
          <table:table-cell table:number-columns-repeated="2"/>
          <table:table-cell table:style-name="ce28" office:value-type="float" office:value="3" calcext:value-type="float">
            <text:p>3</text:p>
          </table:table-cell>
          <table:table-cell office:value-type="string" calcext:value-type="string">
            <text:p>Joseph Carbery</text:p>
          </table:table-cell>
          <table:table-cell office:value-type="string" calcext:value-type="string">
            <text:p>J033</text:p>
          </table:table-cell>
          <table:table-cell table:number-columns-repeated="4"/>
          <table:table-cell office:value-type="string" calcext:value-type="string">
            <text:p>MPA-44-1-StInigosRentLedger-1804-1832.json</text:p>
          </table:table-cell>
          <table:table-cell table:number-columns-repeated="994"/>
        </table:table-row>
        <table:table-row table:style-name="ro4">
          <table:table-cell table:style-name="ce28" office:value-type="float" office:value="1989" calcext:value-type="float">
            <text:p>1989</text:p>
          </table:table-cell>
          <table:table-cell table:style-name="ce28" office:value-type="float" office:value="2249" calcext:value-type="float">
            <text:p>2249</text:p>
          </table:table-cell>
          <table:table-cell table:formula="of:=COM.MICROSOFT.CONCAT([.E79]; &quot;, &quot;; [.D79];&quot; &quot;; [.F79];&quot; &quot;;[.G79])" office:value-type="string" office:string-value="1836-05-18, Basil  sale " calcext:value-type="string">
            <text:p>1836-05-18, Basil <text:s/>sale </text:p>
          </table:table-cell>
          <table:table-cell table:style-name="ce28" office:value-type="string" calcext:value-type="string">
            <text:p>Basil </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25" calcext:value-type="float">
            <text:p>25</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number-columns-repeated="992"/>
        </table:table-row>
        <table:table-row table:style-name="ro2">
          <table:table-cell table:style-name="ce32" office:value-type="float" office:value="1994" calcext:value-type="float">
            <text:p>1994</text:p>
          </table:table-cell>
          <table:table-cell table:style-name="ce36" office:value-type="float" office:value="2236" calcext:value-type="float">
            <office:annotation draw:style-name="gr2" draw:text-style-name="P2" svg:width="82.18pt" svg:height="51pt" svg:x="98.84pt" svg:y="2571.36pt" draw:caption-point-x="-17.29pt" draw:caption-point-y="42.8pt">
              <dc:creator>SL</dc:creator>
              <dc:date>2018-10-16T00:00:00</dc:date>
              <text:p text:style-name="P1"><text:span text:style-name="T1">Matched with Hillary for travel</text:span></text:p>
            </office:annotation>
            <text:p>2236</text:p>
          </table:table-cell>
          <table:table-cell table:formula="of:=COM.MICROSOFT.CONCAT([.E80]; &quot;, &quot;; [.D80];&quot; &quot;; [.F80];&quot; &quot;;[.G80])" office:value-type="string" office:string-value="1836-05-18, Sam sale " calcext:value-type="string">
            <text:p>1836-05-18, Sam sale </text:p>
          </table:table-cell>
          <table:table-cell table:style-name="ce28" office:value-type="string" calcext:value-type="string">
            <text:p>Sam</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0" calcext:value-type="float">
            <text:p>20</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number-columns-repeated="992"/>
        </table:table-row>
        <table:table-row table:style-name="ro4">
          <table:table-cell table:style-name="ce26" office:value-type="float" office:value="1995" calcext:value-type="float">
            <text:p>1995</text:p>
          </table:table-cell>
          <table:table-cell table:style-name="ce34" office:value-type="float" office:value="2237" calcext:value-type="float">
            <office:annotation draw:style-name="gr3" draw:text-style-name="P2" svg:width="82.18pt" svg:height="61.68pt" svg:x="98.84pt" svg:y="2606.17pt" draw:caption-point-x="-17.29pt" draw:caption-point-y="42.8pt">
              <dc:creator>SL</dc:creator>
              <dc:date>2018-10-16T00:00:00</dc:date>
              <text:p text:style-name="P1"><text:span text:style-name="T1">Matched with Sam for travel – seems young for travel at that point</text:span></text:p>
            </office:annotation>
            <text:p>2237</text:p>
          </table:table-cell>
          <table:table-cell table:formula="of:=COM.MICROSOFT.CONCAT([.E81]; &quot;, &quot;; [.D81];&quot; &quot;; [.F81];&quot; &quot;;[.G81])" office:value-type="string" office:string-value="1836-05-18, Hilly sale " calcext:value-type="string">
            <text:p>1836-05-18, Hilly sale </text:p>
          </table:table-cell>
          <table:table-cell table:style-name="ce28" office:value-type="string" calcext:value-type="string">
            <text:p>Hi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2">
          <table:table-cell table:style-name="ce32" office:value-type="float" office:value="2465" calcext:value-type="float">
            <text:p>2465</text:p>
          </table:table-cell>
          <table:table-cell table:style-name="ce32" office:value-type="float" office:value="2425" calcext:value-type="float">
            <office:annotation draw:style-name="gr2" draw:text-style-name="P2" svg:width="82.18pt" svg:height="51pt" svg:x="98.84pt" svg:y="2652.21pt" draw:caption-point-x="-17.29pt" draw:caption-point-y="42.8pt">
              <dc:creator>SL</dc:creator>
              <dc:date>2018-10-16T00:00:00</dc:date>
              <text:p text:style-name="P1"><text:span text:style-name="T1">Age is slightly off from 1821 tax assessment (7 years?)</text:span></text:p>
            </office:annotation>
            <text:p>2425</text:p>
          </table:table-cell>
          <table:table-cell table:formula="of:=COM.MICROSOFT.CONCAT([.E82]; &quot;, &quot;; [.D82];&quot; &quot;; [.F82];&quot; &quot;;[.G82])" office:value-type="string" office:string-value="1836-05-18, Charles sale " calcext:value-type="string">
            <text:p>1836-05-18, Charles sale </text:p>
          </table:table-cell>
          <table:table-cell table:style-name="ce28" office:value-type="string" calcext:value-type="string">
            <text:p>Charles</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1" calcext:value-type="float">
            <text:p>21</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2">
          <table:table-cell table:style-name="ce26" office:value-type="float" office:value="2471" calcext:value-type="float">
            <text:p>2471</text:p>
          </table:table-cell>
          <table:table-cell table:style-name="ce26" office:value-type="float" office:value="2432" calcext:value-type="float">
            <office:annotation draw:style-name="gr2" draw:text-style-name="P2" svg:width="82.18pt" svg:height="51pt" svg:x="98.84pt" svg:y="2687.02pt" draw:caption-point-x="-17.29pt" draw:caption-point-y="42.8pt">
              <dc:creator>SL</dc:creator>
              <dc:date>2018-10-16T00:00:00</dc:date>
              <text:p text:style-name="P1"><text:span text:style-name="T1">Age is off by 5 years for the 1831 tax assessment</text:span></text:p>
            </office:annotation>
            <text:p>2432</text:p>
          </table:table-cell>
          <table:table-cell table:formula="of:=COM.MICROSOFT.CONCAT([.E83]; &quot;, &quot;; [.D83];&quot; &quot;; [.F83];&quot; &quot;;[.G83])" office:value-type="string" office:string-value="1836-05-18, Eliza sale " calcext:value-type="string">
            <text:p>1836-05-18, Eliza sale </text:p>
          </table:table-cell>
          <table:table-cell table:style-name="ce28" office:value-type="string" calcext:value-type="string">
            <text:p>Eliz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32" calcext:value-type="float">
            <text:p>32</text:p>
          </table:table-cell>
          <table:table-cell table:style-name="ce28"/>
          <table:table-cell table:style-name="ce45" office:value-type="float" office:value="80" calcext:value-type="float">
            <text:p>80</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2">
          <table:table-cell table:style-name="ce26" office:value-type="float" office:value="2475" calcext:value-type="float">
            <text:p>2475</text:p>
          </table:table-cell>
          <table:table-cell table:style-name="ce26" office:value-type="float" office:value="2436" calcext:value-type="float">
            <office:annotation draw:style-name="gr2" draw:text-style-name="P2" svg:width="82.18pt" svg:height="51pt" svg:x="98.84pt" svg:y="2721.83pt" draw:caption-point-x="-17.29pt" draw:caption-point-y="42.8pt">
              <dc:creator>SL</dc:creator>
              <dc:date>2018-10-16T00:00:00</dc:date>
              <text:p text:style-name="P1"><text:span text:style-name="T1">Assuming that the age is from the 1831 assessment?</text:span></text:p>
            </office:annotation>
            <text:p>2436</text:p>
          </table:table-cell>
          <table:table-cell table:formula="of:=COM.MICROSOFT.CONCAT([.E84]; &quot;, &quot;; [.D84];&quot; &quot;; [.F84];&quot; &quot;;[.G84])" office:value-type="string" office:string-value="1836-05-18, Emily sale " calcext:value-type="string">
            <text:p>1836-05-18, Emily sale </text:p>
          </table:table-cell>
          <table:table-cell table:style-name="ce28" office:value-type="string" calcext:value-type="string">
            <text:p>Emi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 calcext:value-type="float">
            <text:p>1</text:p>
          </table:table-cell>
          <table:table-cell table:style-name="ce28"/>
          <table:table-cell table:style-name="ce45" office:value-type="float" office:value="5" calcext:value-type="float">
            <text:p>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2">
          <table:table-cell table:style-name="ce26" office:value-type="float" office:value="2501" calcext:value-type="float">
            <text:p>2501</text:p>
          </table:table-cell>
          <table:table-cell table:style-name="ce26" office:value-type="float" office:value="2465" calcext:value-type="float">
            <office:annotation draw:style-name="gr2" draw:text-style-name="P2" svg:width="82.18pt" svg:height="51pt" svg:x="98.84pt" svg:y="2756.61pt" draw:caption-point-x="-17.29pt" draw:caption-point-y="42.8pt">
              <dc:creator>SL</dc:creator>
              <dc:date>2018-10-16T00:00:00</dc:date>
              <text:p text:style-name="P1"><text:span text:style-name="T1">A little bit off in age.</text:span></text:p>
            </office:annotation>
            <text:p>2465</text:p>
          </table:table-cell>
          <table:table-cell table:formula="of:=COM.MICROSOFT.CONCAT([.E85]; &quot;, &quot;; [.D85];&quot; &quot;; [.F85];&quot; &quot;;[.G85])" office:value-type="string" office:string-value="1836-05-18, Leonard sale " calcext:value-type="string">
            <text:p>1836-05-18, Leonard sale </text:p>
          </table:table-cell>
          <table:table-cell table:style-name="ce28" office:value-type="string" calcext:value-type="string">
            <text:p>Leonard</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31" calcext:value-type="float">
            <text:p>31</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4">
          <table:table-cell table:style-name="ce26" office:value-type="float" office:value="2510" calcext:value-type="float">
            <text:p>2510</text:p>
          </table:table-cell>
          <table:table-cell table:style-name="ce26" office:value-type="float" office:value="2473" calcext:value-type="float">
            <text:p>2473</text:p>
          </table:table-cell>
          <table:table-cell table:formula="of:=COM.MICROSOFT.CONCAT([.E86]; &quot;, &quot;; [.D86];&quot; &quot;; [.F86];&quot; &quot;;[.G86])" office:value-type="string" office:string-value="1836-05-18, Maria sale " calcext:value-type="string">
            <text:p>1836-05-18, Maria sale </text:p>
          </table:table-cell>
          <table:table-cell table:style-name="ce28" office:value-type="string" calcext:value-type="string">
            <text:p>Mari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25" calcext:value-type="float">
            <text:p>25</text:p>
          </table:table-cell>
          <table:table-cell table:style-name="ce28"/>
          <table:table-cell table:style-name="ce45" office:value-type="float" office:value="80" calcext:value-type="float">
            <text:p>80</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number-columns-repeated="992"/>
        </table:table-row>
        <table:table-row table:style-name="ro2">
          <table:table-cell table:style-name="ce26" office:value-type="float" office:value="2511" calcext:value-type="float">
            <text:p>2511</text:p>
          </table:table-cell>
          <table:table-cell table:style-name="ce26" office:value-type="float" office:value="2474" calcext:value-type="float">
            <text:p>2474</text:p>
          </table:table-cell>
          <table:table-cell table:formula="of:=COM.MICROSOFT.CONCAT([.E87]; &quot;, &quot;; [.D87];&quot; &quot;; [.F87];&quot; &quot;;[.G87])" office:value-type="string" office:string-value="1836-05-18, Martha sale " calcext:value-type="string">
            <text:p>1836-05-18, Martha sale </text:p>
          </table:table-cell>
          <table:table-cell table:style-name="ce28" office:value-type="string" calcext:value-type="string">
            <text:p>Marth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7" calcext:value-type="float">
            <text:p>7</text:p>
          </table:table-cell>
          <table:table-cell table:style-name="ce28"/>
          <table:table-cell table:style-name="ce45" office:value-type="float" office:value="35" calcext:value-type="float">
            <text:p>3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number-columns-repeated="992"/>
        </table:table-row>
        <table:table-row table:style-name="ro2">
          <table:table-cell table:style-name="ce32" office:value-type="float" office:value="2521" calcext:value-type="float">
            <text:p>2521</text:p>
          </table:table-cell>
          <table:table-cell table:style-name="ce32" office:value-type="float" office:value="2486" calcext:value-type="float">
            <text:p>2486</text:p>
          </table:table-cell>
          <table:table-cell table:formula="of:=COM.MICROSOFT.CONCAT([.E88]; &quot;, &quot;; [.D88];&quot; &quot;; [.F88];&quot; &quot;;[.G88])" office:value-type="string" office:string-value="1836-05-18, Peter sale " calcext:value-type="string">
            <text:p>1836-05-18, Peter sale </text:p>
          </table:table-cell>
          <table:table-cell table:style-name="ce28" office:value-type="string" calcext:value-type="string">
            <text:p>Peter</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number-columns-repeated="992"/>
        </table:table-row>
        <table:table-row table:style-name="ro2">
          <table:table-cell table:style-name="ce26" office:value-type="float" office:value="2523" calcext:value-type="float">
            <text:p>2523</text:p>
          </table:table-cell>
          <table:table-cell table:style-name="ce26" office:value-type="float" office:value="2488" calcext:value-type="float">
            <office:annotation draw:style-name="gr2" draw:text-style-name="P2" svg:width="82.18pt" svg:height="51pt" svg:x="98.84pt" svg:y="2907.07pt" draw:caption-point-x="-17.29pt" draw:caption-point-y="42.8pt">
              <dc:creator>SL</dc:creator>
              <dc:date>2018-10-16T00:00:00</dc:date>
              <text:p text:style-name="P1"><text:span text:style-name="T1">Age is off by at least 10 years</text:span></text:p>
            </office:annotation>
            <text:p>2488</text:p>
          </table:table-cell>
          <table:table-cell table:formula="of:=COM.MICROSOFT.CONCAT([.E89]; &quot;, &quot;; [.D89];&quot; &quot;; [.F89];&quot; &quot;;[.G89])" office:value-type="string" office:string-value="1836-05-18, Phill sale " calcext:value-type="string">
            <text:p>1836-05-18, Phill sale </text:p>
          </table:table-cell>
          <table:table-cell table:style-name="ce28" office:value-type="string" calcext:value-type="string">
            <text:p>Phill</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50" calcext:value-type="float">
            <text:p>50</text:p>
          </table:table-cell>
          <table:table-cell table:style-name="ce28"/>
          <table:table-cell table:style-name="ce45" office:value-type="float" office:value="50" calcext:value-type="float">
            <text:p>50</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number-columns-repeated="992"/>
        </table:table-row>
        <table:table-row table:style-name="ro2">
          <table:table-cell table:style-name="ce26" office:value-type="float" office:value="2526" calcext:value-type="float">
            <text:p>2526</text:p>
          </table:table-cell>
          <table:table-cell table:style-name="ce26" office:value-type="float" office:value="2491" calcext:value-type="float">
            <office:annotation draw:style-name="gr3" draw:text-style-name="P2" svg:width="82.18pt" svg:height="61.68pt" svg:x="98.84pt" svg:y="2941.88pt" draw:caption-point-x="-17.29pt" draw:caption-point-y="42.8pt">
              <dc:creator>SL</dc:creator>
              <dc:date>2018-10-16T00:00:00</dc:date>
              <text:p text:style-name="P1"><text:span text:style-name="T1">Age on Sally Anne (2491) is better but she is in the 1838 inventory</text:span></text:p>
            </office:annotation>
            <text:p>2491</text:p>
          </table:table-cell>
          <table:table-cell table:formula="of:=COM.MICROSOFT.CONCAT([.E90]; &quot;, &quot;; [.D90];&quot; &quot;; [.F90];&quot; &quot;;[.G90])" office:value-type="string" office:string-value="1836-05-18, Sally sale " calcext:value-type="string">
            <text:p>1836-05-18, Sally sale </text:p>
          </table:table-cell>
          <table:table-cell table:style-name="ce28" office:value-type="string" calcext:value-type="string">
            <text:p>Sa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6" calcext:value-type="float">
            <text:p>6</text:p>
          </table:table-cell>
          <table:table-cell table:style-name="ce28"/>
          <table:table-cell table:style-name="ce45" office:value-type="float" office:value="30" calcext:value-type="float">
            <text:p>30</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1">
          <table:table-cell table:style-name="ce28" office:value-type="float" office:value="3595" calcext:value-type="float">
            <text:p>3595</text:p>
          </table:table-cell>
          <table:table-cell table:style-name="ce28" office:value-type="float" office:value="2521" calcext:value-type="float">
            <text:p>2521</text:p>
          </table:table-cell>
          <table:table-cell table:formula="of:=COM.MICROSOFT.CONCAT([.E91]; &quot;, &quot;; [.D91];&quot; &quot;; [.F91];&quot; &quot;;[.G91])" office:value-type="string" office:string-value="-22108, Alexis sale " calcext:value-type="string">
            <text:p>-22108, Alexis sale </text:p>
          </table:table-cell>
          <table:table-cell table:style-name="ce28" office:value-type="string" calcext:value-type="string">
            <text:p>Alex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style-name="ce30" table:number-columns-repeated="992"/>
        </table:table-row>
        <table:table-row table:style-name="ro5">
          <table:table-cell table:style-name="ce28" office:value-type="float" office:value="3596" calcext:value-type="float">
            <text:p>3596</text:p>
          </table:table-cell>
          <table:table-cell table:style-name="ce28" office:value-type="float" office:value="2522" calcext:value-type="float">
            <text:p>2522</text:p>
          </table:table-cell>
          <table:table-cell table:formula="of:=COM.MICROSOFT.CONCAT([.E92]; &quot;, &quot;; [.D92];&quot; &quot;; [.F92];&quot; &quot;;[.G92])" office:value-type="string" office:string-value="-22108, Bets sale " calcext:value-type="string">
            <text:p>-22108, Bets sale </text:p>
          </table:table-cell>
          <table:table-cell table:style-name="ce28" office:value-type="string" calcext:value-type="string">
            <text:p>Bet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William Smith</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William Smit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597" calcext:value-type="float">
            <text:p>3597</text:p>
          </table:table-cell>
          <table:table-cell table:style-name="ce28" office:value-type="float" office:value="2523" calcext:value-type="float">
            <text:p>2523</text:p>
          </table:table-cell>
          <table:table-cell table:formula="of:=COM.MICROSOFT.CONCAT([.E93]; &quot;, &quot;; [.D93];&quot; &quot;; [.F93];&quot; &quot;;[.G93])" office:value-type="string" office:string-value="-22108, Gabe sale " calcext:value-type="string">
            <text:p>-22108, Gabe sale </text:p>
          </table:table-cell>
          <table:table-cell table:style-name="ce28" office:value-type="string" calcext:value-type="string">
            <text:p>Gab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Colonel Joseph Harris</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Colonel Joseph Harris</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5">
          <table:table-cell table:style-name="ce28" office:value-type="float" office:value="3598" calcext:value-type="float">
            <text:p>3598</text:p>
          </table:table-cell>
          <table:table-cell table:style-name="ce28" office:value-type="float" office:value="2524" calcext:value-type="float">
            <text:p>2524</text:p>
          </table:table-cell>
          <table:table-cell table:formula="of:=COM.MICROSOFT.CONCAT([.E94]; &quot;, &quot;; [.D94];&quot; &quot;; [.F94];&quot; &quot;;[.G94])" office:value-type="string" office:string-value="-22108, Joe sale " calcext:value-type="string">
            <text:p>-22108, Joe sale </text:p>
          </table:table-cell>
          <table:table-cell table:style-name="ce28" office:value-type="string" calcext:value-type="string">
            <text:p>Jo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599" calcext:value-type="float">
            <text:p>3599</text:p>
          </table:table-cell>
          <table:table-cell table:style-name="ce28" office:value-type="float" office:value="2526" calcext:value-type="float">
            <text:p>2526</text:p>
          </table:table-cell>
          <table:table-cell table:formula="of:=COM.MICROSOFT.CONCAT([.E95]; &quot;, &quot;; [.D95];&quot; &quot;; [.F95];&quot; &quot;;[.G95])" office:value-type="string" office:string-value="-22108, Michael sale " calcext:value-type="string">
            <text:p>-22108, Michael sale </text:p>
          </table:table-cell>
          <table:table-cell table:style-name="ce28" office:value-type="string" calcext:value-type="string">
            <text:p>Micha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600" calcext:value-type="float">
            <text:p>3600</text:p>
          </table:table-cell>
          <table:table-cell table:style-name="ce28" office:value-type="float" office:value="2527" calcext:value-type="float">
            <text:p>2527</text:p>
          </table:table-cell>
          <table:table-cell table:formula="of:=COM.MICROSOFT.CONCAT([.E96]; &quot;, &quot;; [.D96];&quot; &quot;; [.F96];&quot; &quot;;[.G96])" office:value-type="string" office:string-value="-22108, Ragis sale " calcext:value-type="string">
            <text:p>-22108, Ragis sale </text:p>
          </table:table-cell>
          <table:table-cell table:style-name="ce28" office:value-type="string" calcext:value-type="string">
            <text:p>Ra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601" calcext:value-type="float">
            <text:p>3601</text:p>
          </table:table-cell>
          <table:table-cell table:style-name="ce28" office:value-type="float" office:value="2528" calcext:value-type="float">
            <text:p>2528</text:p>
          </table:table-cell>
          <table:table-cell table:formula="of:=COM.MICROSOFT.CONCAT([.E97]; &quot;, &quot;; [.D97];&quot; &quot;; [.F97];&quot; &quot;;[.G97])" office:value-type="string" office:string-value="-22108, Regis sale " calcext:value-type="string">
            <text:p>-22108, Regis sale </text:p>
          </table:table-cell>
          <table:table-cell table:style-name="ce28" office:value-type="string" calcext:value-type="string">
            <text:p>Re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602" calcext:value-type="float">
            <text:p>3602</text:p>
          </table:table-cell>
          <table:table-cell table:style-name="ce28" office:value-type="float" office:value="2529" calcext:value-type="float">
            <text:p>2529</text:p>
          </table:table-cell>
          <table:table-cell table:formula="of:=COM.MICROSOFT.CONCAT([.E98]; &quot;, &quot;; [.D98];&quot; &quot;; [.F98];&quot; &quot;;[.G98])" office:value-type="string" office:string-value="-22108, Young Harry sale " calcext:value-type="string">
            <text:p>-22108, Young Harry sale </text:p>
          </table:table-cell>
          <table:table-cell table:style-name="ce28" office:value-type="string" calcext:value-type="string">
            <text:p>Young Harry</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William Smith</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William Smit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603" calcext:value-type="float">
            <text:p>3603</text:p>
          </table:table-cell>
          <table:table-cell table:style-name="ce28" office:value-type="float" office:value="2529" calcext:value-type="float">
            <text:p>2529</text:p>
          </table:table-cell>
          <table:table-cell table:formula="of:=COM.MICROSOFT.CONCAT([.E99]; &quot;, &quot;; [.D99];&quot; &quot;; [.F99];&quot; &quot;;[.G99])" office:value-type="string" office:string-value="-22108, Zekiel sale " calcext:value-type="string">
            <text:p>-22108, Zekiel sale </text:p>
          </table:table-cell>
          <table:table-cell table:style-name="ce28" office:value-type="string" calcext:value-type="string">
            <text:p>Zeki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4">
          <table:table-cell table:style-name="ce28" office:value-type="float" office:value="3604" calcext:value-type="float">
            <text:p>3604</text:p>
          </table:table-cell>
          <table:table-cell table:style-name="ce28" office:value-type="float" office:value="2510" calcext:value-type="float">
            <text:p>2510</text:p>
          </table:table-cell>
          <table:table-cell table:formula="of:=COM.MICROSOFT.CONCAT([.E100]; &quot;, &quot;; [.D100];&quot; &quot;; [.F100];&quot; &quot;;[.G100])" office:value-type="string" office:string-value="1836-05-18, Ann sale " calcext:value-type="string">
            <text:p>1836-05-18, Ann sale </text:p>
          </table:table-cell>
          <table:table-cell table:style-name="ce28" office:value-type="string" calcext:value-type="string">
            <text:p>Ann</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3" calcext:value-type="float">
            <text:p>3</text:p>
          </table:table-cell>
          <table:table-cell table:style-name="ce28"/>
          <table:table-cell table:style-name="ce45" office:value-type="float" office:value="15" calcext:value-type="float">
            <text:p>15</text:p>
          </table:table-cell>
          <table:table-cell table:style-name="ce28"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number-columns-repeated="992"/>
        </table:table-row>
        <table:table-row table:style-name="ro2">
          <table:table-cell table:style-name="ce28" office:value-type="float" office:value="3605" calcext:value-type="float">
            <text:p>3605</text:p>
          </table:table-cell>
          <table:table-cell table:style-name="ce28" office:value-type="float" office:value="2511" calcext:value-type="float">
            <office:annotation draw:style-name="gr2" draw:text-style-name="P2" svg:width="82.18pt" svg:height="51pt" svg:x="98.84pt" svg:y="3213.16pt" draw:caption-point-x="-17.29pt" draw:caption-point-y="42.8pt">
              <dc:creator>SL</dc:creator>
              <dc:date>2018-10-16T00:00:00</dc:date>
              <text:p text:style-name="P1"><text:span text:style-name="T1">Again, the right age for 1831 if Gullet-2445 (Gilbert)</text:span></text:p>
            </office:annotation>
            <text:p>2511</text:p>
          </table:table-cell>
          <table:table-cell table:formula="of:=COM.MICROSOFT.CONCAT([.E101]; &quot;, &quot;; [.D101];&quot; &quot;; [.F101];&quot; &quot;;[.G101])" office:value-type="string" office:string-value="1836-05-18, Gilbert sale " calcext:value-type="string">
            <text:p>1836-05-18, Gilbert sale </text:p>
          </table:table-cell>
          <table:table-cell table:style-name="ce28" office:value-type="string" calcext:value-type="string">
            <text:p>Gilbert</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 calcext:value-type="float">
            <text:p>2</text:p>
          </table:table-cell>
          <table:table-cell table:style-name="ce28"/>
          <table:table-cell table:style-name="ce45" office:value-type="float" office:value="10" calcext:value-type="float">
            <text:p>10</text:p>
          </table:table-cell>
          <table:table-cell table:style-name="ce28"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number-columns-repeated="992"/>
        </table:table-row>
        <table:table-row table:style-name="ro2">
          <table:table-cell table:style-name="ce28" office:value-type="float" office:value="3606" calcext:value-type="float">
            <text:p>3606</text:p>
          </table:table-cell>
          <table:table-cell table:style-name="ce28" office:value-type="float" office:value="2512" calcext:value-type="float">
            <text:p>2512</text:p>
          </table:table-cell>
          <table:table-cell table:formula="of:=COM.MICROSOFT.CONCAT([.E102]; &quot;, &quot;; [.D102];&quot; &quot;; [.F102];&quot; &quot;;[.G102])" office:value-type="string" office:string-value="1836-05-18, Henry sale " calcext:value-type="string">
            <text:p>1836-05-18, Henry sale </text:p>
          </table:table-cell>
          <table:table-cell table:style-name="ce28" office:value-type="string" calcext:value-type="string">
            <text:p>Henr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 calcext:value-type="float">
            <text:p>2</text:p>
          </table:table-cell>
          <table:table-cell table:style-name="ce28"/>
          <table:table-cell table:style-name="ce45" office:value-type="float" office:value="10" calcext:value-type="float">
            <text:p>10</text:p>
          </table:table-cell>
          <table:table-cell table:style-name="ce28"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number-columns-repeated="992"/>
        </table:table-row>
        <table:table-row table:style-name="ro2">
          <table:table-cell table:style-name="ce28" office:value-type="float" office:value="3607" calcext:value-type="float">
            <text:p>3607</text:p>
          </table:table-cell>
          <table:table-cell table:style-name="ce28" office:value-type="float" office:value="2513" calcext:value-type="float">
            <text:p>2513</text:p>
          </table:table-cell>
          <table:table-cell table:formula="of:=COM.MICROSOFT.CONCAT([.E103]; &quot;, &quot;; [.D103];&quot; &quot;; [.F103];&quot; &quot;;[.G103])" office:value-type="string" office:string-value="1836-05-18, Isaac sale " calcext:value-type="string">
            <text:p>1836-05-18, Isaac sale </text:p>
          </table:table-cell>
          <table:table-cell table:style-name="ce28" office:value-type="string" calcext:value-type="string">
            <text:p>Isaac</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28"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1">
          <table:table-cell table:style-name="ce28" office:value-type="float" office:value="3608" calcext:value-type="float">
            <text:p>3608</text:p>
          </table:table-cell>
          <table:table-cell table:style-name="ce28" office:value-type="float" office:value="2514" calcext:value-type="float">
            <text:p>2514</text:p>
          </table:table-cell>
          <table:table-cell table:formula="of:=COM.MICROSOFT.CONCAT([.E104]; &quot;, &quot;; [.D104];&quot; &quot;; [.F104];&quot; &quot;;[.G104])" office:value-type="string" office:string-value="1836-05-27, Emely sale " calcext:value-type="string">
            <text:p>1836-05-27, Emely sale </text:p>
          </table:table-cell>
          <table:table-cell table:style-name="ce28" office:value-type="string" calcext:value-type="string">
            <text:p>Emel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5"/>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994"/>
        </table:table-row>
        <table:table-row table:style-name="ro1">
          <table:table-cell table:style-name="ce28" office:value-type="float" office:value="3609" calcext:value-type="float">
            <text:p>3609</text:p>
          </table:table-cell>
          <table:table-cell table:style-name="ce28" office:value-type="float" office:value="2515" calcext:value-type="float">
            <text:p>2515</text:p>
          </table:table-cell>
          <table:table-cell table:formula="of:=COM.MICROSOFT.CONCAT([.E105]; &quot;, &quot;; [.D105];&quot; &quot;; [.F105];&quot; &quot;;[.G105])" office:value-type="string" office:string-value="1836-05-27, Henry sale " calcext:value-type="string">
            <text:p>1836-05-27, Henry sale </text:p>
          </table:table-cell>
          <table:table-cell table:style-name="ce28" office:value-type="string" calcext:value-type="string">
            <text:p>Henr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11"/>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994"/>
        </table:table-row>
        <table:table-row table:style-name="ro1">
          <table:table-cell table:style-name="ce28" office:value-type="float" office:value="3610" calcext:value-type="float">
            <text:p>3610</text:p>
          </table:table-cell>
          <table:table-cell table:style-name="ce28" office:value-type="float" office:value="2516" calcext:value-type="float">
            <text:p>2516</text:p>
          </table:table-cell>
          <table:table-cell table:formula="of:=COM.MICROSOFT.CONCAT([.E106]; &quot;, &quot;; [.D106];&quot; &quot;; [.F106];&quot; &quot;;[.G106])" office:value-type="string" office:string-value="1836-05-27, John sale " calcext:value-type="string">
            <text:p>1836-05-27, John sale </text:p>
          </table:table-cell>
          <table:table-cell table:style-name="ce28" office:value-type="string" calcext:value-type="string">
            <text:p>Joh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5"/>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number-columns-repeated="992"/>
        </table:table-row>
        <table:table-row table:style-name="ro1">
          <table:table-cell table:style-name="ce28" office:value-type="float" office:value="3611" calcext:value-type="float">
            <text:p>3611</text:p>
          </table:table-cell>
          <table:table-cell table:style-name="ce28" office:value-type="float" office:value="2517" calcext:value-type="float">
            <text:p>2517</text:p>
          </table:table-cell>
          <table:table-cell table:formula="of:=COM.MICROSOFT.CONCAT([.E107]; &quot;, &quot;; [.D107];&quot; &quot;; [.F107];&quot; &quot;;[.G107])" office:value-type="string" office:string-value="1836-05-27, Margaret sale " calcext:value-type="string">
            <text:p>1836-05-27, Margaret sale </text:p>
          </table:table-cell>
          <table:table-cell table:style-name="ce28" office:value-type="string" calcext:value-type="string">
            <text:p>Margaret</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5"/>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number-columns-repeated="992"/>
        </table:table-row>
        <table:table-row table:style-name="ro1">
          <table:table-cell table:style-name="ce28" office:value-type="float" office:value="3612" calcext:value-type="float">
            <text:p>3612</text:p>
          </table:table-cell>
          <table:table-cell table:style-name="ce28" office:value-type="float" office:value="2518" calcext:value-type="float">
            <text:p>2518</text:p>
          </table:table-cell>
          <table:table-cell table:formula="of:=COM.MICROSOFT.CONCAT([.E108]; &quot;, &quot;; [.D108];&quot; &quot;; [.F108];&quot; &quot;;[.G108])" office:value-type="string" office:string-value="1836-05-27, Mary ann sale " calcext:value-type="string">
            <text:p>1836-05-27, Mary ann sale </text:p>
          </table:table-cell>
          <table:table-cell table:style-name="ce28" office:value-type="string" calcext:value-type="string">
            <text:p>Mary an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11"/>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994"/>
        </table:table-row>
        <table:table-row table:style-name="ro1">
          <table:table-cell table:style-name="ce28" office:value-type="float" office:value="3613" calcext:value-type="float">
            <text:p>3613</text:p>
          </table:table-cell>
          <table:table-cell table:style-name="ce28" office:value-type="float" office:value="2519" calcext:value-type="float">
            <text:p>2519</text:p>
          </table:table-cell>
          <table:table-cell table:formula="of:=COM.MICROSOFT.CONCAT([.E109]; &quot;, &quot;; [.D109];&quot; &quot;; [.F109];&quot; &quot;;[.G109])" office:value-type="string" office:string-value="1836-05-27, Thomas sale " calcext:value-type="string">
            <text:p>1836-05-27, Thomas sale </text:p>
          </table:table-cell>
          <table:table-cell table:style-name="ce28" office:value-type="string" calcext:value-type="string">
            <text:p>Thomas</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11"/>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number-columns-repeated="992"/>
        </table:table-row>
        <table:table-row table:style-name="ro1">
          <table:table-cell table:style-name="ce28" office:value-type="float" office:value="3614" calcext:value-type="float">
            <text:p>3614</text:p>
          </table:table-cell>
          <table:table-cell table:style-name="ce28" office:value-type="float" office:value="2520" calcext:value-type="float">
            <text:p>2520</text:p>
          </table:table-cell>
          <table:table-cell table:formula="of:=COM.MICROSOFT.CONCAT([.E110]; &quot;, &quot;; [.D110];&quot; &quot;; [.F110];&quot; &quot;;[.G110])" office:value-type="string" office:string-value="1837-06-20, Hamilton sale " calcext:value-type="string">
            <text:p>1837-06-20, Hamilton sale </text:p>
          </table:table-cell>
          <table:table-cell table:style-name="ce28" office:value-type="string" calcext:value-type="string">
            <text:p>Hamilton</text:p>
          </table:table-cell>
          <table:table-cell table:style-name="ce39" office:value-type="string" calcext:value-type="string">
            <text:p>1837-06-20</text:p>
          </table:table-cell>
          <table:table-cell table:style-name="ce28" office:value-type="string" calcext:value-type="string">
            <text:p>sale</text:p>
          </table:table-cell>
          <table:table-cell table:style-name="ce28"/>
          <table:table-cell table:style-name="ce28" office:value-type="string" calcext:value-type="string">
            <text:p>sold out of state</text:p>
          </table:table-cell>
          <table:table-cell table:style-name="ce28" office:value-type="float" office:value="25" calcext:value-type="float">
            <text:p>25</text:p>
          </table:table-cell>
          <table:table-cell table:style-name="ce28"/>
          <table:table-cell table:style-name="ce45" office:value-type="float" office:value="125" calcext:value-type="float">
            <text:p>125</text:p>
          </table:table-cell>
          <table:table-cell table:style-name="ce39" office:value-type="string" calcext:value-type="string">
            <text:p>$</text:p>
          </table:table-cell>
          <table:table-cell table:style-name="ce28" table:number-columns-repeated="10"/>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07</text:p>
          </table:table-cell>
          <table:table-cell table:style-name="ce28" table:number-columns-repeated="994"/>
        </table:table-row>
        <table:table-row table:style-name="ro1">
          <table:table-cell office:value-type="float" office:value="1630" calcext:value-type="float">
            <text:p>1630</text:p>
          </table:table-cell>
          <table:table-cell office:value-type="float" office:value="5003" calcext:value-type="float">
            <text:p>5003</text:p>
          </table:table-cell>
          <table:table-cell table:formula="of:=COM.MICROSOFT.CONCAT([.E111]; &quot;, &quot;; [.D111];&quot; &quot;; [.F111];&quot; &quot;;[.G111])" office:value-type="string" office:string-value="1832*, Jacob sale planning" calcext:value-type="string">
            <text:p>1832*, Jacob sale planning</text:p>
          </table:table-cell>
          <table:table-cell office:value-type="string" calcext:value-type="string">
            <text:p>Jacob</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string" calcext:value-type="string">
            <text:p>250</text:p>
          </table:table-cell>
          <table:table-cell table:style-name="ce48"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table-cell table:style-name="ce27" table:number-columns-repeated="992"/>
        </table:table-row>
        <table:table-row table:style-name="ro1">
          <table:table-cell office:value-type="float" office:value="1645" calcext:value-type="float">
            <text:p>1645</text:p>
          </table:table-cell>
          <table:table-cell office:value-type="float" office:value="5020" calcext:value-type="float">
            <text:p>5020</text:p>
          </table:table-cell>
          <table:table-cell table:formula="of:=COM.MICROSOFT.CONCAT([.E112]; &quot;, &quot;; [.D112];&quot; &quot;; [.F112];&quot; &quot;;[.G112])" office:value-type="string" office:string-value="1832*, Tom sale planning" calcext:value-type="string">
            <text:p>1832*, Tom sale planning</text:p>
          </table:table-cell>
          <table:table-cell office:value-type="string" calcext:value-type="string">
            <text:p>Tom</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string" calcext:value-type="string">
            <text:p>250</text:p>
          </table:table-cell>
          <table:table-cell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976" calcext:value-type="float">
            <text:p>1976</text:p>
          </table:table-cell>
          <table:table-cell office:value-type="float" office:value="5034" calcext:value-type="float">
            <text:p>5034</text:p>
          </table:table-cell>
          <table:table-cell table:formula="of:=COM.MICROSOFT.CONCAT([.E113]; &quot;, &quot;; [.D113];&quot; &quot;; [.F113];&quot; &quot;;[.G113])" office:value-type="string" office:string-value="1832*, Jim sale planning" calcext:value-type="string">
            <text:p>1832*, Jim sale planning</text:p>
          </table:table-cell>
          <table:table-cell office:value-type="string" calcext:value-type="string">
            <text:p>Jim</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250" calcext:value-type="float">
            <text:p>250</text:p>
          </table:table-cell>
          <table:table-cell table:style-name="ce37"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978" calcext:value-type="float">
            <text:p>1978</text:p>
          </table:table-cell>
          <table:table-cell office:value-type="float" office:value="5036" calcext:value-type="float">
            <text:p>5036</text:p>
          </table:table-cell>
          <table:table-cell table:formula="of:=COM.MICROSOFT.CONCAT([.E114]; &quot;, &quot;; [.D114];&quot; &quot;; [.F114];&quot; &quot;;[.G114])" office:value-type="string" office:string-value="1832*, Jerry sale planning" calcext:value-type="string">
            <text:p>1832*, Jerry sale planning</text:p>
          </table:table-cell>
          <table:table-cell office:value-type="string" calcext:value-type="string">
            <text:p>Jerry</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150" calcext:value-type="float">
            <text:p>150</text:p>
          </table:table-cell>
          <table:table-cell table:style-name="ce37"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table-cell table:style-name="ce28" table:number-columns-repeated="992"/>
        </table:table-row>
        <table:table-row table:style-name="ro1">
          <table:table-cell office:value-type="float" office:value="1979" calcext:value-type="float">
            <text:p>1979</text:p>
          </table:table-cell>
          <table:table-cell office:value-type="float" office:value="5037" calcext:value-type="float">
            <text:p>5037</text:p>
          </table:table-cell>
          <table:table-cell table:formula="of:=COM.MICROSOFT.CONCAT([.E115]; &quot;, &quot;; [.D115];&quot; &quot;; [.F115];&quot; &quot;;[.G115])" office:value-type="string" office:string-value="1832*, Bill  sale planning" calcext:value-type="string">
            <text:p>1832*, Bill <text:s/>sale planning</text:p>
          </table:table-cell>
          <table:table-cell office:value-type="string" calcext:value-type="string">
            <text:p>Bill </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150" calcext:value-type="float">
            <text:p>150</text:p>
          </table:table-cell>
          <table:table-cell table:style-name="ce37"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table:style-name="ce28" office:value-type="float" office:value="1970" calcext:value-type="float">
            <text:p>1970</text:p>
          </table:table-cell>
          <table:table-cell table:style-name="ce28" office:value-type="float" office:value="7202" calcext:value-type="float">
            <text:p>7202</text:p>
          </table:table-cell>
          <table:table-cell table:formula="of:=COM.MICROSOFT.CONCAT([.E116]; &quot;, &quot;; [.D116];&quot; &quot;; [.F116];&quot; &quot;;[.G116])" office:value-type="string" office:string-value="-35703, Wat purchase " calcext:value-type="string">
            <text:p>-35703, Wat purchase </text:p>
          </table:table-cell>
          <table:table-cell table:style-name="ce28" office:value-type="string" calcext:value-type="string">
            <text:p>Wat</text:p>
          </table:table-cell>
          <table:table-cell table:style-name="ce12" office:value-type="date" office:date-value="1802-03-31" calcext:value-type="date">
            <text:p>1802-03-31</text:p>
          </table:table-cell>
          <table:table-cell table:style-name="ce28" office:value-type="string" calcext:value-type="string">
            <text:p>purchase</text:p>
          </table:table-cell>
          <table:table-cell table:style-name="ce28"/>
          <table:table-cell table:style-name="ce28" office:value-type="string" calcext:value-type="string">
            <text:p>Purchased from Charles Boarman by President of Georgetown College Leonard Neale </text:p>
          </table:table-cell>
          <table:table-cell table:style-name="ce28" office:value-type="float" office:value="30" calcext:value-type="float">
            <text:p>30</text:p>
          </table:table-cell>
          <table:table-cell table:style-name="ce28"/>
          <table:table-cell table:style-name="ce45" office:value-type="float" office:value="400" calcext:value-type="float">
            <text:p>400</text:p>
          </table:table-cell>
          <table:table-cell table:style-name="ce39" office:value-type="string" calcext:value-type="string">
            <text:p>$</text:p>
          </table:table-cell>
          <table:table-cell table:style-name="ce28" table:number-columns-repeated="4"/>
          <table:table-cell table:style-name="ce28" office:value-type="string" calcext:value-type="string">
            <text:p>property of Charles Boarman</text:p>
          </table:table-cell>
          <table:table-cell table:style-name="ce28" table:number-columns-repeated="5"/>
          <table:table-cell table:style-name="ce28" office:value-type="float" office:value="7" calcext:value-type="float">
            <text:p>7</text:p>
          </table:table-cell>
          <table:table-cell table:style-name="ce28" office:value-type="string" calcext:value-type="string">
            <text:p>Leonard Neale</text:p>
          </table:table-cell>
          <table:table-cell table:style-name="ce28" table:number-columns-repeated="5"/>
          <table:table-cell office:value-type="string" calcext:value-type="string">
            <text:p><text:a xlink:href="http://slaveryarchive.georgetown.edu/items/show/75" xlink:type="simple">http://slaveryarchive.georgetown.edu/items/show/75</text:a></text:p>
          </table:table-cell>
          <table:table-cell table:style-name="ce28" table:number-columns-repeated="2"/>
          <table:table-cell table:number-columns-repeated="992"/>
        </table:table-row>
        <table:table-row table:style-name="ro1">
          <table:table-cell table:style-name="ce28" office:value-type="float" office:value="3591" calcext:value-type="float">
            <text:p>3591</text:p>
          </table:table-cell>
          <table:table-cell table:style-name="ce28" office:value-type="float" office:value="1182" calcext:value-type="float">
            <text:p>1182</text:p>
          </table:table-cell>
          <table:table-cell table:formula="of:=COM.MICROSOFT.CONCAT([.E117]; &quot;, &quot;; [.D117];&quot; &quot;; [.F117];&quot; &quot;;[.G117])" office:value-type="string" office:string-value="1788-07-17, Charles purchase " calcext:value-type="string">
            <text:p>1788-07-17, Charles purchase </text:p>
          </table:table-cell>
          <table:table-cell table:style-name="ce28" office:value-type="string" calcext:value-type="string">
            <text:p>Charles</text:p>
          </table:table-cell>
          <table:table-cell table:style-name="ce39" office:value-type="string" calcext:value-type="string">
            <text:p>1788-07-17</text:p>
          </table:table-cell>
          <table:table-cell table:style-name="ce28" office:value-type="string" calcext:value-type="string">
            <text:p>purchase</text:p>
          </table:table-cell>
          <table:table-cell table:style-name="ce28"/>
          <table:table-cell table:style-name="ce28" office:value-type="string" calcext:value-type="string">
            <text:p>bought of Charles Sewall (pastor of St. Ignatius Chapel Point) by Leonard Neale</text:p>
          </table:table-cell>
          <table:table-cell table:style-name="ce28" table:number-columns-repeated="2"/>
          <table:table-cell table:style-name="ce45" office:value-type="float" office:value="130" calcext:value-type="float">
            <text:p>130</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Charles Sewall</text:p>
          </table:table-cell>
          <table:table-cell table:style-name="ce28" table:number-columns-repeated="2"/>
          <table:table-cell table:style-name="ce28" office:value-type="string" calcext:value-type="string">
            <text:p>sold to Leonard Neale</text:p>
          </table:table-cell>
          <table:table-cell table:style-name="ce28" table:number-columns-repeated="2"/>
          <table:table-cell office:value-type="float" office:value="5" calcext:value-type="float">
            <text:p>5</text:p>
          </table:table-cell>
          <table:table-cell table:style-name="ce28" office:value-type="string" calcext:value-type="string">
            <text:p>Leonard Neale</text:p>
          </table:table-cell>
          <table:table-cell table:style-name="ce28" table:number-columns-repeated="5"/>
          <table:table-cell office:value-type="string" calcext:value-type="string">
            <text:p>https://slaveryarchive.georgetown.edu/items/show/221</text:p>
          </table:table-cell>
          <table:table-cell table:style-name="ce28" office:value-type="string" calcext:value-type="string">
            <text:p>return to this for hiring info on Charles</text:p>
          </table:table-cell>
          <table:table-cell table:style-name="ce28"/>
          <table:table-cell table:style-name="ce27" table:number-columns-repeated="992"/>
        </table:table-row>
        <table:table-row table:style-name="ro4">
          <table:table-cell office:value-type="float" office:value="1344" calcext:value-type="float">
            <text:p>1344</text:p>
          </table:table-cell>
          <table:table-cell office:value-type="float" office:value="7084" calcext:value-type="float">
            <text:p>7084</text:p>
          </table:table-cell>
          <table:table-cell table:formula="of:=COM.MICROSOFT.CONCAT([.E118]; &quot;, &quot;; [.D118];&quot; &quot;; [.F118];&quot; &quot;;[.G118])" office:value-type="string" office:string-value="1833-10-22, Thomas Brown manumission planning" calcext:value-type="string">
            <text:p>1833-10-22, Thomas Brown manumission planning</text:p>
          </table:table-cell>
          <table:table-cell office:value-type="string" calcext:value-type="string">
            <text:p>Thomas Brown</text:p>
          </table:table-cell>
          <table:table-cell table:style-name="ce37"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office:value-type="string" calcext:value-type="string">
            <text:p>plea of poor treatment at St. Louis U</text:p>
          </table:table-cell>
          <table:table-cell table:number-columns-repeated="2"/>
          <table:table-cell table:style-name="ce42"/>
          <table:table-cell office:value-type="string" calcext:value-type="string">
            <text:p>$</text:p>
          </table:table-cell>
          <table:table-cell office:value-type="string" calcext:value-type="string">
            <text:p>$100/2</text:p>
          </table:table-cell>
          <table:table-cell/>
          <table:table-cell office:value-type="string" calcext:value-type="string">
            <text:p>spouse of Molly Brown</text:p>
          </table:table-cell>
          <table:table-cell office:value-type="float" office:value="7085" calcext:value-type="float">
            <text:p>7085</text:p>
          </table:table-cell>
          <table:table-cell table:number-columns-repeated="3"/>
          <table:table-cell table:style-name="ce51" table:number-columns-repeated="2"/>
          <table:table-cell/>
          <table:table-cell office:value-type="float" office:value="1120" calcext:value-type="float">
            <text:p>1120</text:p>
          </table:table-cell>
          <table:table-cell office:value-type="string" calcext:value-type="string">
            <text:p>property of Fr. Verheagan</text:p>
          </table:table-cell>
          <table:table-cell table:number-columns-repeated="5"/>
          <table:table-cell office:value-type="string" calcext:value-type="string">
            <text:p>http://slaveryarchive.georgetown.edu/items/show/39</text:p>
          </table:table-cell>
          <table:table-cell table:number-columns-repeated="2"/>
          <table:table-cell table:style-name="ce27" table:number-columns-repeated="992"/>
        </table:table-row>
        <table:table-row table:style-name="ro1">
          <table:table-cell table:number-columns-repeated="2"/>
          <table:table-cell table:formula="of:=COM.MICROSOFT.CONCAT([.E119]; &quot;, &quot;; [.D119];&quot; &quot;; [.F119];&quot; &quot;;[.G119])" office:value-type="string" office:string-value="1831, Unknown sale " calcext:value-type="string">
            <text:p>1831, Unknown sale </text:p>
          </table:table-cell>
          <table:table-cell office:value-type="string" calcext:value-type="string">
            <text:p>Unknown</text:p>
          </table:table-cell>
          <table:table-cell office:value-type="float" office:value="1831" calcext:value-type="float">
            <text:p>1831</text:p>
          </table:table-cell>
          <table:table-cell office:value-type="string" calcext:value-type="string">
            <text:p>sale</text:p>
          </table:table-cell>
          <table:table-cell/>
          <table:table-cell office:value-type="string" calcext:value-type="string">
            <text:p>Mulledy writes to Kenney twice about the sale of “wicked slaves” – executed by July 1832</text:p>
          </table:table-cell>
          <table:table-cell table:number-columns-repeated="2"/>
          <table:table-cell table:style-name="ce51"/>
          <table:table-cell/>
          <table:table-cell table:style-name="ce35" table:number-columns-repeated="2"/>
          <table:table-cell table:number-columns-repeated="8"/>
          <table:table-cell office:value-type="float" office:value="1" calcext:value-type="float">
            <text:p>1</text:p>
          </table:table-cell>
          <table:table-cell office:value-type="string" calcext:value-type="string">
            <text:p>Thomas Mulledy</text:p>
          </table:table-cell>
          <table:table-cell office:value-type="string" calcext:value-type="string">
            <text:p>J028</text:p>
          </table:table-cell>
          <table:table-cell table:number-columns-repeated="4"/>
          <table:table-cell office:value-type="string" calcext:value-type="string">
            <text:p>Mulledy-1-4d-Kenney-Mulledy-1832-07-16.json</text:p>
          </table:table-cell>
          <table:table-cell table:number-columns-repeated="2"/>
          <table:table-cell table:style-name="ce30" table:number-columns-repeated="992"/>
        </table:table-row>
        <table:table-row table:style-name="ro5">
          <table:table-cell table:style-name="ce30" table:number-columns-repeated="2"/>
          <table:table-cell table:formula="of:=COM.MICROSOFT.CONCAT([.E120]; &quot;, &quot;; [.D120];&quot; &quot;; [.F120];&quot; &quot;;[.G120])" office:value-type="string" office:string-value="1839, Arnold sale " calcext:value-type="string">
            <text:p>1839, Arnold sale </text:p>
          </table:table-cell>
          <table:table-cell table:style-name="ce30" office:value-type="string" calcext:value-type="string">
            <text:p>Arnold</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38" calcext:value-type="float">
            <text:p>38</text:p>
          </table:table-cell>
          <table:table-cell table:style-name="ce30"/>
          <table:table-cell table:style-name="ce47" office:value-type="float" office:value="702" calcext:value-type="float">
            <text:p>702</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5">
          <table:table-cell table:style-name="ce30" table:number-columns-repeated="2"/>
          <table:table-cell table:formula="of:=COM.MICROSOFT.CONCAT([.E121]; &quot;, &quot;; [.D121];&quot; &quot;; [.F121];&quot; &quot;;[.G121])" office:value-type="string" office:string-value="1839, Betsey sale " calcext:value-type="string">
            <text:p>1839, Betsey sale </text:p>
          </table:table-cell>
          <table:table-cell table:style-name="ce30" office:value-type="string" calcext:value-type="string">
            <text:p>Betse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32" calcext:value-type="float">
            <text:p>32</text:p>
          </table:table-cell>
          <table:table-cell table:style-name="ce30"/>
          <table:table-cell table:style-name="ce47" office:value-type="float" office:value="594" calcext:value-type="float">
            <text:p>59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1">
          <table:table-cell table:style-name="ce30" table:number-columns-repeated="2"/>
          <table:table-cell table:formula="of:=COM.MICROSOFT.CONCAT([.E122]; &quot;, &quot;; [.D122];&quot; &quot;; [.F122];&quot; &quot;;[.G122])" office:value-type="string" office:string-value="1839, Charles sale " calcext:value-type="string">
            <text:p>1839, Charles sale </text:p>
          </table:table-cell>
          <table:table-cell table:style-name="ce30" office:value-type="string" calcext:value-type="string">
            <text:p>Charles</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45" calcext:value-type="float">
            <text:p>45</text:p>
          </table:table-cell>
          <table:table-cell table:style-name="ce30"/>
          <table:table-cell table:style-name="ce47" office:value-type="float" office:value="378" calcext:value-type="float">
            <text:p>378</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5">
          <table:table-cell table:style-name="ce30" table:number-columns-repeated="2"/>
          <table:table-cell table:formula="of:=COM.MICROSOFT.CONCAT([.E123]; &quot;, &quot;; [.D123];&quot; &quot;; [.F123];&quot; &quot;;[.G123])" office:value-type="string" office:string-value="1839, Dick  sale " calcext:value-type="string">
            <text:p>1839, Dick <text:s/>sale </text:p>
          </table:table-cell>
          <table:table-cell table:style-name="ce30" office:value-type="string" calcext:value-type="string">
            <text:p>Dick </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40" calcext:value-type="float">
            <text:p>40</text:p>
          </table:table-cell>
          <table:table-cell table:style-name="ce30"/>
          <table:table-cell table:style-name="ce47" office:value-type="float" office:value="648" calcext:value-type="float">
            <text:p>648</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5">
          <table:table-cell table:style-name="ce30" table:number-columns-repeated="2"/>
          <table:table-cell table:formula="of:=COM.MICROSOFT.CONCAT([.E124]; &quot;, &quot;; [.D124];&quot; &quot;; [.F124];&quot; &quot;;[.G124])" office:value-type="string" office:string-value="1839, Isaac sale " calcext:value-type="string">
            <text:p>1839, Isaac sale </text:p>
          </table:table-cell>
          <table:table-cell table:style-name="ce30" office:value-type="string" calcext:value-type="string">
            <text:p>Isaac</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1" calcext:value-type="float">
            <text:p>21</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5">
          <table:table-cell table:style-name="ce30" table:number-columns-repeated="2"/>
          <table:table-cell table:formula="of:=COM.MICROSOFT.CONCAT([.E125]; &quot;, &quot;; [.D125];&quot; &quot;; [.F125];&quot; &quot;;[.G125])" office:value-type="string" office:string-value="1839, Isaiah sale " calcext:value-type="string">
            <text:p>1839, Isaiah sale </text:p>
          </table:table-cell>
          <table:table-cell table:style-name="ce30" office:value-type="string" calcext:value-type="string">
            <text:p>Isaiah</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1" calcext:value-type="float">
            <text:p>21</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1">
          <table:table-cell table:style-name="ce30" table:number-columns-repeated="2"/>
          <table:table-cell table:formula="of:=COM.MICROSOFT.CONCAT([.E126]; &quot;, &quot;; [.D126];&quot; &quot;; [.F126];&quot; &quot;;[.G126])" office:value-type="string" office:string-value="1839, Martha sale " calcext:value-type="string">
            <text:p>1839, Martha sale </text:p>
          </table:table-cell>
          <table:table-cell table:style-name="ce30" office:value-type="string" calcext:value-type="string">
            <text:p>Martha</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12" calcext:value-type="float">
            <text:p>12</text:p>
          </table:table-cell>
          <table:table-cell table:style-name="ce30"/>
          <table:table-cell table:style-name="ce47" office:value-type="float" office:value="432" calcext:value-type="float">
            <text:p>432</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2"/>
        </table:table-row>
        <table:table-row table:style-name="ro5">
          <table:table-cell table:style-name="ce30" table:number-columns-repeated="2"/>
          <table:table-cell table:formula="of:=COM.MICROSOFT.CONCAT([.E127]; &quot;, &quot;; [.D127];&quot; &quot;; [.F127];&quot; &quot;;[.G127])" office:value-type="string" office:string-value="1839, Nace sale " calcext:value-type="string">
            <text:p>1839, Nace sale </text:p>
          </table:table-cell>
          <table:table-cell table:style-name="ce30" office:value-type="string" calcext:value-type="string">
            <text:p>Nace</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0" calcext:value-type="float">
            <text:p>20</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2"/>
        </table:table-row>
        <table:table-row table:style-name="ro5">
          <table:table-cell table:style-name="ce30" table:number-columns-repeated="2"/>
          <table:table-cell table:formula="of:=COM.MICROSOFT.CONCAT([.E128]; &quot;, &quot;; [.D128];&quot; &quot;; [.F128];&quot; &quot;;[.G128])" office:value-type="string" office:string-value="1839, Nancy sale " calcext:value-type="string">
            <text:p>1839, Nancy sale </text:p>
          </table:table-cell>
          <table:table-cell table:style-name="ce30" office:value-type="string" calcext:value-type="string">
            <text:p>Nanc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15" calcext:value-type="float">
            <text:p>15</text:p>
          </table:table-cell>
          <table:table-cell table:style-name="ce30"/>
          <table:table-cell table:style-name="ce47" office:value-type="float" office:value="594" calcext:value-type="float">
            <text:p>594</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5">
          <table:table-cell table:style-name="ce30" table:number-columns-repeated="2"/>
          <table:table-cell table:formula="of:=COM.MICROSOFT.CONCAT([.E129]; &quot;, &quot;; [.D129];&quot; &quot;; [.F129];&quot; &quot;;[.G129])" office:value-type="string" office:string-value="1839, Nelly sale " calcext:value-type="string">
            <text:p>1839, Nelly sale </text:p>
          </table:table-cell>
          <table:table-cell table:style-name="ce30" office:value-type="string" calcext:value-type="string">
            <text:p>Nell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38" calcext:value-type="float">
            <text:p>38</text:p>
          </table:table-cell>
          <table:table-cell table:style-name="ce30"/>
          <table:table-cell table:style-name="ce47" office:value-type="float" office:value="378" calcext:value-type="float">
            <text:p>378</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1">
          <table:table-cell table:style-name="ce30" table:number-columns-repeated="2"/>
          <table:table-cell table:formula="of:=COM.MICROSOFT.CONCAT([.E130]; &quot;, &quot;; [.D130];&quot; &quot;; [.F130];&quot; &quot;;[.G130])" office:value-type="string" office:string-value="1839, William sale " calcext:value-type="string">
            <text:p>1839, William sale </text:p>
          </table:table-cell>
          <table:table-cell table:style-name="ce30" office:value-type="string" calcext:value-type="string">
            <text:p>William</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1" calcext:value-type="float">
            <text:p>21</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2"/>
        </table:table-row>
        <table:table-row table:style-name="ro1">
          <table:table-cell office:value-type="float" office:value="1943" calcext:value-type="float">
            <text:p>1943</text:p>
          </table:table-cell>
          <table:table-cell office:value-type="float" office:value="7041" calcext:value-type="float">
            <text:p>7041</text:p>
          </table:table-cell>
          <table:table-cell table:formula="of:=COM.MICROSOFT.CONCAT([.E131]; &quot;, &quot;; [.D131];&quot; &quot;; [.F131];&quot; &quot;;[.G131])" office:value-type="string" office:string-value="1803-05-07, Nann sale " calcext:value-type="string">
            <text:p>1803-05-07, Nann sale </text:p>
          </table:table-cell>
          <table:table-cell office:value-type="string" calcext:value-type="string">
            <text:p>Nann</text:p>
          </table:table-cell>
          <table:table-cell table:style-name="ce37" office:value-type="string" calcext:value-type="string">
            <text:p>1803-05-07</text:p>
          </table:table-cell>
          <table:table-cell office:value-type="string" calcext:value-type="string">
            <text:p>sale</text:p>
          </table:table-cell>
          <table:table-cell/>
          <table:table-cell office:value-type="string" calcext:value-type="string">
            <text:p>sold to Woods &amp; Alston of Georgia</text:p>
          </table:table-cell>
          <table:table-cell office:value-type="float" office:value="21" calcext:value-type="float">
            <text:p>21</text:p>
          </table:table-cell>
          <table:table-cell/>
          <table:table-cell office:value-type="float" office:value="250" calcext:value-type="float">
            <text:p>250</text:p>
          </table:table-cell>
          <table:table-cell office:value-type="string" calcext:value-type="string">
            <text:p>$</text:p>
          </table:table-cell>
          <table:table-cell table:number-columns-repeated="4"/>
          <table:table-cell office:value-type="string" calcext:value-type="string">
            <text:p>property of William Hall 3d</text:p>
          </table:table-cell>
          <table:table-cell office:value-type="string" calcext:value-type="string">
            <text:p>NJ031</text:p>
          </table:table-cell>
          <table:table-cell/>
          <table:table-cell office:value-type="string" calcext:value-type="string">
            <text:p>sold to Woods &amp; Alston</text:p>
          </table:table-cell>
          <table:table-cell office:value-type="string" calcext:value-type="string">
            <text:p>NJ032</text:p>
          </table:table-cell>
          <table:table-cell/>
          <table:table-cell office:value-type="float" office:value="1120" calcext:value-type="float">
            <text:p>1120</text:p>
          </table:table-cell>
          <table:table-cell table:number-columns-repeated="6"/>
          <table:table-cell office:value-type="string" calcext:value-type="string">
            <text:p>MPA-35-6-WilliamHall-SlaveSaleToGeorgia-1803-05-07.json</text:p>
          </table:table-cell>
          <table:table-cell table:number-columns-repeated="994"/>
        </table:table-row>
        <table:table-row table:style-name="ro1">
          <table:table-cell office:value-type="float" office:value="1440" calcext:value-type="float">
            <text:p>1440</text:p>
          </table:table-cell>
          <table:table-cell office:value-type="float" office:value="5052" calcext:value-type="float">
            <text:p>5052</text:p>
          </table:table-cell>
          <table:table-cell table:formula="of:=COM.MICROSOFT.CONCAT([.E132]; &quot;, &quot;; [.D132];&quot; &quot;; [.F132];&quot; &quot;;[.G132])" office:value-type="string" office:string-value="1796-04-19, Henny sale " calcext:value-type="string">
            <text:p>1796-04-19, Henny sale </text:p>
          </table:table-cell>
          <table:table-cell office:value-type="string" calcext:value-type="string">
            <text:p>Henny</text:p>
          </table:table-cell>
          <table:table-cell table:style-name="ce37" office:value-type="string" calcext:value-type="string">
            <text:p>1796-04-19</text:p>
          </table:table-cell>
          <table:table-cell office:value-type="string" calcext:value-type="string">
            <text:p>sale</text:p>
          </table:table-cell>
          <table:table-cell/>
          <table:table-cell office:value-type="string" calcext:value-type="string">
            <text:p>sold a negro woman named Henny -- sick and ran away</text:p>
          </table:table-cell>
          <table:table-cell table:number-columns-repeated="2"/>
          <table:table-cell office:value-type="float" office:value="15" calcext:value-type="float">
            <text:p>15</text:p>
          </table:table-cell>
          <table:table-cell office:value-type="string" calcext:value-type="string">
            <text:p>L</text:p>
          </table:table-cell>
          <table:table-cell table:number-columns-repeated="10"/>
          <table:table-cell office:value-type="float" office:value="1" calcext:value-type="float">
            <text:p>1</text:p>
          </table:table-cell>
          <table:table-cell table:number-columns-repeated="6"/>
          <table:table-cell table:style-name="ce50" office:value-type="string" calcext:value-type="string">
            <text:p><text:a xlink:href="http://slaveryarchive.georgetown.edu/items/show/248" xlink:type="simple">http://slaveryarchive.georgetown.edu/items/show/248</text:a></text:p>
          </table:table-cell>
          <table:table-cell table:number-columns-repeated="994"/>
        </table:table-row>
        <table:table-row table:style-name="ro1">
          <table:table-cell office:value-type="float" office:value="1444" calcext:value-type="float">
            <text:p>1444</text:p>
          </table:table-cell>
          <table:table-cell office:value-type="float" office:value="5063" calcext:value-type="float">
            <text:p>5063</text:p>
          </table:table-cell>
          <table:table-cell table:formula="of:=COM.MICROSOFT.CONCAT([.E133]; &quot;, &quot;; [.D133];&quot; &quot;; [.F133];&quot; &quot;;[.G133])" office:value-type="string" office:string-value="1795-02-13, Lucy sale " calcext:value-type="string">
            <text:p>1795-02-13, Lucy sale </text:p>
          </table:table-cell>
          <table:table-cell office:value-type="string" calcext:value-type="string">
            <text:p>Lucy</text:p>
          </table:table-cell>
          <table:table-cell table:style-name="ce37" office:value-type="string" calcext:value-type="string">
            <text:p>1795-02-13</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80/2</text:p>
          </table:table-cell>
          <table:table-cell/>
          <table:table-cell office:value-type="string" calcext:value-type="string">
            <text:p>child of Bob</text:p>
          </table:table-cell>
          <table:table-cell/>
          <table:table-cell table:style-name="ce51" table:number-columns-repeated="2"/>
          <table:table-cell/>
          <table:table-cell office:value-type="string" calcext:value-type="string">
            <text:p>purchased by John Caina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28" table:number-columns-repeated="992"/>
        </table:table-row>
        <table:table-row table:style-name="ro2">
          <table:table-cell table:style-name="ce27" office:value-type="float" office:value="1448" calcext:value-type="float">
            <text:p>1448</text:p>
          </table:table-cell>
          <table:table-cell table:style-name="ce27" office:value-type="float" office:value="5068" calcext:value-type="float">
            <text:p>5068</text:p>
          </table:table-cell>
          <table:table-cell table:formula="of:=COM.MICROSOFT.CONCAT([.E134]; &quot;, &quot;; [.D134];&quot; &quot;; [.F134];&quot; &quot;;[.G134])" office:value-type="string" office:string-value="1797-03-09, Patrick freedom petition " calcext:value-type="string">
            <text:p>1797-03-09, Patrick freedom petition </text:p>
          </table:table-cell>
          <table:table-cell table:style-name="ce27" office:value-type="string" calcext:value-type="string">
            <text:p>Patrick</text:p>
          </table:table-cell>
          <table:table-cell table:style-name="ce41" office:value-type="string" calcext:value-type="string">
            <text:p>1797-03-09</text:p>
          </table:table-cell>
          <table:table-cell table:style-name="ce27" office:value-type="string" calcext:value-type="string">
            <text:p>freedom petition</text:p>
          </table:table-cell>
          <table:table-cell table:style-name="ce27"/>
          <table:table-cell table:style-name="ce27" office:value-type="string" calcext:value-type="string">
            <text:p>Summond. to court to answer Patt's petition for freedom</text:p>
          </table:table-cell>
          <table:table-cell table:style-name="ce27" table:number-columns-repeated="2"/>
          <table:table-cell table:style-name="ce46"/>
          <table:table-cell table:style-name="ce27" table:number-columns-repeated="11"/>
          <table:table-cell office:value-type="float" office:value="1" calcext:value-type="float">
            <text:p>1</text:p>
          </table:table-cell>
          <table:table-cell table:style-name="ce27" table:number-columns-repeated="6"/>
          <table:table-cell table:style-name="ce27" office:value-type="string" calcext:value-type="string">
            <text:p>1790-MPC-1-1-Records of Bohemia-1790.json</text:p>
          </table:table-cell>
          <table:table-cell table:style-name="ce27" table:number-columns-repeated="2"/>
          <table:table-cell table:style-name="ce28" table:number-columns-repeated="992"/>
        </table:table-row>
        <table:table-row table:style-name="ro4">
          <table:table-cell table:style-name="ce27" office:value-type="float" office:value="1448" calcext:value-type="float">
            <text:p>1448</text:p>
          </table:table-cell>
          <table:table-cell table:style-name="ce27" office:value-type="float" office:value="5068" calcext:value-type="float">
            <text:p>5068</text:p>
          </table:table-cell>
          <table:table-cell table:formula="of:=COM.MICROSOFT.CONCAT([.E135]; &quot;, &quot;; [.D135];&quot; &quot;; [.F135];&quot; &quot;;[.G135])" office:value-type="string" office:string-value="1797-08-16, Patrick manumission " calcext:value-type="string">
            <text:p>1797-08-16, Patrick manumission </text:p>
          </table:table-cell>
          <table:table-cell table:style-name="ce27" office:value-type="string" calcext:value-type="string">
            <text:p>Patrick</text:p>
          </table:table-cell>
          <table:table-cell table:style-name="ce41" office:value-type="string" calcext:value-type="string">
            <text:p>1797-08-16</text:p>
          </table:table-cell>
          <table:table-cell table:style-name="ce27" office:value-type="string" calcext:value-type="string">
            <text:p>manumission</text:p>
          </table:table-cell>
          <table:table-cell table:style-name="ce27"/>
          <table:table-cell table:style-name="ce27" office:value-type="string" calcext:value-type="string">
            <text:p>Sold Patt for L.156. his hire from 1st janu. comprepenceded in it. He is obligagted to retire 10 miles from the place under the forfeiture of L 200.</text:p>
          </table:table-cell>
          <table:table-cell table:style-name="ce27" table:number-columns-repeated="2"/>
          <table:table-cell table:style-name="ce46" office:value-type="float" office:value="156" calcext:value-type="float">
            <text:p>156</text:p>
          </table:table-cell>
          <table:table-cell table:style-name="ce27" office:value-type="string" calcext:value-type="string">
            <text:p>L</text:p>
          </table:table-cell>
          <table:table-cell table:style-name="ce27" table:number-columns-repeated="10"/>
          <table:table-cell office:value-type="float" office:value="1" calcext:value-type="float">
            <text:p>1</text:p>
          </table:table-cell>
          <table:table-cell table:style-name="ce27" table:number-columns-repeated="6"/>
          <table:table-cell table:style-name="ce27" office:value-type="string" calcext:value-type="string">
            <text:p>1790-MPC-1-1-Records of Bohemia-1790.json</text:p>
          </table:table-cell>
          <table:table-cell table:style-name="ce27" table:number-columns-repeated="2"/>
          <table:table-cell table:number-columns-repeated="992"/>
        </table:table-row>
        <table:table-row table:style-name="ro1">
          <table:table-cell office:value-type="float" office:value="1450" calcext:value-type="float">
            <text:p>1450</text:p>
          </table:table-cell>
          <table:table-cell office:value-type="float" office:value="5070" calcext:value-type="float">
            <text:p>5070</text:p>
          </table:table-cell>
          <table:table-cell table:formula="of:=COM.MICROSOFT.CONCAT([.E136]; &quot;, &quot;; [.D136];&quot; &quot;; [.F136];&quot; &quot;;[.G136])" office:value-type="string" office:string-value="1795-02-28, Nelly sale " calcext:value-type="string">
            <text:p>1795-02-28, Nelly sale </text:p>
          </table:table-cell>
          <table:table-cell office:value-type="string" calcext:value-type="string">
            <text:p>Nelly</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70/3</text:p>
          </table:table-cell>
          <table:table-cell/>
          <table:table-cell office:value-type="string" calcext:value-type="string">
            <text:p>child of Jany</text:p>
          </table:table-cell>
          <table:table-cell/>
          <table:table-cell table:style-name="ce51" table:number-columns-repeated="2"/>
          <table:table-cell/>
          <table:table-cell office:value-type="string" calcext:value-type="string">
            <text:p>purchased by Robert Hodgso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28" table:number-columns-repeated="992"/>
        </table:table-row>
        <table:table-row table:style-name="ro2">
          <table:table-cell office:value-type="float" office:value="1629" calcext:value-type="float">
            <text:p>1629</text:p>
          </table:table-cell>
          <table:table-cell office:value-type="float" office:value="5002" calcext:value-type="float">
            <text:p>5002</text:p>
          </table:table-cell>
          <table:table-cell table:formula="of:=COM.MICROSOFT.CONCAT([.E137]; &quot;, &quot;; [.D137];&quot; &quot;; [.F137];&quot; &quot;;[.G137])" office:value-type="string" office:string-value="1816, Regis manumission sale for term" calcext:value-type="string">
            <text:p>1816, Regis manumission sale for term</text:p>
          </table:table-cell>
          <table:table-cell office:value-type="string" calcext:value-type="string">
            <text:p>Regis</text:p>
          </table:table-cell>
          <table:table-cell table:style-name="ce28" office:value-type="float" office:value="1816" calcext:value-type="float">
            <text:p>1816</text:p>
          </table:table-cell>
          <table:table-cell office:value-type="string" calcext:value-type="string">
            <text:p>manumission</text:p>
          </table:table-cell>
          <table:table-cell office:value-type="string" calcext:value-type="string">
            <text:p>sale for term</text:p>
          </table:table-cell>
          <table:table-cell office:value-type="string" calcext:value-type="string">
            <text:p>unclear if this was executed – blank contract</text:p>
          </table:table-cell>
          <table:table-cell office:value-type="float" office:value="19" calcext:value-type="float">
            <text:p>19</text:p>
          </table:table-cell>
          <table:table-cell/>
          <table:table-cell office:value-type="float" office:value="323" calcext:value-type="float">
            <text:p>323</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table:number-columns-repeated="6"/>
          <table:table-cell office:value-type="string" calcext:value-type="string">
            <text:p>http://slaveryarchive.georgetown.edu/items/show/198</text:p>
          </table:table-cell>
          <table:table-cell table:number-columns-repeated="994"/>
        </table:table-row>
        <table:table-row table:style-name="ro1">
          <table:table-cell table:style-name="ce26" office:value-type="float" office:value="1690" calcext:value-type="float">
            <text:p>1690</text:p>
          </table:table-cell>
          <table:table-cell table:style-name="ce34" office:value-type="float" office:value="5061" calcext:value-type="float">
            <office:annotation draw:style-name="gr2" draw:text-style-name="P2" svg:width="82.18pt" svg:height="51pt" svg:x="98.84pt" svg:y="4099.78pt" draw:caption-point-x="-17.29pt" draw:caption-point-y="42.8pt">
              <dc:creator>SL</dc:creator>
              <dc:date>2018-10-16T00:00:00</dc:date>
              <text:p text:style-name="P1"><text:span text:style-name="T1">Might be this Charles based on 1798 mention</text:span><text:span text:style-name="T1"><text:tab/></text:span></text:p>
            </office:annotation>
            <text:p>5061</text:p>
          </table:table-cell>
          <table:table-cell table:formula="of:=COM.MICROSOFT.CONCAT([.E138]; &quot;, &quot;; [.D138];&quot; &quot;; [.F138];&quot; &quot;;[.G138])" office:value-type="string" office:string-value="1761-04-27, Charles purchase " calcext:value-type="string">
            <text:p>1761-04-27, Charles purchase </text:p>
          </table:table-cell>
          <table:table-cell table:style-name="ce28" office:value-type="string" calcext:value-type="string">
            <text:p>Charles</text:p>
          </table:table-cell>
          <table:table-cell table:style-name="ce39" office:value-type="string" calcext:value-type="string">
            <text:p>1761-04-27</text:p>
          </table:table-cell>
          <table:table-cell table:style-name="ce28" office:value-type="string" calcext:value-type="string">
            <text:p>purchase</text:p>
          </table:table-cell>
          <table:table-cell table:style-name="ce28"/>
          <table:table-cell table:style-name="ce28" office:value-type="string" calcext:value-type="string">
            <text:p>bought of William Jermains</text:p>
          </table:table-cell>
          <table:table-cell table:style-name="ce28" table:number-columns-repeated="2"/>
          <table:table-cell table:style-name="ce45" office:value-type="float" office:value="30" calcext:value-type="float">
            <text:p>30</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Wiliam Jermain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268</text:p>
          </table:table-cell>
          <table:table-cell table:style-name="ce28" table:number-columns-repeated="994"/>
        </table:table-row>
        <table:table-row table:style-name="ro1">
          <table:table-cell office:value-type="float" office:value="1692" calcext:value-type="float">
            <text:p>1692</text:p>
          </table:table-cell>
          <table:table-cell office:value-type="float" office:value="5073" calcext:value-type="float">
            <text:p>5073</text:p>
          </table:table-cell>
          <table:table-cell table:formula="of:=COM.MICROSOFT.CONCAT([.E139]; &quot;, &quot;; [.D139];&quot; &quot;; [.F139];&quot; &quot;;[.G139])" office:value-type="string" office:string-value="1795-02-28, Ralph sale " calcext:value-type="string">
            <text:p>1795-02-28, Ralph sale </text:p>
          </table:table-cell>
          <table:table-cell office:value-type="string" calcext:value-type="string">
            <text:p>Ralph</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70/3</text:p>
          </table:table-cell>
          <table:table-cell/>
          <table:table-cell office:value-type="string" calcext:value-type="string">
            <text:p>spouse of Jany</text:p>
          </table:table-cell>
          <table:table-cell/>
          <table:table-cell table:style-name="ce51"/>
          <table:table-cell table:number-columns-repeated="2"/>
          <table:table-cell office:value-type="string" calcext:value-type="string">
            <text:p>purchased by Robert Hodgso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994"/>
        </table:table-row>
        <table:table-row table:style-name="ro1">
          <table:table-cell table:style-name="ce28" office:value-type="float" office:value="1699" calcext:value-type="float">
            <text:p>1699</text:p>
          </table:table-cell>
          <table:table-cell table:style-name="ce28" office:value-type="float" office:value="5085" calcext:value-type="float">
            <text:p>5085</text:p>
          </table:table-cell>
          <table:table-cell table:formula="of:=COM.MICROSOFT.CONCAT([.E140]; &quot;, &quot;; [.D140];&quot; &quot;; [.F140];&quot; &quot;;[.G140])" office:value-type="string" office:string-value="1795-03-10, Poll  purchase " calcext:value-type="string">
            <text:p>1795-03-10, Poll <text:s/>purchase </text:p>
          </table:table-cell>
          <table:table-cell table:style-name="ce28" office:value-type="string" calcext:value-type="string">
            <text:p>Poll </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table:style-name="ce28" office:value-type="string" calcext:value-type="string">
            <text:p>L</text:p>
          </table:table-cell>
          <table:table-cell table:style-name="ce28" office:value-type="string" calcext:value-type="string">
            <text:p>L65/3</text:p>
          </table:table-cell>
          <table:table-cell table:style-name="ce28" table:number-columns-repeated="3"/>
          <table:table-cell table:style-name="ce30"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1">
          <table:table-cell table:style-name="ce32" office:value-type="float" office:value="1705" calcext:value-type="float">
            <text:p>1705</text:p>
          </table:table-cell>
          <table:table-cell table:style-name="ce36" office:value-type="float" office:value="5092" calcext:value-type="float">
            <office:annotation draw:style-name="gr2" draw:text-style-name="P2" svg:width="82.18pt" svg:height="51pt" svg:x="98.84pt" svg:y="4170.42pt" draw:caption-point-x="-17.29pt" draw:caption-point-y="42.8pt">
              <dc:creator>SL</dc:creator>
              <dc:date>2018-10-16T00:00:00</dc:date>
              <text:p text:style-name="P1"><text:span text:style-name="T1">Might be this Tom based on 1799 mention</text:span></text:p>
            </office:annotation>
            <text:p>5092</text:p>
          </table:table-cell>
          <table:table-cell table:formula="of:=COM.MICROSOFT.CONCAT([.E141]; &quot;, &quot;; [.D141];&quot; &quot;; [.F141];&quot; &quot;;[.G141])" office:value-type="string" office:string-value="1756-04-14, Tom purchase " calcext:value-type="string">
            <text:p>1756-04-14, Tom purchase </text:p>
          </table:table-cell>
          <table:table-cell table:style-name="ce28" office:value-type="string" calcext:value-type="string">
            <text:p>Tom</text:p>
          </table:table-cell>
          <table:table-cell table:style-name="ce39" office:value-type="string" calcext:value-type="string">
            <text:p>1756-04-14</text:p>
          </table:table-cell>
          <table:table-cell table:style-name="ce28" office:value-type="string" calcext:value-type="string">
            <text:p>purchase</text:p>
          </table:table-cell>
          <table:table-cell table:style-name="ce28"/>
          <table:table-cell table:style-name="ce28" office:value-type="string" calcext:value-type="string">
            <text:p>bought of William Hall</text:p>
          </table:table-cell>
          <table:table-cell table:style-name="ce28" table:number-columns-repeated="2"/>
          <table:table-cell table:style-name="ce45" office:value-type="float" office:value="54.17" calcext:value-type="float">
            <text:p>54.17</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William Hall 3d</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267</text:p>
          </table:table-cell>
          <table:table-cell table:style-name="ce28" table:number-columns-repeated="2"/>
          <table:table-cell table:number-columns-repeated="992"/>
        </table:table-row>
        <table:table-row table:style-name="ro1">
          <table:table-cell table:style-name="ce28" office:value-type="float" office:value="1706" calcext:value-type="float">
            <text:p>1706</text:p>
          </table:table-cell>
          <table:table-cell table:style-name="ce28" office:value-type="float" office:value="5093" calcext:value-type="float">
            <text:p>5093</text:p>
          </table:table-cell>
          <table:table-cell table:formula="of:=COM.MICROSOFT.CONCAT([.E142]; &quot;, &quot;; [.D142];&quot; &quot;; [.F142];&quot; &quot;;[.G142])" office:value-type="string" office:string-value="1795-03-10, Bigail purchase " calcext:value-type="string">
            <text:p>1795-03-10, Bigail purchase </text:p>
          </table:table-cell>
          <table:table-cell table:style-name="ce28" office:value-type="string" calcext:value-type="string">
            <text:p>Bigail</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table:style-name="ce28" office:value-type="string" calcext:value-type="string">
            <text:p>L</text:p>
          </table:table-cell>
          <table:table-cell table:style-name="ce28" office:value-type="string" calcext:value-type="string">
            <text:p>L65/3</text:p>
          </table:table-cell>
          <table:table-cell table:style-name="ce28" table:number-columns-repeated="3"/>
          <table:table-cell table:style-name="ce28"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2"/>
          <table:table-cell table:number-columns-repeated="992"/>
        </table:table-row>
        <table:table-row table:style-name="ro1">
          <table:table-cell table:style-name="ce27" office:value-type="float" office:value="1858" calcext:value-type="float">
            <text:p>1858</text:p>
          </table:table-cell>
          <table:table-cell office:value-type="float" office:value="5048" calcext:value-type="float">
            <text:p>5048</text:p>
          </table:table-cell>
          <table:table-cell table:formula="of:=COM.MICROSOFT.CONCAT([.E143]; &quot;, &quot;; [.D143];&quot; &quot;; [.F143];&quot; &quot;;[.G143])" office:value-type="string" office:string-value="1792-02-10, Mary purchase " calcext:value-type="string">
            <text:p>1792-02-10, Mary purchase </text:p>
          </table:table-cell>
          <table:table-cell office:value-type="string" calcext:value-type="string">
            <text:p>Mary</text:p>
          </table:table-cell>
          <table:table-cell table:style-name="ce37"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2"/>
          <table:table-cell table:style-name="ce42"/>
          <table:table-cell office:value-type="string" calcext:value-type="string">
            <text:p>L</text:p>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2</text:p>
          </table:table-cell>
          <table:table-cell table:number-columns-repeated="994"/>
        </table:table-row>
        <table:table-row table:style-name="ro2">
          <table:table-cell table:style-name="ce28" office:value-type="float" office:value="1858" calcext:value-type="float">
            <text:p>1858</text:p>
          </table:table-cell>
          <table:table-cell office:value-type="float" office:value="5048" calcext:value-type="float">
            <text:p>5048</text:p>
          </table:table-cell>
          <table:table-cell table:formula="of:=COM.MICROSOFT.CONCAT([.E144]; &quot;, &quot;; [.D144];&quot; &quot;; [.F144];&quot; &quot;;[.G144])" office:value-type="string" office:string-value="1793-04-04, Mary sale " calcext:value-type="string">
            <text:p>1793-04-04, Mary sale </text:p>
          </table:table-cell>
          <table:table-cell office:value-type="string" calcext:value-type="string">
            <text:p>Mary</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office:value-type="string" calcext:value-type="string">
            <text:p>spouse of Pat</text:p>
          </table:table-cell>
          <table:table-cell office:value-type="float" office:value="5051" calcext:value-type="float">
            <text:p>5051</text:p>
          </table:table-cell>
          <table:table-cell table:style-name="ce51" table:number-columns-repeated="2"/>
          <table:table-cell/>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7</text:p>
          </table:table-cell>
          <table:table-cell table:number-columns-repeated="994"/>
        </table:table-row>
        <table:table-row table:style-name="ro1">
          <table:table-cell table:style-name="ce27" office:value-type="float" office:value="1859" calcext:value-type="float">
            <text:p>1859</text:p>
          </table:table-cell>
          <table:table-cell office:value-type="float" office:value="5049" calcext:value-type="float">
            <text:p>5049</text:p>
          </table:table-cell>
          <table:table-cell table:formula="of:=COM.MICROSOFT.CONCAT([.E145]; &quot;, &quot;; [.D145];&quot; &quot;; [.F145];&quot; &quot;;[.G145])" office:value-type="string" office:string-value="1792-02-10, Hannah purchase " calcext:value-type="string">
            <text:p>1792-02-10, Hannah purchase </text:p>
          </table:table-cell>
          <table:table-cell office:value-type="string" calcext:value-type="string">
            <text:p>Hannah</text:p>
          </table:table-cell>
          <table:table-cell table:style-name="ce37"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2"/>
          <table:table-cell table:style-name="ce42"/>
          <table:table-cell office:value-type="string" calcext:value-type="string">
            <text:p>L</text:p>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2</text:p>
          </table:table-cell>
          <table:table-cell table:number-columns-repeated="994"/>
        </table:table-row>
        <table:table-row table:style-name="ro2">
          <table:table-cell table:style-name="ce28" office:value-type="float" office:value="1859" calcext:value-type="float">
            <text:p>1859</text:p>
          </table:table-cell>
          <table:table-cell office:value-type="float" office:value="5049" calcext:value-type="float">
            <text:p>5049</text:p>
          </table:table-cell>
          <table:table-cell table:formula="of:=COM.MICROSOFT.CONCAT([.E146]; &quot;, &quot;; [.D146];&quot; &quot;; [.F146];&quot; &quot;;[.G146])" office:value-type="string" office:string-value="1793-04-04, Hannah sale " calcext:value-type="string">
            <text:p>1793-04-04, Hannah sale </text:p>
          </table:table-cell>
          <table:table-cell office:value-type="string" calcext:value-type="string">
            <text:p>Hannah</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office:value-type="string" calcext:value-type="string">
            <text:p>child of Mary</text:p>
          </table:table-cell>
          <table:table-cell office:value-type="float" office:value="5048" calcext:value-type="float">
            <text:p>5048</text:p>
          </table:table-cell>
          <table:table-cell table:style-name="ce51" table:number-columns-repeated="2"/>
          <table:table-cell table:number-columns-repeated="4"/>
          <table:table-cell office:value-type="float" office:value="1" calcext:value-type="float">
            <text:p>1</text:p>
          </table:table-cell>
          <table:table-cell table:number-columns-repeated="6"/>
          <table:table-cell office:value-type="string" calcext:value-type="string">
            <text:p>http://slaveryarchive.georgetown.edu/items/show/277</text:p>
          </table:table-cell>
          <table:table-cell table:number-columns-repeated="994"/>
        </table:table-row>
        <table:table-row table:style-name="ro1">
          <table:table-cell table:style-name="ce27" office:value-type="float" office:value="1860" calcext:value-type="float">
            <text:p>1860</text:p>
          </table:table-cell>
          <table:table-cell office:value-type="float" office:value="5050" calcext:value-type="float">
            <text:p>5050</text:p>
          </table:table-cell>
          <table:table-cell table:formula="of:=COM.MICROSOFT.CONCAT([.E147]; &quot;, &quot;; [.D147];&quot; &quot;; [.F147];&quot; &quot;;[.G147])" office:value-type="string" office:string-value="1792-02-10, Isaac purchase " calcext:value-type="string">
            <text:p>1792-02-10, Isaac purchase </text:p>
          </table:table-cell>
          <table:table-cell table:style-name="ce28" office:value-type="string" calcext:value-type="string">
            <text:p>Isaac</text:p>
          </table:table-cell>
          <table:table-cell table:style-name="ce37"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2"/>
          <table:table-cell table:style-name="ce42"/>
          <table:table-cell office:value-type="string" calcext:value-type="string">
            <text:p>L</text:p>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2</text:p>
          </table:table-cell>
          <table:table-cell table:number-columns-repeated="994"/>
        </table:table-row>
        <table:table-row table:style-name="ro2">
          <table:table-cell table:style-name="ce28" office:value-type="float" office:value="1860" calcext:value-type="float">
            <text:p>1860</text:p>
          </table:table-cell>
          <table:table-cell office:value-type="float" office:value="5050" calcext:value-type="float">
            <text:p>5050</text:p>
          </table:table-cell>
          <table:table-cell table:formula="of:=COM.MICROSOFT.CONCAT([.E148]; &quot;, &quot;; [.D148];&quot; &quot;; [.F148];&quot; &quot;;[.G148])" office:value-type="string" office:string-value="1793-04-04, Isaac sale " calcext:value-type="string">
            <text:p>1793-04-04, Isaac sale </text:p>
          </table:table-cell>
          <table:table-cell office:value-type="string" calcext:value-type="string">
            <text:p>Isaac</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office:value-type="string" calcext:value-type="string">
            <text:p>child of Mary</text:p>
          </table:table-cell>
          <table:table-cell office:value-type="float" office:value="5048" calcext:value-type="float">
            <text:p>5048</text:p>
          </table:table-cell>
          <table:table-cell table:style-name="ce51" table:number-columns-repeated="2"/>
          <table:table-cell table:number-columns-repeated="4"/>
          <table:table-cell office:value-type="float" office:value="1" calcext:value-type="float">
            <text:p>1</text:p>
          </table:table-cell>
          <table:table-cell table:number-columns-repeated="6"/>
          <table:table-cell office:value-type="string" calcext:value-type="string">
            <text:p>http://slaveryarchive.georgetown.edu/items/show/277</text:p>
          </table:table-cell>
          <table:table-cell table:number-columns-repeated="2"/>
          <table:table-cell table:style-name="ce28" table:number-columns-repeated="992"/>
        </table:table-row>
        <table:table-row table:style-name="ro1">
          <table:table-cell table:style-name="ce28" office:value-type="float" office:value="1862" calcext:value-type="float">
            <text:p>1862</text:p>
          </table:table-cell>
          <table:table-cell table:style-name="ce28" office:value-type="float" office:value="5099" calcext:value-type="float">
            <text:p>5099</text:p>
          </table:table-cell>
          <table:table-cell table:formula="of:=COM.MICROSOFT.CONCAT([.E149]; &quot;, &quot;; [.D149];&quot; &quot;; [.F149];&quot; &quot;;[.G149])" office:value-type="string" office:string-value="1795-03-10, David purchase " calcext:value-type="string">
            <text:p>1795-03-10, David purchase </text:p>
          </table:table-cell>
          <table:table-cell table:style-name="ce28" office:value-type="string" calcext:value-type="string">
            <text:p>David</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office:value-type="string" calcext:value-type="string">
            <text:p>L</text:p>
          </table:table-cell>
          <table:table-cell table:style-name="ce28" office:value-type="string" calcext:value-type="string">
            <text:p>L65/3</text:p>
          </table:table-cell>
          <table:table-cell table:style-name="ce28" table:number-columns-repeated="3"/>
          <table:table-cell table:style-name="ce30"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1">
          <table:table-cell table:style-name="ce28" office:value-type="float" office:value="1914" calcext:value-type="float">
            <text:p>1914</text:p>
          </table:table-cell>
          <table:table-cell table:style-name="ce28" office:value-type="float" office:value="5039" calcext:value-type="float">
            <text:p>5039</text:p>
          </table:table-cell>
          <table:table-cell table:formula="of:=COM.MICROSOFT.CONCAT([.E150]; &quot;, &quot;; [.D150];&quot; &quot;; [.F150];&quot; &quot;;[.G150])" office:value-type="string" office:string-value="1790-07-01, Esther sale " calcext:value-type="string">
            <text:p>1790-07-01, Esther sale </text:p>
          </table:table-cell>
          <table:table-cell table:style-name="ce28" office:value-type="string" calcext:value-type="string">
            <text:p>Esther</text:p>
          </table:table-cell>
          <table:table-cell table:style-name="ce39" office:value-type="string" calcext:value-type="string">
            <text:p>1790-07-01</text:p>
          </table:table-cell>
          <table:table-cell table:style-name="ce28" office:value-type="string" calcext:value-type="string">
            <text:p>sale</text:p>
          </table:table-cell>
          <table:table-cell table:style-name="ce28"/>
          <table:table-cell table:style-name="ce28" office:value-type="string" calcext:value-type="string">
            <text:p>payments continue through the month form D. Hains and Wm. Nielforn</text:p>
          </table:table-cell>
          <table:table-cell table:style-name="ce28" table:number-columns-repeated="2"/>
          <table:table-cell table:style-name="ce45" office:value-type="float" office:value="30" calcext:value-type="float">
            <text:p>30</text:p>
          </table:table-cell>
          <table:table-cell table:style-name="ce28" office:value-type="string" calcext:value-type="string">
            <text:p>L</text:p>
          </table:table-cell>
          <table:table-cell table:style-name="ce28" table:number-columns-repeated="4"/>
          <table:table-cell table:style-name="ce51" table:number-columns-repeated="2"/>
          <table:table-cell table:style-name="ce28"/>
          <table:table-cell table:style-name="ce28" office:value-type="string" calcext:value-type="string">
            <text:p>purchased by David Hains</text:p>
          </table:table-cell>
          <table:table-cell table:style-name="ce28" office:value-type="string" calcext:value-type="string">
            <text:p>NJ066</text:p>
          </table:table-cell>
          <table:table-cell table:style-name="ce28"/>
          <table:table-cell office:value-type="float" office:value="1" calcext:value-type="float">
            <text:p>1</text:p>
          </table:table-cell>
          <table:table-cell table:style-name="ce28" table:number-columns-repeated="6"/>
          <table:table-cell office:value-type="string" calcext:value-type="string">
            <text:p>MPA-49-3-BohemiaDayBook-1790-1870.json</text:p>
          </table:table-cell>
          <table:table-cell table:style-name="ce28" table:number-columns-repeated="994"/>
        </table:table-row>
        <table:table-row table:style-name="ro1">
          <table:table-cell office:value-type="float" office:value="1915" calcext:value-type="float">
            <text:p>1915</text:p>
          </table:table-cell>
          <table:table-cell office:value-type="float" office:value="5040" calcext:value-type="float">
            <text:p>5040</text:p>
          </table:table-cell>
          <table:table-cell table:formula="of:=COM.MICROSOFT.CONCAT([.E151]; &quot;, &quot;; [.D151];&quot; &quot;; [.F151];&quot; &quot;;[.G151])" office:value-type="string" office:string-value="1791-07-02, Kate sale " calcext:value-type="string">
            <text:p>1791-07-02, Kate sale </text:p>
          </table:table-cell>
          <table:table-cell office:value-type="string" calcext:value-type="string">
            <text:p>Kate</text:p>
          </table:table-cell>
          <table:table-cell table:style-name="ce38" office:value-type="string" calcext:value-type="string">
            <text:p>1791-07-02</text:p>
          </table:table-cell>
          <table:table-cell office:value-type="string" calcext:value-type="string">
            <text:p>sale</text:p>
          </table:table-cell>
          <table:table-cell table:number-columns-repeated="4"/>
          <table:table-cell table:style-name="ce42"/>
          <table:table-cell table:style-name="ce28" office:value-type="string" calcext:value-type="string">
            <text:p>L</text:p>
          </table:table-cell>
          <table:table-cell office:value-type="string" calcext:value-type="string">
            <text:p>L40/3</text:p>
          </table:table-cell>
          <table:table-cell table:number-columns-repeated="3"/>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199</text:p>
          </table:table-cell>
          <table:table-cell table:number-columns-repeated="2"/>
          <table:table-cell table:style-name="ce27" table:number-columns-repeated="992"/>
        </table:table-row>
        <table:table-row table:style-name="ro1">
          <table:table-cell office:value-type="float" office:value="1916" calcext:value-type="float">
            <text:p>1916</text:p>
          </table:table-cell>
          <table:table-cell office:value-type="float" office:value="5041" calcext:value-type="float">
            <text:p>5041</text:p>
          </table:table-cell>
          <table:table-cell table:formula="of:=COM.MICROSOFT.CONCAT([.E152]; &quot;, &quot;; [.D152];&quot; &quot;; [.F152];&quot; &quot;;[.G152])" office:value-type="string" office:string-value="1791-07-02, Jonathan sale " calcext:value-type="string">
            <text:p>1791-07-02, Jonathan sale </text:p>
          </table:table-cell>
          <table:table-cell office:value-type="string" calcext:value-type="string">
            <text:p>Jonathan</text:p>
          </table:table-cell>
          <table:table-cell table:style-name="ce38" office:value-type="string" calcext:value-type="string">
            <text:p>1791-07-02</text:p>
          </table:table-cell>
          <table:table-cell office:value-type="string" calcext:value-type="string">
            <text:p>sale</text:p>
          </table:table-cell>
          <table:table-cell table:number-columns-repeated="4"/>
          <table:table-cell table:style-name="ce42"/>
          <table:table-cell table:style-name="ce28" office:value-type="string" calcext:value-type="string">
            <text:p>L</text:p>
          </table:table-cell>
          <table:table-cell office:value-type="string" calcext:value-type="string">
            <text:p>L40/3</text:p>
          </table:table-cell>
          <table:table-cell table:number-columns-repeated="3"/>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199</text:p>
          </table:table-cell>
          <table:table-cell table:number-columns-repeated="2"/>
          <table:table-cell table:style-name="ce27" table:number-columns-repeated="992"/>
        </table:table-row>
        <table:table-row table:style-name="ro1">
          <table:table-cell office:value-type="float" office:value="1917" calcext:value-type="float">
            <text:p>1917</text:p>
          </table:table-cell>
          <table:table-cell office:value-type="float" office:value="5042" calcext:value-type="float">
            <text:p>5042</text:p>
          </table:table-cell>
          <table:table-cell table:formula="of:=COM.MICROSOFT.CONCAT([.E153]; &quot;, &quot;; [.D153];&quot; &quot;; [.F153];&quot; &quot;;[.G153])" office:value-type="string" office:string-value="1791-07-02, Bob sale " calcext:value-type="string">
            <text:p>1791-07-02, Bob sale </text:p>
          </table:table-cell>
          <table:table-cell office:value-type="string" calcext:value-type="string">
            <text:p>Bob</text:p>
          </table:table-cell>
          <table:table-cell table:style-name="ce38" office:value-type="string" calcext:value-type="string">
            <text:p>1791-07-02</text:p>
          </table:table-cell>
          <table:table-cell office:value-type="string" calcext:value-type="string">
            <text:p>sale</text:p>
          </table:table-cell>
          <table:table-cell table:number-columns-repeated="4"/>
          <table:table-cell table:style-name="ce42"/>
          <table:table-cell table:style-name="ce28" office:value-type="string" calcext:value-type="string">
            <text:p>L</text:p>
          </table:table-cell>
          <table:table-cell office:value-type="string" calcext:value-type="string">
            <text:p>L40/3</text:p>
          </table:table-cell>
          <table:table-cell table:number-columns-repeated="3"/>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199</text:p>
          </table:table-cell>
          <table:table-cell table:number-columns-repeated="2"/>
          <table:table-cell table:style-name="ce28" table:number-columns-repeated="992"/>
        </table:table-row>
        <table:table-row table:style-name="ro1">
          <table:table-cell table:style-name="ce27" office:value-type="float" office:value="1918" calcext:value-type="float">
            <text:p>1918</text:p>
          </table:table-cell>
          <table:table-cell table:style-name="ce27" office:value-type="float" office:value="5043" calcext:value-type="float">
            <text:p>5043</text:p>
          </table:table-cell>
          <table:table-cell table:formula="of:=COM.MICROSOFT.CONCAT([.E154]; &quot;, &quot;; [.D154];&quot; &quot;; [.F154];&quot; &quot;;[.G154])" office:value-type="string" office:string-value="1790-07-6, Nell sale " calcext:value-type="string">
            <text:p>1790-07-6, Nell sale </text:p>
          </table:table-cell>
          <table:table-cell table:style-name="ce27" office:value-type="string" calcext:value-type="string">
            <text:p>Nell</text:p>
          </table:table-cell>
          <table:table-cell table:style-name="ce41" office:value-type="string" calcext:value-type="string">
            <text:p>1790-07-6</text:p>
          </table:table-cell>
          <table:table-cell table:style-name="ce27" office:value-type="string" calcext:value-type="string">
            <text:p>sale</text:p>
          </table:table-cell>
          <table:table-cell table:style-name="ce27"/>
          <table:table-cell table:style-name="ce27" office:value-type="string" calcext:value-type="string">
            <text:p>Purchaser and son have the same first name -- low price -- could be family reunification</text:p>
          </table:table-cell>
          <table:table-cell table:style-name="ce27" table:number-columns-repeated="2"/>
          <table:table-cell table:style-name="ce42"/>
          <table:table-cell table:style-name="ce51" office:value-type="string" calcext:value-type="string">
            <text:p>L</text:p>
          </table:table-cell>
          <table:table-cell table:style-name="ce27" office:value-type="string" calcext:value-type="string">
            <text:p>$4/2</text:p>
          </table:table-cell>
          <table:table-cell table:style-name="ce27" table:number-columns-repeated="3"/>
          <table:table-cell table:style-name="ce51" table:number-columns-repeated="2"/>
          <table:table-cell table:style-name="ce27"/>
          <table:table-cell table:style-name="ce27" office:value-type="string" calcext:value-type="string">
            <text:p>purchased by Perry Greenwood</text:p>
          </table:table-cell>
          <table:table-cell table:style-name="ce27" office:value-type="string" calcext:value-type="string">
            <text:p>NJ068</text:p>
          </table:table-cell>
          <table:table-cell table:style-name="ce27"/>
          <table:table-cell office:value-type="float" office:value="1" calcext:value-type="float">
            <text:p>1</text:p>
          </table:table-cell>
          <table:table-cell table:style-name="ce27" table:number-columns-repeated="6"/>
          <table:table-cell table:style-name="ce27" office:value-type="string" calcext:value-type="string">
            <text:p>https://slaveryarchive.georgetown.edu/items/show/206</text:p>
          </table:table-cell>
          <table:table-cell table:style-name="ce27" table:number-columns-repeated="2"/>
          <table:table-cell table:number-columns-repeated="992"/>
        </table:table-row>
        <table:table-row table:style-name="ro1">
          <table:table-cell table:style-name="ce27" office:value-type="float" office:value="1919" calcext:value-type="float">
            <text:p>1919</text:p>
          </table:table-cell>
          <table:table-cell table:style-name="ce27" office:value-type="float" office:value="5044" calcext:value-type="float">
            <text:p>5044</text:p>
          </table:table-cell>
          <table:table-cell table:formula="of:=COM.MICROSOFT.CONCAT([.E155]; &quot;, &quot;; [.D155];&quot; &quot;; [.F155];&quot; &quot;;[.G155])" office:value-type="string" office:string-value="1790-07-6, Perry sale " calcext:value-type="string">
            <text:p>1790-07-6, Perry sale </text:p>
          </table:table-cell>
          <table:table-cell table:style-name="ce27" office:value-type="string" calcext:value-type="string">
            <text:p>Perry</text:p>
          </table:table-cell>
          <table:table-cell table:style-name="ce41" office:value-type="string" calcext:value-type="string">
            <text:p>1790-07-6</text:p>
          </table:table-cell>
          <table:table-cell table:style-name="ce27" office:value-type="string" calcext:value-type="string">
            <text:p>sale</text:p>
          </table:table-cell>
          <table:table-cell table:style-name="ce27"/>
          <table:table-cell table:style-name="ce27" office:value-type="string" calcext:value-type="string">
            <text:p>Purchaser and son have the same first name -- low price -- could be family reunification</text:p>
          </table:table-cell>
          <table:table-cell table:style-name="ce27" table:number-columns-repeated="2"/>
          <table:table-cell table:style-name="ce42"/>
          <table:table-cell table:style-name="ce51" office:value-type="string" calcext:value-type="string">
            <text:p>L</text:p>
          </table:table-cell>
          <table:table-cell table:style-name="ce27" office:value-type="string" calcext:value-type="string">
            <text:p>$4/2</text:p>
          </table:table-cell>
          <table:table-cell table:style-name="ce27" table:number-columns-repeated="3"/>
          <table:table-cell table:style-name="ce51" table:number-columns-repeated="2"/>
          <table:table-cell table:style-name="ce27"/>
          <table:table-cell table:style-name="ce27" office:value-type="string" calcext:value-type="string">
            <text:p>purchased by Perry Greenwood</text:p>
          </table:table-cell>
          <table:table-cell table:style-name="ce27" office:value-type="string" calcext:value-type="string">
            <text:p>NJ068</text:p>
          </table:table-cell>
          <table:table-cell table:style-name="ce27"/>
          <table:table-cell office:value-type="float" office:value="1" calcext:value-type="float">
            <text:p>1</text:p>
          </table:table-cell>
          <table:table-cell table:style-name="ce27" table:number-columns-repeated="6"/>
          <table:table-cell table:style-name="ce27" office:value-type="string" calcext:value-type="string">
            <text:p>https://slaveryarchive.georgetown.edu/items/show/206</text:p>
          </table:table-cell>
          <table:table-cell table:style-name="ce27" table:number-columns-repeated="2"/>
          <table:table-cell table:number-columns-repeated="992"/>
        </table:table-row>
        <table:table-row table:style-name="ro1">
          <table:table-cell office:value-type="float" office:value="1920" calcext:value-type="float">
            <text:p>1920</text:p>
          </table:table-cell>
          <table:table-cell office:value-type="float" office:value="5045" calcext:value-type="float">
            <text:p>5045</text:p>
          </table:table-cell>
          <table:table-cell table:formula="of:=COM.MICROSOFT.CONCAT([.E156]; &quot;, &quot;; [.D156];&quot; &quot;; [.F156];&quot; &quot;;[.G156])" office:value-type="string" office:string-value="1790-09-9, Martha sale " calcext:value-type="string">
            <text:p>1790-09-9, Martha sale </text:p>
          </table:table-cell>
          <table:table-cell office:value-type="string" calcext:value-type="string">
            <text:p>Martha</text:p>
          </table:table-cell>
          <table:table-cell table:style-name="ce37" office:value-type="string" calcext:value-type="string">
            <text:p>1790-09-9</text:p>
          </table:table-cell>
          <table:table-cell office:value-type="string" calcext:value-type="string">
            <text:p>sale</text:p>
          </table:table-cell>
          <table:table-cell/>
          <table:table-cell office:value-type="string" calcext:value-type="string">
            <text:p>Received from Thom McKenny in part for Negro Martha</text:p>
          </table:table-cell>
          <table:table-cell table:number-columns-repeated="8"/>
          <table:table-cell table:style-name="ce51" table:number-columns-repeated="2"/>
          <table:table-cell/>
          <table:table-cell office:value-type="string" calcext:value-type="string">
            <text:p>purchased by Thomas McKenny</text:p>
          </table:table-cell>
          <table:table-cell office:value-type="string" calcext:value-type="string">
            <text:p>NJ069</text:p>
          </table:table-cell>
          <table:table-cell/>
          <table:table-cell office:value-type="float" office:value="1" calcext:value-type="float">
            <text:p>1</text:p>
          </table:table-cell>
          <table:table-cell table:number-columns-repeated="6"/>
          <table:table-cell office:value-type="string" calcext:value-type="string">
            <text:p>MPA-49-3-BohemiaDayBook-1790-1870.json</text:p>
          </table:table-cell>
          <table:table-cell table:number-columns-repeated="994"/>
        </table:table-row>
        <table:table-row table:style-name="ro1">
          <table:table-cell table:style-name="ce28" office:value-type="float" office:value="1921" calcext:value-type="float">
            <text:p>1921</text:p>
          </table:table-cell>
          <table:table-cell table:style-name="ce28" office:value-type="float" office:value="5046" calcext:value-type="float">
            <text:p>5046</text:p>
          </table:table-cell>
          <table:table-cell table:formula="of:=COM.MICROSOFT.CONCAT([.E157]; &quot;, &quot;; [.D157];&quot; &quot;; [.F157];&quot; &quot;;[.G157])" office:value-type="string" office:string-value="1791-01-14, Sarah sale " calcext:value-type="string">
            <text:p>1791-01-14, Sarah sale </text:p>
          </table:table-cell>
          <table:table-cell table:style-name="ce28" office:value-type="string" calcext:value-type="string">
            <text:p>Sarah</text:p>
          </table:table-cell>
          <table:table-cell table:style-name="ce39" office:value-type="string" calcext:value-type="string">
            <text:p>1791-01-14</text:p>
          </table:table-cell>
          <table:table-cell table:style-name="ce28" office:value-type="string" calcext:value-type="string">
            <text:p>sale</text:p>
          </table:table-cell>
          <table:table-cell table:style-name="ce28"/>
          <table:table-cell table:style-name="ce28" office:value-type="string" calcext:value-type="string">
            <text:p>sold Aitkey Pennington a Negro girl (Sarah) and a negro boy (Jerry) for L50</text:p>
          </table:table-cell>
          <table:table-cell table:style-name="ce28" table:number-columns-repeated="2"/>
          <table:table-cell table:style-name="ce42"/>
          <table:table-cell table:style-name="ce51" office:value-type="string" calcext:value-type="string">
            <text:p>L</text:p>
          </table:table-cell>
          <table:table-cell table:style-name="ce28" office:value-type="string" calcext:value-type="string">
            <text:p>L50/2</text:p>
          </table:table-cell>
          <table:table-cell table:style-name="ce28" table:number-columns-repeated="3"/>
          <table:table-cell table:style-name="ce51" table:number-columns-repeated="2"/>
          <table:table-cell table:style-name="ce28"/>
          <table:table-cell table:style-name="ce28" office:value-type="string" calcext:value-type="string">
            <text:p>purchased by Aitkey Pennington</text:p>
          </table:table-cell>
          <table:table-cell table:style-name="ce28" office:value-type="string" calcext:value-type="string">
            <text:p>NJ070</text:p>
          </table:table-cell>
          <table:table-cell table:style-name="ce28"/>
          <table:table-cell office:value-type="float" office:value="1" calcext:value-type="float">
            <text:p>1</text:p>
          </table:table-cell>
          <table:table-cell table:style-name="ce28" table:number-columns-repeated="6"/>
          <table:table-cell office:value-type="string" calcext:value-type="string">
            <text:p>http://slaveryarchive.georgetown.edu/items/show/271</text:p>
          </table:table-cell>
          <table:table-cell table:style-name="ce28" table:number-columns-repeated="2"/>
          <table:table-cell table:number-columns-repeated="992"/>
        </table:table-row>
        <table:table-row table:style-name="ro1">
          <table:table-cell office:value-type="float" office:value="1922" calcext:value-type="float">
            <text:p>1922</text:p>
          </table:table-cell>
          <table:table-cell office:value-type="float" office:value="5047" calcext:value-type="float">
            <text:p>5047</text:p>
          </table:table-cell>
          <table:table-cell table:formula="of:=COM.MICROSOFT.CONCAT([.E158]; &quot;, &quot;; [.D158];&quot; &quot;; [.F158];&quot; &quot;;[.G158])" office:value-type="string" office:string-value="1791-01-14, Jerry sale " calcext:value-type="string">
            <text:p>1791-01-14, Jerry sale </text:p>
          </table:table-cell>
          <table:table-cell office:value-type="string" calcext:value-type="string">
            <text:p>Jerry</text:p>
          </table:table-cell>
          <table:table-cell table:style-name="ce37" office:value-type="string" calcext:value-type="string">
            <text:p>1791-01-14</text:p>
          </table:table-cell>
          <table:table-cell office:value-type="string" calcext:value-type="string">
            <text:p>sale</text:p>
          </table:table-cell>
          <table:table-cell/>
          <table:table-cell office:value-type="string" calcext:value-type="string">
            <text:p>sold Aitkey Pennington a Negro girl (Sarah) and a negro boy (Jerry) for L50</text:p>
          </table:table-cell>
          <table:table-cell table:number-columns-repeated="2"/>
          <table:table-cell table:style-name="ce42"/>
          <table:table-cell table:style-name="ce51" office:value-type="string" calcext:value-type="string">
            <text:p>L</text:p>
          </table:table-cell>
          <table:table-cell office:value-type="string" calcext:value-type="string">
            <text:p>L50/2</text:p>
          </table:table-cell>
          <table:table-cell table:number-columns-repeated="3"/>
          <table:table-cell table:style-name="ce51" table:number-columns-repeated="2"/>
          <table:table-cell/>
          <table:table-cell office:value-type="string" calcext:value-type="string">
            <text:p>purchased by Aitkey Pennington</text:p>
          </table:table-cell>
          <table:table-cell office:value-type="string" calcext:value-type="string">
            <text:p>NJ070</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1</text:p>
          </table:table-cell>
          <table:table-cell table:number-columns-repeated="2"/>
          <table:table-cell table:style-name="ce28" table:number-columns-repeated="992"/>
        </table:table-row>
        <table:table-row table:style-name="ro1">
          <table:table-cell office:value-type="float" office:value="1924" calcext:value-type="float">
            <text:p>1924</text:p>
          </table:table-cell>
          <table:table-cell office:value-type="float" office:value="5500" calcext:value-type="float">
            <text:p>5500</text:p>
          </table:table-cell>
          <table:table-cell table:formula="of:=COM.MICROSOFT.CONCAT([.E159]; &quot;, &quot;; [.D159];&quot; &quot;; [.F159];&quot; &quot;;[.G159])" office:value-type="string" office:string-value="1792-02-27, Dina sale " calcext:value-type="string">
            <text:p>1792-02-27, Dina sale </text:p>
          </table:table-cell>
          <table:table-cell office:value-type="string" calcext:value-type="string">
            <text:p>Dina</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number-columns-repeated="3"/>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9</text:p>
          </table:table-cell>
          <table:table-cell table:number-columns-repeated="2"/>
          <table:table-cell table:style-name="ce28" table:number-columns-repeated="992"/>
        </table:table-row>
        <table:table-row table:style-name="ro1">
          <table:table-cell office:value-type="float" office:value="1925" calcext:value-type="float">
            <text:p>1925</text:p>
          </table:table-cell>
          <table:table-cell office:value-type="float" office:value="5053" calcext:value-type="float">
            <text:p>5053</text:p>
          </table:table-cell>
          <table:table-cell table:formula="of:=COM.MICROSOFT.CONCAT([.E160]; &quot;, &quot;; [.D160];&quot; &quot;; [.F160];&quot; &quot;;[.G160])" office:value-type="string" office:string-value="1792-02-27, Jemima sale " calcext:value-type="string">
            <text:p>1792-02-27, Jemima sale </text:p>
          </table:table-cell>
          <table:table-cell office:value-type="string" calcext:value-type="string">
            <text:p>Jemima</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number-columns-repeated="3"/>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9</text:p>
          </table:table-cell>
          <table:table-cell table:number-columns-repeated="2"/>
          <table:table-cell table:style-name="ce28" table:number-columns-repeated="992"/>
        </table:table-row>
        <table:table-row table:style-name="ro1">
          <table:table-cell office:value-type="float" office:value="1926" calcext:value-type="float">
            <text:p>1926</text:p>
          </table:table-cell>
          <table:table-cell office:value-type="float" office:value="5054" calcext:value-type="float">
            <text:p>5054</text:p>
          </table:table-cell>
          <table:table-cell table:formula="of:=COM.MICROSOFT.CONCAT([.E161]; &quot;, &quot;; [.D161];&quot; &quot;; [.F161];&quot; &quot;;[.G161])" office:value-type="string" office:string-value="1792-03-17, William sale " calcext:value-type="string">
            <text:p>1792-03-17, William sale </text:p>
          </table:table-cell>
          <table:table-cell office:value-type="string" calcext:value-type="string">
            <text:p>William</text:p>
          </table:table-cell>
          <table:table-cell table:style-name="ce37" office:value-type="string" calcext:value-type="string">
            <text:p>1792-03-17</text:p>
          </table:table-cell>
          <table:table-cell office:value-type="string" calcext:value-type="string">
            <text:p>sale</text:p>
          </table:table-cell>
          <table:table-cell/>
          <table:table-cell office:value-type="string" calcext:value-type="string">
            <text:p>sold to Robt Milligan</text:p>
          </table:table-cell>
          <table:table-cell table:number-columns-repeated="2"/>
          <table:table-cell office:value-type="float" office:value="75" calcext:value-type="float">
            <text:p>75</text:p>
          </table:table-cell>
          <table:table-cell table:style-name="ce51" office:value-type="string" calcext:value-type="string">
            <text:p>L</text:p>
          </table:table-cell>
          <table:table-cell table:number-columns-repeated="4"/>
          <table:table-cell table:style-name="ce51" table:number-columns-repeated="2"/>
          <table:table-cell/>
          <table:table-cell office:value-type="string" calcext:value-type="string">
            <text:p>purchased by Robert Milligan</text:p>
          </table:table-cell>
          <table:table-cell office:value-type="string" calcext:value-type="string">
            <text:p>NJ074</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50</text:p>
          </table:table-cell>
          <table:table-cell table:number-columns-repeated="994"/>
        </table:table-row>
        <table:table-row table:style-name="ro1">
          <table:table-cell office:value-type="float" office:value="1927" calcext:value-type="float">
            <text:p>1927</text:p>
          </table:table-cell>
          <table:table-cell office:value-type="float" office:value="5081" calcext:value-type="float">
            <text:p>5081</text:p>
          </table:table-cell>
          <table:table-cell table:formula="of:=COM.MICROSOFT.CONCAT([.E162]; &quot;, &quot;; [.D162];&quot; &quot;; [.F162];&quot; &quot;;[.G162])" office:value-type="string" office:string-value="1797-12, Man sale " calcext:value-type="string">
            <text:p>1797-12, Man sale </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table-cell office:value-type="string" calcext:value-type="string">
            <text:p>to James O’Donald</text:p>
          </table:table-cell>
          <table:table-cell table:number-columns-repeated="2"/>
          <table:table-cell office:value-type="float" office:value="10.1" calcext:value-type="float">
            <text:p>10.1</text:p>
          </table:table-cell>
          <table:table-cell table:style-name="ce51" office:value-type="string" calcext:value-type="string">
            <text:p>L</text:p>
          </table:table-cell>
          <table:table-cell table:number-columns-repeated="4"/>
          <table:table-cell table:style-name="ce51" table:number-columns-repeated="2"/>
          <table:table-cell/>
          <table:table-cell office:value-type="string" calcext:value-type="string">
            <text:p>purchased by James O’Donald</text:p>
          </table:table-cell>
          <table:table-cell table:number-columns-repeated="2"/>
          <table:table-cell office:value-type="float" office:value="1" calcext:value-type="float">
            <text:p>1</text:p>
          </table:table-cell>
          <table:table-cell table:number-columns-repeated="6"/>
          <table:table-cell office:value-type="string" calcext:value-type="string">
            <text:p>1790-MPC-1-1-Records of Bohemia-1790.json</text:p>
          </table:table-cell>
          <table:table-cell table:number-columns-repeated="994"/>
        </table:table-row>
        <table:table-row table:style-name="ro1">
          <table:table-cell office:value-type="float" office:value="1928" calcext:value-type="float">
            <text:p>1928</text:p>
          </table:table-cell>
          <table:table-cell office:value-type="float" office:value="5082" calcext:value-type="float">
            <text:p>5082</text:p>
          </table:table-cell>
          <table:table-cell table:formula="of:=COM.MICROSOFT.CONCAT([.E163]; &quot;, &quot;; [.D163];&quot; &quot;; [.F163];&quot; &quot;;[.G163])" office:value-type="string" office:string-value="1797-12, Man sale " calcext:value-type="string">
            <text:p>1797-12, Man sale </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table-cell office:value-type="string" calcext:value-type="string">
            <text:p>to James Pennington</text:p>
          </table:table-cell>
          <table:table-cell table:number-columns-repeated="2"/>
          <table:table-cell office:value-type="string" calcext:value-type="string">
            <text:p>2.5.6</text:p>
          </table:table-cell>
          <table:table-cell table:style-name="ce51" office:value-type="string" calcext:value-type="string">
            <text:p>L</text:p>
          </table:table-cell>
          <table:table-cell table:number-columns-repeated="4"/>
          <table:table-cell table:style-name="ce51" table:number-columns-repeated="2"/>
          <table:table-cell/>
          <table:table-cell office:value-type="string" calcext:value-type="string">
            <text:p>purchased by James Pennington</text:p>
          </table:table-cell>
          <table:table-cell table:number-columns-repeated="2"/>
          <table:table-cell office:value-type="float" office:value="1" calcext:value-type="float">
            <text:p>1</text:p>
          </table:table-cell>
          <table:table-cell table:number-columns-repeated="6"/>
          <table:table-cell office:value-type="string" calcext:value-type="string">
            <text:p>1790-MPC-1-1-Records of Bohemia-1790.json</text:p>
          </table:table-cell>
          <table:table-cell table:number-columns-repeated="994"/>
        </table:table-row>
        <table:table-row table:style-name="ro1">
          <table:table-cell office:value-type="float" office:value="1929" calcext:value-type="float">
            <text:p>1929</text:p>
          </table:table-cell>
          <table:table-cell office:value-type="float" office:value="5091" calcext:value-type="float">
            <text:p>5091</text:p>
          </table:table-cell>
          <table:table-cell table:formula="of:=COM.MICROSOFT.CONCAT([.E164]; &quot;, &quot;; [.D164];&quot; &quot;; [.F164];&quot; &quot;;[.G164])" office:value-type="string" office:string-value="1794-01-08, Nell sale " calcext:value-type="string">
            <text:p>1794-01-08, Nell sale </text:p>
          </table:table-cell>
          <table:table-cell office:value-type="string" calcext:value-type="string">
            <text:p>Nell</text:p>
          </table:table-cell>
          <table:table-cell table:style-name="ce37" office:value-type="string" calcext:value-type="string">
            <text:p>1794-01-08</text:p>
          </table:table-cell>
          <table:table-cell office:value-type="string" calcext:value-type="string">
            <text:p>sale</text:p>
          </table:table-cell>
          <table:table-cell/>
          <table:table-cell office:value-type="string" calcext:value-type="string">
            <text:p>sold to George Reece</text:p>
          </table:table-cell>
          <table:table-cell office:value-type="float" office:value="3" calcext:value-type="float">
            <text:p>3</text:p>
          </table:table-cell>
          <table:table-cell office:value-type="string" calcext:value-type="string">
            <text:p>weeks</text:p>
          </table:table-cell>
          <table:table-cell table:style-name="ce42"/>
          <table:table-cell table:style-name="ce51" office:value-type="string" calcext:value-type="string">
            <text:p>L</text:p>
          </table:table-cell>
          <table:table-cell office:value-type="string" calcext:value-type="string">
            <text:p>L35/2</text:p>
          </table:table-cell>
          <table:table-cell/>
          <table:table-cell office:value-type="string" calcext:value-type="string">
            <text:p>child of Philis</text:p>
          </table:table-cell>
          <table:table-cell/>
          <table:table-cell table:style-name="ce51" table:number-columns-repeated="2"/>
          <table:table-cell/>
          <table:table-cell office:value-type="string" calcext:value-type="string">
            <text:p>purchased by George Reese</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994"/>
        </table:table-row>
        <table:table-row table:style-name="ro1">
          <table:table-cell office:value-type="float" office:value="1930" calcext:value-type="float">
            <text:p>1930</text:p>
          </table:table-cell>
          <table:table-cell office:value-type="float" office:value="5097" calcext:value-type="float">
            <text:p>5097</text:p>
          </table:table-cell>
          <table:table-cell table:formula="of:=COM.MICROSOFT.CONCAT([.E165]; &quot;, &quot;; [.D165];&quot; &quot;; [.F165];&quot; &quot;;[.G165])" office:value-type="string" office:string-value="1795-02-13, Bob sale " calcext:value-type="string">
            <text:p>1795-02-13, Bob sale </text:p>
          </table:table-cell>
          <table:table-cell office:value-type="string" calcext:value-type="string">
            <text:p>Bob</text:p>
          </table:table-cell>
          <table:table-cell table:style-name="ce37" office:value-type="string" calcext:value-type="string">
            <text:p>1795-02-13</text:p>
          </table:table-cell>
          <table:table-cell office:value-type="string" calcext:value-type="string">
            <text:p>sale</text:p>
          </table:table-cell>
          <table:table-cell table:number-columns-repeated="4"/>
          <table:table-cell table:style-name="ce42"/>
          <table:table-cell table:style-name="ce51" office:value-type="string" calcext:value-type="string">
            <text:p>L</text:p>
          </table:table-cell>
          <table:table-cell office:value-type="string" calcext:value-type="string">
            <text:p>L80/2</text:p>
          </table:table-cell>
          <table:table-cell/>
          <table:table-cell office:value-type="string" calcext:value-type="string">
            <text:p>parent of Lucy</text:p>
          </table:table-cell>
          <table:table-cell/>
          <table:table-cell table:style-name="ce51" table:number-columns-repeated="2"/>
          <table:table-cell/>
          <table:table-cell office:value-type="string" calcext:value-type="string">
            <text:p>purchased by John Caina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30" table:number-columns-repeated="992"/>
        </table:table-row>
        <table:table-row table:style-name="ro1">
          <table:table-cell office:value-type="float" office:value="1931" calcext:value-type="float">
            <text:p>1931</text:p>
          </table:table-cell>
          <table:table-cell office:value-type="float" office:value="5098" calcext:value-type="float">
            <text:p>5098</text:p>
          </table:table-cell>
          <table:table-cell table:formula="of:=COM.MICROSOFT.CONCAT([.E166]; &quot;, &quot;; [.D166];&quot; &quot;; [.F166];&quot; &quot;;[.G166])" office:value-type="string" office:string-value="1795-02-11, Clara sale " calcext:value-type="string">
            <text:p>1795-02-11, Clara sale </text:p>
          </table:table-cell>
          <table:table-cell office:value-type="string" calcext:value-type="string">
            <text:p>Clara</text:p>
          </table:table-cell>
          <table:table-cell table:style-name="ce37" office:value-type="string" calcext:value-type="string">
            <text:p>1795-02-11</text:p>
          </table:table-cell>
          <table:table-cell office:value-type="string" calcext:value-type="string">
            <text:p>sale</text:p>
          </table:table-cell>
          <table:table-cell/>
          <table:table-cell office:value-type="string" calcext:value-type="string">
            <text:p>sold to Nelly</text:p>
          </table:table-cell>
          <table:table-cell office:value-type="float" office:value="4" calcext:value-type="float">
            <text:p>4</text:p>
          </table:table-cell>
          <table:table-cell/>
          <table:table-cell office:value-type="float" office:value="5" calcext:value-type="float">
            <text:p>5</text:p>
          </table:table-cell>
          <table:table-cell table:style-name="ce51" office:value-type="string" calcext:value-type="string">
            <text:p>L</text:p>
          </table:table-cell>
          <table:table-cell table:number-columns-repeated="2"/>
          <table:table-cell office:value-type="string" calcext:value-type="string">
            <text:p>child of Philis</text:p>
          </table:table-cell>
          <table:table-cell/>
          <table:table-cell table:style-name="ce51" table:number-columns-repeated="2"/>
          <table:table-cell/>
          <table:table-cell office:value-type="string" calcext:value-type="string">
            <text:p>purchased by Nelly</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28" table:number-columns-repeated="992"/>
        </table:table-row>
        <table:table-row table:style-name="ro1">
          <table:table-cell office:value-type="float" office:value="1932" calcext:value-type="float">
            <text:p>1932</text:p>
          </table:table-cell>
          <table:table-cell office:value-type="float" office:value="5103" calcext:value-type="float">
            <text:p>5103</text:p>
          </table:table-cell>
          <table:table-cell table:formula="of:=COM.MICROSOFT.CONCAT([.E167]; &quot;, &quot;; [.D167];&quot; &quot;; [.F167];&quot; &quot;;[.G167])" office:value-type="string" office:string-value="1795-02-28, Jany sale " calcext:value-type="string">
            <text:p>1795-02-28, Jany sale </text:p>
          </table:table-cell>
          <table:table-cell office:value-type="string" calcext:value-type="string">
            <text:p>Jany</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table:style-name="ce51" office:value-type="string" calcext:value-type="string">
            <text:p>L</text:p>
          </table:table-cell>
          <table:table-cell office:value-type="string" calcext:value-type="string">
            <text:p>L70/3</text:p>
          </table:table-cell>
          <table:table-cell/>
          <table:table-cell office:value-type="string" calcext:value-type="string">
            <text:p>spouse of Ralph</text:p>
          </table:table-cell>
          <table:table-cell/>
          <table:table-cell table:style-name="ce51" table:number-columns-repeated="2"/>
          <table:table-cell/>
          <table:table-cell office:value-type="string" calcext:value-type="string">
            <text:p>purchased by Robert Hodgso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28" table:number-columns-repeated="992"/>
        </table:table-row>
        <table:table-row table:style-name="ro1">
          <table:table-cell table:style-name="ce28" office:value-type="float" office:value="1933" calcext:value-type="float">
            <text:p>1933</text:p>
          </table:table-cell>
          <table:table-cell table:style-name="ce28" office:value-type="float" office:value="5104" calcext:value-type="float">
            <text:p>5104</text:p>
          </table:table-cell>
          <table:table-cell table:formula="of:=COM.MICROSOFT.CONCAT([.E168]; &quot;, &quot;; [.D168];&quot; &quot;; [.F168];&quot; &quot;;[.G168])" office:value-type="string" office:string-value="1794-01-08, Philis sale " calcext:value-type="string">
            <text:p>1794-01-08, Philis sale </text:p>
          </table:table-cell>
          <table:table-cell table:style-name="ce28" office:value-type="string" calcext:value-type="string">
            <text:p>Philis</text:p>
          </table:table-cell>
          <table:table-cell table:style-name="ce39" office:value-type="string" calcext:value-type="string">
            <text:p>1794-01-08</text:p>
          </table:table-cell>
          <table:table-cell table:style-name="ce28" office:value-type="string" calcext:value-type="string">
            <text:p>sale</text:p>
          </table:table-cell>
          <table:table-cell table:style-name="ce28"/>
          <table:table-cell table:style-name="ce28" office:value-type="string" calcext:value-type="string">
            <text:p>sold to George Reece</text:p>
          </table:table-cell>
          <table:table-cell table:style-name="ce28" table:number-columns-repeated="2"/>
          <table:table-cell table:style-name="ce42"/>
          <table:table-cell table:style-name="ce51" office:value-type="string" calcext:value-type="string">
            <text:p>L</text:p>
          </table:table-cell>
          <table:table-cell table:style-name="ce28" office:value-type="string" calcext:value-type="string">
            <text:p>L35/2</text:p>
          </table:table-cell>
          <table:table-cell table:style-name="ce28"/>
          <table:table-cell table:style-name="ce28" office:value-type="string" calcext:value-type="string">
            <text:p>parent of Nel</text:p>
          </table:table-cell>
          <table:table-cell table:style-name="ce28"/>
          <table:table-cell table:style-name="ce51"/>
          <table:table-cell table:style-name="ce28" table:number-columns-repeated="2"/>
          <table:table-cell table:style-name="ce28" office:value-type="string" calcext:value-type="string">
            <text:p>purchased by George Reese</text:p>
          </table:table-cell>
          <table:table-cell table:style-name="ce28" table:number-columns-repeated="2"/>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1">
          <table:table-cell office:value-type="float" office:value="1934" calcext:value-type="float">
            <text:p>1934</text:p>
          </table:table-cell>
          <table:table-cell office:value-type="float" office:value="5105" calcext:value-type="float">
            <text:p>5105</text:p>
          </table:table-cell>
          <table:table-cell table:formula="of:=COM.MICROSOFT.CONCAT([.E169]; &quot;, &quot;; [.D169];&quot; &quot;; [.F169];&quot; &quot;;[.G169])" office:value-type="string" office:string-value="1792-02-27, Jacob sale " calcext:value-type="string">
            <text:p>1792-02-27, Jacob sale </text:p>
          </table:table-cell>
          <table:table-cell office:value-type="string" calcext:value-type="string">
            <text:p>Jacob</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number-columns-repeated="3"/>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9</text:p>
          </table:table-cell>
          <table:table-cell table:number-columns-repeated="2"/>
          <table:table-cell table:style-name="ce28" table:number-columns-repeated="992"/>
        </table:table-row>
        <table:table-row table:style-name="ro1">
          <table:table-cell office:value-type="float" office:value="1980" calcext:value-type="float">
            <text:p>1980</text:p>
          </table:table-cell>
          <table:table-cell office:value-type="float" office:value="5038" calcext:value-type="float">
            <text:p>5038</text:p>
          </table:table-cell>
          <table:table-cell table:formula="of:=COM.MICROSOFT.CONCAT([.E170]; &quot;, &quot;; [.D170];&quot; &quot;; [.F170];&quot; &quot;;[.G170])" office:value-type="string" office:string-value="1832*, Little Girl sale planning" calcext:value-type="string">
            <text:p>1832*, Little Girl sale planning</text:p>
          </table:table-cell>
          <table:table-cell office:value-type="string" calcext:value-type="string">
            <text:p>Little Girl</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given to support the old</text:p>
          </table:table-cell>
          <table:table-cell table:number-columns-repeated="2"/>
          <table:table-cell office:value-type="float" office:value="10" calcext:value-type="float">
            <text:p>10</text:p>
          </table:table-cell>
          <table:table-cell table:style-name="ce37" office:value-type="string" calcext:value-type="string">
            <text:p>$</text:p>
          </table:table-cell>
          <table:table-cell table:style-name="ce51" table:number-columns-repeated="2"/>
          <table:table-cell table:number-columns-repeated="2"/>
          <table:table-cell table:style-name="ce51" table:number-columns-repeated="2"/>
          <table:table-cell table:number-columns-repeated="4"/>
          <table:table-cell office:value-type="float" office:value="1" calcext:value-type="float">
            <text:p>1</text:p>
          </table:table-cell>
          <table:table-cell table:number-columns-repeated="6"/>
          <table:table-cell office:value-type="string" calcext:value-type="string">
            <text:p>MPA-30-5-UndatedUnsignedBohemiaAccount.json</text:p>
          </table:table-cell>
          <table:table-cell table:number-columns-repeated="2"/>
          <table:table-cell table:style-name="ce28" table:number-columns-repeated="992"/>
        </table:table-row>
        <table:table-row table:style-name="ro2">
          <table:table-cell table:style-name="ce28" office:value-type="float" office:value="2814" calcext:value-type="float">
            <text:p>2814</text:p>
          </table:table-cell>
          <table:table-cell table:style-name="ce28" office:value-type="float" office:value="5111" calcext:value-type="float">
            <text:p>5111</text:p>
          </table:table-cell>
          <table:table-cell table:formula="of:=COM.MICROSOFT.CONCAT([.E171]; &quot;, &quot;; [.D171];&quot; &quot;; [.F171];&quot; &quot;;[.G171])" office:value-type="string" office:string-value="1795-03-10, Stephen purchase " calcext:value-type="string">
            <text:p>1795-03-10, Stephen purchase </text:p>
          </table:table-cell>
          <table:table-cell table:style-name="ce28" office:value-type="string" calcext:value-type="string">
            <text:p>Stephen</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5" office:value-type="float" office:value="90" calcext:value-type="float">
            <text:p>90</text:p>
          </table:table-cell>
          <table:table-cell table:style-name="ce28" office:value-type="string" calcext:value-type="string">
            <text:p>L</text:p>
          </table:table-cell>
          <table:table-cell table:style-name="ce28" table:number-columns-repeated="4"/>
          <table:table-cell table:style-name="ce30"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2"/>
          <table:table-cell table:style-name="ce30" table:number-columns-repeated="992"/>
        </table:table-row>
        <table:table-row table:style-name="ro6">
          <table:table-cell table:style-name="ce30" table:number-columns-repeated="2"/>
          <table:table-cell table:formula="of:=COM.MICROSOFT.CONCAT([.E172]; &quot;, &quot;; [.D172];&quot; &quot;; [.F172];&quot; &quot;;[.G172])" office:value-type="string" office:string-value="1804-04-25, Unknown sale planning" calcext:value-type="string">
            <text:p>1804-04-25, Unknown sale planning</text:p>
          </table:table-cell>
          <table:table-cell table:style-name="ce30" office:value-type="string" calcext:value-type="string">
            <text:p>Unknown</text:p>
          </table:table-cell>
          <table:table-cell table:style-name="ce38" office:value-type="string" calcext:value-type="string">
            <text:p>1804-04-25</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The agent of the corporation, is directed to settle as soon as possible, the claims of Mr. Pasquet, and others, against the estate of Dear Creek, and to enable him, to effect this, resolved, that the supernumerary slaves thereon be disposed of, to humane and Christian masters, under the direction of the said agent.</text:p>
          </table:table-cell>
          <table:table-cell table:style-name="ce30" table:number-columns-repeated="2"/>
          <table:table-cell table:style-name="ce47"/>
          <table:table-cell table:style-name="ce49"/>
          <table:table-cell table:style-name="ce30" table:number-columns-repeated="10"/>
          <table:table-cell table:style-name="ce30" office:value-type="string" calcext:value-type="string">
            <text:p>Deer Creek</text:p>
          </table:table-cell>
          <table:table-cell table:style-name="ce30" table:number-columns-repeated="6"/>
          <table:table-cell office:value-type="string" calcext:value-type="string">
            <text:p>http://slaveryarchive.georgetown.edu/items/show/172</text:p>
          </table:table-cell>
          <table:table-cell table:style-name="ce30" table:number-columns-repeated="994"/>
        </table:table-row>
        <table:table-row table:style-name="ro1">
          <table:table-cell office:value-type="float" office:value="1968" calcext:value-type="float">
            <text:p>1968</text:p>
          </table:table-cell>
          <table:table-cell office:value-type="float" office:value="7200" calcext:value-type="float">
            <text:p>7200</text:p>
          </table:table-cell>
          <table:table-cell table:formula="of:=COM.MICROSOFT.CONCAT([.E173]; &quot;, &quot;; [.D173];&quot; &quot;; [.F173];&quot; &quot;;[.G173])" office:value-type="string" office:string-value="1831-12-08, Man purchase " calcext:value-type="string">
            <text:p>1831-12-08, Man purchase </text:p>
          </table:table-cell>
          <table:table-cell office:value-type="string" calcext:value-type="string">
            <text:p>Man</text:p>
          </table:table-cell>
          <table:table-cell table:style-name="ce37" office:value-type="string" calcext:value-type="string">
            <text:p>1831-12-08</text:p>
          </table:table-cell>
          <table:table-cell office:value-type="string" calcext:value-type="string">
            <text:p>purchase</text:p>
          </table:table-cell>
          <table:table-cell/>
          <table:table-cell office:value-type="string" calcext:value-type="string">
            <text:p>note for purchase from Richard Write</text:p>
          </table:table-cell>
          <table:table-cell table:number-columns-repeated="2"/>
          <table:table-cell office:value-type="float" office:value="250" calcext:value-type="float">
            <text:p>250</text:p>
          </table:table-cell>
          <table:table-cell table:style-name="ce39" office:value-type="string" calcext:value-type="string">
            <text:p>$</text:p>
          </table:table-cell>
          <table:table-cell table:number-columns-repeated="4"/>
          <table:table-cell office:value-type="string" calcext:value-type="string">
            <text:p>purchased from Richard White</text:p>
          </table:table-cell>
          <table:table-cell office:value-type="string" calcext:value-type="string">
            <text:p>NJ093</text:p>
          </table:table-cell>
          <table:table-cell table:number-columns-repeated="4"/>
          <table:table-cell table:style-name="ce28" office:value-type="float" office:value="7" calcext:value-type="float">
            <text:p>7</text:p>
          </table:table-cell>
          <table:table-cell table:number-columns-repeated="6"/>
          <table:table-cell office:value-type="string" calcext:value-type="string">
            <text:p>GUArchives-DayBook-1830-1836.json</text:p>
          </table:table-cell>
          <table:table-cell table:number-columns-repeated="2"/>
          <table:table-cell table:style-name="ce30" table:number-columns-repeated="992"/>
        </table:table-row>
        <table:table-row table:style-name="ro1">
          <table:table-cell office:value-type="float" office:value="1969" calcext:value-type="float">
            <text:p>1969</text:p>
          </table:table-cell>
          <table:table-cell office:value-type="float" office:value="7201" calcext:value-type="float">
            <text:p>7201</text:p>
          </table:table-cell>
          <table:table-cell table:formula="of:=COM.MICROSOFT.CONCAT([.E174]; &quot;, &quot;; [.D174];&quot; &quot;; [.F174];&quot; &quot;;[.G174])" office:value-type="string" office:string-value="1835-12-31, Mat  purchase " calcext:value-type="string">
            <text:p>1835-12-31, Mat <text:s/>purchase </text:p>
          </table:table-cell>
          <table:table-cell office:value-type="string" calcext:value-type="string">
            <text:p>Mat </text:p>
          </table:table-cell>
          <table:table-cell table:style-name="ce37" office:value-type="string" calcext:value-type="string">
            <text:p>1835-12-31</text:p>
          </table:table-cell>
          <table:table-cell office:value-type="string" calcext:value-type="string">
            <text:p>purchase</text:p>
          </table:table-cell>
          <table:table-cell/>
          <table:table-cell office:value-type="string" calcext:value-type="string">
            <text:p>for Negro boy Mat</text:p>
          </table:table-cell>
          <table:table-cell table:number-columns-repeated="2"/>
          <table:table-cell office:value-type="float" office:value="500" calcext:value-type="float">
            <text:p>500</text:p>
          </table:table-cell>
          <table:table-cell table:style-name="ce39" office:value-type="string" calcext:value-type="string">
            <text:p>$</text:p>
          </table:table-cell>
          <table:table-cell table:number-columns-repeated="4"/>
          <table:table-cell office:value-type="string" calcext:value-type="string">
            <text:p>Purchased from John Hoover</text:p>
          </table:table-cell>
          <table:table-cell office:value-type="string" calcext:value-type="string">
            <text:p>NJ080</text:p>
          </table:table-cell>
          <table:table-cell table:number-columns-repeated="4"/>
          <table:table-cell table:style-name="ce28" office:value-type="float" office:value="7" calcext:value-type="float">
            <text:p>7</text:p>
          </table:table-cell>
          <table:table-cell table:number-columns-repeated="6"/>
          <table:table-cell office:value-type="string" calcext:value-type="string">
            <text:p>http://slaveryarchive.georgetown.edu/items/show/141</text:p>
          </table:table-cell>
          <table:table-cell table:number-columns-repeated="2"/>
          <table:table-cell table:style-name="ce30" table:number-columns-repeated="992"/>
        </table:table-row>
        <table:table-row table:style-name="ro2">
          <table:table-cell table:style-name="ce28" office:value-type="float" office:value="3615" calcext:value-type="float">
            <text:p>3615</text:p>
          </table:table-cell>
          <table:table-cell table:style-name="ce28" office:value-type="float" office:value="7210" calcext:value-type="float">
            <text:p>7210</text:p>
          </table:table-cell>
          <table:table-cell table:formula="of:=COM.MICROSOFT.CONCAT([.E175]; &quot;, &quot;; [.D175];&quot; &quot;; [.F175];&quot; &quot;;[.G175])" office:value-type="string" office:string-value="1806-10-01, Suckey sale possible" calcext:value-type="string">
            <text:p>1806-10-01, Suckey sale possible</text:p>
          </table:table-cell>
          <table:table-cell table:style-name="ce28" office:value-type="string" calcext:value-type="string">
            <text:p>Suckey</text:p>
          </table:table-cell>
          <table:table-cell table:style-name="ce39" office:value-type="string" calcext:value-type="string">
            <text:p>1806-10-01</text:p>
          </table:table-cell>
          <table:table-cell table:style-name="ce28" office:value-type="string" calcext:value-type="string">
            <text:p>sale</text:p>
          </table:table-cell>
          <table:table-cell table:style-name="ce28" office:value-type="string" calcext:value-type="string">
            <text:p>possible</text:p>
          </table:table-cell>
          <table:table-cell table:style-name="ce15" office:value-type="string" calcext:value-type="string">
            <text:p>President of Georgetown College Robert Molyneux asks Charles Neale to secure payment for Suckey</text:p>
          </table:table-cell>
          <table:table-cell table:style-name="ce28" table:number-columns-repeated="2"/>
          <table:table-cell table:style-name="ce45"/>
          <table:table-cell table:style-name="ce23"/>
          <table:table-cell table:style-name="ce28" table:number-columns-repeated="4"/>
          <table:table-cell table:style-name="ce28" office:value-type="string" calcext:value-type="string">
            <text:p>property of Robert Molyneax</text:p>
          </table:table-cell>
          <table:table-cell table:style-name="ce28" table:number-columns-repeated="5"/>
          <table:table-cell table:style-name="ce28" office:value-type="float" office:value="7" calcext:value-type="float">
            <text:p>7</text:p>
          </table:table-cell>
          <table:table-cell table:style-name="ce28" table:number-columns-repeated="6"/>
          <table:table-cell office:value-type="string" calcext:value-type="string">
            <text:p><text:a xlink:href="http://slaveryarchive.georgetown.edu/items/show/122" xlink:type="simple">http://slaveryarchive.georgetown.edu/items/show/122</text:a></text:p>
          </table:table-cell>
          <table:table-cell table:style-name="ce28" table:number-columns-repeated="2"/>
          <table:table-cell table:style-name="ce30" table:number-columns-repeated="992"/>
        </table:table-row>
        <table:table-row table:style-name="ro1">
          <table:table-cell table:style-name="ce28" office:value-type="float" office:value="3617" calcext:value-type="float">
            <text:p>3617</text:p>
          </table:table-cell>
          <table:table-cell table:style-name="ce28" office:value-type="float" office:value="7212" calcext:value-type="float">
            <text:p>7212</text:p>
          </table:table-cell>
          <table:table-cell table:formula="of:=COM.MICROSOFT.CONCAT([.E176]; &quot;, &quot;; [.D176];&quot; &quot;; [.F176];&quot; &quot;;[.G176])" office:value-type="string" office:string-value="1801-03-14, George purchase " calcext:value-type="string">
            <text:p>1801-03-14, George purchase </text:p>
          </table:table-cell>
          <table:table-cell table:style-name="ce28" office:value-type="string" calcext:value-type="string">
            <text:p>George</text:p>
          </table:table-cell>
          <table:table-cell table:style-name="ce39" office:value-type="string" calcext:value-type="string">
            <text:p>1801-03-14</text:p>
          </table:table-cell>
          <table:table-cell table:style-name="ce28" office:value-type="string" calcext:value-type="string">
            <text:p>purchase</text:p>
          </table:table-cell>
          <table:table-cell table:style-name="ce28"/>
          <table:table-cell table:style-name="ce28" office:value-type="string" calcext:value-type="string">
            <text:p>purchased from John Llwellin for L67.10</text:p>
          </table:table-cell>
          <table:table-cell table:style-name="ce28" table:number-columns-repeated="2"/>
          <table:table-cell table:style-name="ce45" office:value-type="float" office:value="67.1" calcext:value-type="float">
            <text:p>67.1</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John Llwellin</text:p>
          </table:table-cell>
          <table:table-cell table:style-name="ce28" table:number-columns-repeated="5"/>
          <table:table-cell table:style-name="ce28" office:value-type="float" office:value="7" calcext:value-type="float">
            <text:p>7</text:p>
          </table:table-cell>
          <table:table-cell table:style-name="ce28" table:number-columns-repeated="6"/>
          <table:table-cell office:value-type="string" calcext:value-type="string">
            <text:p>http://slaveryarchive.georgetown.edu/items/show/130</text:p>
          </table:table-cell>
          <table:table-cell table:style-name="ce28" table:number-columns-repeated="2"/>
          <table:table-cell table:style-name="ce30" table:number-columns-repeated="992"/>
        </table:table-row>
        <table:table-row table:style-name="ro4">
          <table:table-cell table:style-name="ce28" office:value-type="float" office:value="3617" calcext:value-type="float">
            <text:p>3617</text:p>
          </table:table-cell>
          <table:table-cell table:style-name="ce28" office:value-type="float" office:value="7212" calcext:value-type="float">
            <text:p>7212</text:p>
          </table:table-cell>
          <table:table-cell table:formula="of:=COM.MICROSOFT.CONCAT([.E177]; &quot;, &quot;; [.D177];&quot; &quot;; [.F177];&quot; &quot;;[.G177])" office:value-type="string" office:string-value="-24391, Gabe sale " calcext:value-type="string">
            <text:p>-24391, Gabe sale </text:p>
          </table:table-cell>
          <table:table-cell table:style-name="ce28" office:value-type="string" calcext:value-type="string">
            <text:p>Gabe</text:p>
          </table:table-cell>
          <table:table-cell table:style-name="ce12" office:value-type="date" office:date-value="1833-03-20" calcext:value-type="date">
            <text:p>1833-03-20</text:p>
          </table:table-cell>
          <table:table-cell table:style-name="ce28" office:value-type="string" calcext:value-type="string">
            <text:p>sale</text:p>
          </table:table-cell>
          <table:table-cell table:style-name="ce28"/>
          <table:table-cell table:style-name="ce15" office:value-type="string" calcext:value-type="string">
            <text:p>On March 1833, Georgetown College sold Gabe. Georgetown received $450 for Gabe and payed Edward M. Millard a commission of $22.50 for arranging the sale.</text:p>
          </table:table-cell>
          <table:table-cell table:style-name="ce28" table:number-columns-repeated="2"/>
          <table:table-cell table:style-name="ce45" office:value-type="float" office:value="450" calcext:value-type="float">
            <text:p>450</text:p>
          </table:table-cell>
          <table:table-cell table:style-name="ce28" office:value-type="string" calcext:value-type="string">
            <text:p>$</text:p>
          </table:table-cell>
          <table:table-cell table:style-name="ce28" table:number-columns-repeated="10"/>
          <table:table-cell table:style-name="ce28" office:value-type="float" office:value="7" calcext:value-type="float">
            <text:p>7</text:p>
          </table:table-cell>
          <table:table-cell table:style-name="ce28" table:number-columns-repeated="6"/>
          <table:table-cell office:value-type="string" calcext:value-type="string">
            <text:p><text:a xlink:href="https://slaveryarchive.georgetown.edu/items/show/223" xlink:type="simple">https://slaveryarchive.georgetown.edu/items/show/223</text:a></text:p>
          </table:table-cell>
          <table:table-cell table:style-name="ce28" table:number-columns-repeated="2"/>
          <table:table-cell table:style-name="ce30" table:number-columns-repeated="992"/>
        </table:table-row>
        <table:table-row table:style-name="ro1">
          <table:table-cell table:style-name="ce30" office:value-type="float" office:value="3618" calcext:value-type="float">
            <text:p>3618</text:p>
          </table:table-cell>
          <table:table-cell table:style-name="ce30" office:value-type="float" office:value="7213" calcext:value-type="float">
            <text:p>7213</text:p>
          </table:table-cell>
          <table:table-cell table:formula="of:=COM.MICROSOFT.CONCAT([.E178]; &quot;, &quot;; [.D178];&quot; &quot;; [.F178];&quot; &quot;;[.G178])" office:value-type="string" office:string-value="1832-11-03, Archy purchase " calcext:value-type="string">
            <text:p>1832-11-03, Archy purchase </text:p>
          </table:table-cell>
          <table:table-cell table:style-name="ce30" office:value-type="string" calcext:value-type="string">
            <text:p>Archy</text:p>
          </table:table-cell>
          <table:table-cell table:style-name="ce38" office:value-type="string" calcext:value-type="string">
            <text:p>1832-11-03</text:p>
          </table:table-cell>
          <table:table-cell table:style-name="ce30" office:value-type="string" calcext:value-type="string">
            <text:p>purchase</text:p>
          </table:table-cell>
          <table:table-cell table:style-name="ce30"/>
          <table:table-cell table:style-name="ce44" office:value-type="string" calcext:value-type="string">
            <text:p>Mr. Lloyd for Archey to be refunded if he cannot find Archey</text:p>
          </table:table-cell>
          <table:table-cell table:style-name="ce30" table:number-columns-repeated="2"/>
          <table:table-cell table:style-name="ce47" office:value-type="string" calcext:value-type="string">
            <text:p>90</text:p>
          </table:table-cell>
          <table:table-cell table:style-name="ce38" office:value-type="string" calcext:value-type="string">
            <text:p>$</text:p>
          </table:table-cell>
          <table:table-cell table:style-name="ce30" table:number-columns-repeated="4"/>
          <table:table-cell table:style-name="ce56"/>
          <table:table-cell table:style-name="ce30" table:number-columns-repeated="2"/>
          <table:table-cell table:style-name="ce30" office:value-type="string" calcext:value-type="string">
            <text:p>sold to Mr. Lloyd</text:p>
          </table:table-cell>
          <table:table-cell table:style-name="ce30" table:number-columns-repeated="2"/>
          <table:table-cell table:style-name="ce28" office:value-type="float" office:value="7" calcext:value-type="float">
            <text:p>7</text:p>
          </table:table-cell>
          <table:table-cell table:style-name="ce30" table:number-columns-repeated="6"/>
          <table:table-cell table:style-name="ce30" office:value-type="string" calcext:value-type="string">
            <text:p>http://slaveryarchive.georgetown.edu/items/show/183</text:p>
          </table:table-cell>
          <table:table-cell table:style-name="ce30" table:number-columns-repeated="994"/>
        </table:table-row>
        <table:table-row table:style-name="ro7">
          <table:table-cell table:style-name="ce30" table:number-columns-repeated="2"/>
          <table:table-cell table:formula="of:=COM.MICROSOFT.CONCAT([.E179]; &quot;, &quot;; [.D179];&quot; &quot;; [.F179];&quot; &quot;;[.G179])" office:value-type="string" office:string-value="-33469, Unknown sale planning" calcext:value-type="string">
            <text:p>-33469, Unknown sale planning</text:p>
          </table:table-cell>
          <table:table-cell table:style-name="ce30" office:value-type="string" calcext:value-type="string">
            <text:p>Unknown</text:p>
          </table:table-cell>
          <table:table-cell table:style-name="ce40" office:value-type="date" office:date-value="1808-05-12" calcext:value-type="date">
            <text:p>1808-05-12</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That the agent obtain immediate information from the Managers of the respective estates, concerning any supernumerary slaves they may have and dispose of them to good and Christian masters: the money arising from their sales is to be subject to the future appropriation of the Trustees.</text:p>
          </table:table-cell>
          <table:table-cell table:style-name="ce30" table:number-columns-repeated="2"/>
          <table:table-cell table:style-name="ce47"/>
          <table:table-cell table:style-name="ce38"/>
          <table:table-cell table:style-name="ce30" table:number-columns-repeated="10"/>
          <table:table-cell table:style-name="ce28" office:value-type="float" office:value="7" calcext:value-type="float">
            <text:p>7</text:p>
          </table:table-cell>
          <table:table-cell table:style-name="ce30" table:number-columns-repeated="6"/>
          <table:table-cell table:style-name="ce30" office:value-type="string" calcext:value-type="string">
            <text:p>http://slaveryarchive.georgetown.edu/items/show/181</text:p>
          </table:table-cell>
          <table:table-cell table:style-name="ce30" table:number-columns-repeated="994"/>
        </table:table-row>
        <table:table-row table:style-name="ro1">
          <table:table-cell table:style-name="ce27" office:value-type="float" office:value="1599" calcext:value-type="float">
            <text:p>1599</text:p>
          </table:table-cell>
          <table:table-cell table:style-name="ce27" office:value-type="float" office:value="7101" calcext:value-type="float">
            <text:p>7101</text:p>
          </table:table-cell>
          <table:table-cell table:formula="of:=COM.MICROSOFT.CONCAT([.E180]; &quot;, &quot;; [.D180];&quot; &quot;; [.F180];&quot; &quot;;[.G180])" office:value-type="string" office:string-value="1810-07-06, Liddy sale " calcext:value-type="string">
            <text:p>1810-07-06, Liddy sale </text:p>
          </table:table-cell>
          <table:table-cell table:style-name="ce27" office:value-type="string" calcext:value-type="string">
            <text:p>Liddy</text:p>
          </table:table-cell>
          <table:table-cell table:style-name="ce41" office:value-type="string" calcext:value-type="string">
            <text:p>1810-07-06</text:p>
          </table:table-cell>
          <table:table-cell table:style-name="ce27" office:value-type="string" calcext:value-type="string">
            <text:p>sale</text:p>
          </table:table-cell>
          <table:table-cell table:style-name="ce27"/>
          <table:table-cell table:style-name="ce27" office:value-type="string" calcext:value-type="string">
            <text:p>to Philip Bussard (the purchase is being made by Liddy’s husband Bill with first $20 from him)</text:p>
          </table:table-cell>
          <table:table-cell table:style-name="ce27" table:number-columns-repeated="2"/>
          <table:table-cell table:style-name="ce46" office:value-type="string" calcext:value-type="string">
            <text:p>240</text:p>
          </table:table-cell>
          <table:table-cell table:style-name="ce41" office:value-type="string" calcext:value-type="string">
            <text:p>$</text:p>
          </table:table-cell>
          <table:table-cell table:style-name="ce27" table:number-columns-repeated="2"/>
          <table:table-cell table:style-name="ce27" office:value-type="string" calcext:value-type="string">
            <text:p>spouse of Bill</text:p>
          </table:table-cell>
          <table:table-cell table:style-name="ce27" office:value-type="string" calcext:value-type="string">
            <text:p>PC029</text:p>
          </table:table-cell>
          <table:table-cell table:style-name="ce51" table:number-columns-repeated="2"/>
          <table:table-cell table:style-name="ce27"/>
          <table:table-cell table:style-name="ce27" office:value-type="string" calcext:value-type="string">
            <text:p>sold to Philip Bussard</text:p>
          </table:table-cell>
          <table:table-cell table:style-name="ce27" office:value-type="string" calcext:value-type="string">
            <text:p>NJ079</text:p>
          </table:table-cell>
          <table:table-cell table:style-name="ce27"/>
          <table:table-cell table:style-name="ce28" office:value-type="float" office:value="7" calcext:value-type="float">
            <text:p>7</text:p>
          </table:table-cell>
          <table:table-cell table:style-name="ce27" table:number-columns-repeated="6"/>
          <table:table-cell table:style-name="ce27" office:value-type="string" calcext:value-type="string">
            <text:p>GUArchives-Ledger-1803-1813.json</text:p>
          </table:table-cell>
          <table:table-cell table:style-name="ce27" office:value-type="string" calcext:value-type="string">
            <text:p>http://slaveryarchive.georgetown.edu/items/show/106</text:p>
          </table:table-cell>
          <table:table-cell table:style-name="ce27" office:value-type="string" calcext:value-type="string">
            <text:p>GUArchives-DayBook-1809-1812.json</text:p>
          </table:table-cell>
          <table:table-cell table:style-name="ce30" table:number-columns-repeated="992"/>
        </table:table-row>
        <table:table-row table:style-name="ro8">
          <table:table-cell office:value-type="float" office:value="1627" calcext:value-type="float">
            <text:p>1627</text:p>
          </table:table-cell>
          <table:table-cell office:value-type="float" office:value="7098" calcext:value-type="float">
            <text:p>7098</text:p>
          </table:table-cell>
          <table:table-cell table:formula="of:=COM.MICROSOFT.CONCAT([.E181]; &quot;, &quot;; [.D181];&quot; &quot;; [.F181];&quot; &quot;;[.G181])" office:value-type="string" office:string-value="1828-03-01, Gabe manumission " calcext:value-type="string">
            <text:p>1828-03-01, Gabe manumission </text:p>
          </table:table-cell>
          <table:table-cell office:value-type="string" calcext:value-type="string">
            <text:p>Gabe</text:p>
          </table:table-cell>
          <table:table-cell table:style-name="ce37" office:value-type="string" calcext:value-type="string">
            <text:p>1828-03-01</text:p>
          </table:table-cell>
          <table:table-cell office:value-type="string" calcext:value-type="string">
            <text:p>manumission</text:p>
          </table:table-cell>
          <table:table-cell/>
          <table:table-cell office:value-type="string" calcext:value-type="string">
            <text:p>In the beginning of March 1828 he obtained leave to buy himself free, on the following terms; he as to pay $8 every month for ^his^ hire, and had besides to lay every month something aside untill he collects the sum of $400, which he has to pay for his freedom</text:p>
          </table:table-cell>
          <table:table-cell table:number-columns-repeated="14"/>
          <table:table-cell table:style-name="ce28" office:value-type="float" office:value="7" calcext:value-type="float">
            <text:p>7</text:p>
          </table:table-cell>
          <table:table-cell table:number-columns-repeated="6"/>
          <table:table-cell office:value-type="string" calcext:value-type="string">
            <text:p>http://slaveryarchive.georgetown.edu/items/show/174</text:p>
          </table:table-cell>
          <table:table-cell table:number-columns-repeated="2"/>
          <table:table-cell table:style-name="ce30" table:number-columns-repeated="992"/>
        </table:table-row>
        <table:table-row table:style-name="ro1">
          <table:table-cell office:value-type="float" office:value="1870" calcext:value-type="float">
            <text:p>1870</text:p>
          </table:table-cell>
          <table:table-cell office:value-type="float" office:value="7100" calcext:value-type="float">
            <text:p>7100</text:p>
          </table:table-cell>
          <table:table-cell table:formula="of:=COM.MICROSOFT.CONCAT([.E182]; &quot;, &quot;; [.D182];&quot; &quot;; [.F182];&quot; &quot;;[.G182])" office:value-type="string" office:string-value="1807-03-10, Isaac purchase " calcext:value-type="string">
            <text:p>1807-03-10, Isaac purchase </text:p>
          </table:table-cell>
          <table:table-cell office:value-type="string" calcext:value-type="string">
            <text:p>Isaac</text:p>
          </table:table-cell>
          <table:table-cell table:style-name="ce37" office:value-type="string" calcext:value-type="string">
            <text:p>1807-03-10</text:p>
          </table:table-cell>
          <table:table-cell office:value-type="string" calcext:value-type="string">
            <text:p>purchase</text:p>
          </table:table-cell>
          <table:table-cell/>
          <table:table-cell office:value-type="string" calcext:value-type="string">
            <text:p>from Jeremiah Neale for his son James Neale</text:p>
          </table:table-cell>
          <table:table-cell table:number-columns-repeated="2"/>
          <table:table-cell office:value-type="float" office:value="300" calcext:value-type="float">
            <text:p>300</text:p>
          </table:table-cell>
          <table:table-cell table:style-name="ce37" office:value-type="string" calcext:value-type="string">
            <text:p>$</text:p>
          </table:table-cell>
          <table:table-cell table:number-columns-repeated="4"/>
          <table:table-cell office:value-type="string" calcext:value-type="string">
            <text:p>property of Jeremiah Neale</text:p>
          </table:table-cell>
          <table:table-cell office:value-type="string" calcext:value-type="string">
            <text:p>NJ078</text:p>
          </table:table-cell>
          <table:table-cell table:number-columns-repeated="4"/>
          <table:table-cell table:style-name="ce28" office:value-type="float" office:value="7" calcext:value-type="float">
            <text:p>7</text:p>
          </table:table-cell>
          <table:table-cell table:number-columns-repeated="6"/>
          <table:table-cell office:value-type="string" calcext:value-type="string">
            <text:p>http://slaveryarchive.georgetown.edu/items/show/136</text:p>
          </table:table-cell>
          <table:table-cell table:number-columns-repeated="2"/>
          <table:table-cell table:style-name="ce30" table:number-columns-repeated="992"/>
        </table:table-row>
        <table:table-row table:style-name="ro1">
          <table:table-cell table:number-columns-repeated="2"/>
          <table:table-cell table:formula="of:=COM.MICROSOFT.CONCAT([.E183]; &quot;, &quot;; [.D183];&quot; &quot;; [.F183];&quot; &quot;;[.G183])" office:value-type="string" office:string-value="1838-03-14, Unknown sale " calcext:value-type="string">
            <text:p>1838-03-14, Unknown sale </text:p>
          </table:table-cell>
          <table:table-cell office:value-type="string" calcext:value-type="string">
            <text:p>Unknown</text:p>
          </table:table-cell>
          <table:table-cell table:style-name="ce37" office:value-type="string" calcext:value-type="string">
            <text:p>1838-03-14</text:p>
          </table:table-cell>
          <table:table-cell office:value-type="string" calcext:value-type="string">
            <text:p>sale</text:p>
          </table:table-cell>
          <table:table-cell/>
          <table:table-cell office:value-type="string" calcext:value-type="string">
            <text:p>unknown persons (15 if @ $400)</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6,000.00</text:p>
          </table:table-cell>
          <table:table-cell table:style-name="ce35"/>
          <table:table-cell table:number-columns-repeated="2"/>
          <table:table-cell table:style-name="ce51" table:number-columns-repeated="2"/>
          <table:table-cell/>
          <table:table-cell office:value-type="string" calcext:value-type="string">
            <text:p>sold to John Hoover</text:p>
          </table:table-cell>
          <table:table-cell office:value-type="string" calcext:value-type="string">
            <text:p>NJ080</text:p>
          </table:table-cell>
          <table:table-cell/>
          <table:table-cell table:style-name="ce28" office:value-type="float" office:value="7" calcext:value-type="float">
            <text:p>7</text:p>
          </table:table-cell>
          <table:table-cell table:number-columns-repeated="6"/>
          <table:table-cell office:value-type="string" calcext:value-type="string">
            <text:p>GUArchives-DayBook-1837-1854.json</text:p>
          </table:table-cell>
          <table:table-cell table:number-columns-repeated="2"/>
          <table:table-cell table:style-name="ce30" table:number-columns-repeated="992"/>
        </table:table-row>
        <table:table-row table:style-name="ro1">
          <table:table-cell office:value-type="float" office:value="1863" calcext:value-type="float">
            <text:p>1863</text:p>
          </table:table-cell>
          <table:table-cell office:value-type="float" office:value="6078" calcext:value-type="float">
            <text:p>6078</text:p>
          </table:table-cell>
          <table:table-cell table:formula="of:=COM.MICROSOFT.CONCAT([.E184]; &quot;, &quot;; [.D184];&quot; &quot;; [.F184];&quot; &quot;;[.G184])" office:value-type="string" office:string-value="1812, Perry purchase " calcext:value-type="string">
            <text:p>1812, Perry purchase </text:p>
          </table:table-cell>
          <table:table-cell office:value-type="string" calcext:value-type="string">
            <text:p>Perry</text:p>
          </table:table-cell>
          <table:table-cell office:value-type="float" office:value="1812" calcext:value-type="float">
            <text:p>1812</text:p>
          </table:table-cell>
          <table:table-cell office:value-type="string" calcext:value-type="string">
            <text:p>purchase</text:p>
          </table:table-cell>
          <table:table-cell/>
          <table:table-cell table:style-name="ce28" office:value-type="string" calcext:value-type="string">
            <text:p>bought of Mr. Middleton</text:p>
          </table:table-cell>
          <table:table-cell office:value-type="float" office:value="19" calcext:value-type="float">
            <text:p>19</text:p>
          </table:table-cell>
          <table:table-cell table:number-columns-repeated="7"/>
          <table:table-cell office:value-type="string" calcext:value-type="string">
            <text:p>property of M. Middleton</text:p>
          </table:table-cell>
          <table:table-cell table:number-columns-repeated="5"/>
          <table:table-cell office:value-type="float" office:value="2" calcext:value-type="float">
            <text:p>2</text:p>
          </table:table-cell>
          <table:table-cell table:number-columns-repeated="6"/>
          <table:table-cell office:value-type="string" calcext:value-type="string">
            <text:p>MPA-26.5-2-NewtownBaptisms-(1806-1835)</text:p>
          </table:table-cell>
          <table:table-cell table:number-columns-repeated="2"/>
          <table:table-cell table:style-name="ce30" table:number-columns-repeated="992"/>
        </table:table-row>
        <table:table-row table:style-name="ro1">
          <table:table-cell office:value-type="float" office:value="1864" calcext:value-type="float">
            <text:p>1864</text:p>
          </table:table-cell>
          <table:table-cell office:value-type="float" office:value="6111" calcext:value-type="float">
            <text:p>6111</text:p>
          </table:table-cell>
          <table:table-cell table:formula="of:=COM.MICROSOFT.CONCAT([.E185]; &quot;, &quot;; [.D185];&quot; &quot;; [.F185];&quot; &quot;;[.G185])" office:value-type="string" office:string-value="1835, Sarah purchase " calcext:value-type="string">
            <text:p>1835, Sarah purchase </text:p>
          </table:table-cell>
          <table:table-cell office:value-type="string" calcext:value-type="string">
            <text:p>Sarah</text:p>
          </table:table-cell>
          <table:table-cell office:value-type="float" office:value="1835" calcext:value-type="float">
            <text:p>1835</text:p>
          </table:table-cell>
          <table:table-cell office:value-type="string" calcext:value-type="string">
            <text:p>purchase</text:p>
          </table:table-cell>
          <table:table-cell/>
          <table:table-cell table:style-name="ce28" office:value-type="string" calcext:value-type="string">
            <text:p>purchased from Washington Bowling, wife to Stephen, marriage reunification</text:p>
          </table:table-cell>
          <table:table-cell table:number-columns-repeated="6"/>
          <table:table-cell office:value-type="string" calcext:value-type="string">
            <text:p>spouse of Stephen</text:p>
          </table:table-cell>
          <table:table-cell office:value-type="float" office:value="6135" calcext:value-type="float">
            <text:p>6135</text:p>
          </table:table-cell>
          <table:table-cell office:value-type="string" calcext:value-type="string">
            <text:p>property of Washington Bowling</text:p>
          </table:table-cell>
          <table:table-cell office:value-type="string" calcext:value-type="string">
            <text:p>NJ090</text:p>
          </table:table-cell>
          <table:table-cell/>
          <table:table-cell table:style-name="ce51" table:number-columns-repeated="2"/>
          <table:table-cell/>
          <table:table-cell office:value-type="float" office:value="2" calcext:value-type="float">
            <text:p>2</text:p>
          </table:table-cell>
          <table:table-cell table:number-columns-repeated="6"/>
          <table:table-cell office:value-type="string" calcext:value-type="string">
            <text:p>MPA-26.5-2-NewtownBaptisms-(1806-1835)</text:p>
          </table:table-cell>
          <table:table-cell table:number-columns-repeated="2"/>
          <table:table-cell table:style-name="ce30" table:number-columns-repeated="992"/>
        </table:table-row>
        <table:table-row table:style-name="ro1">
          <table:table-cell office:value-type="float" office:value="1866" calcext:value-type="float">
            <text:p>1866</text:p>
          </table:table-cell>
          <table:table-cell office:value-type="float" office:value="6148" calcext:value-type="float">
            <text:p>6148</text:p>
          </table:table-cell>
          <table:table-cell table:formula="of:=COM.MICROSOFT.CONCAT([.E186]; &quot;, &quot;; [.D186];&quot; &quot;; [.F186];&quot; &quot;;[.G186])" office:value-type="string" office:string-value="1794-01-25, Agnes purchase " calcext:value-type="string">
            <text:p>1794-01-25, Agnes purchase </text:p>
          </table:table-cell>
          <table:table-cell office:value-type="string" calcext:value-type="string">
            <text:p>Agnes</text:p>
          </table:table-cell>
          <table:table-cell table:style-name="ce37" office:value-type="string" calcext:value-type="string">
            <text:p>1794-01-25</text:p>
          </table:table-cell>
          <table:table-cell office:value-type="string" calcext:value-type="string">
            <text:p>purchase</text:p>
          </table:table-cell>
          <table:table-cell table:number-columns-repeated="4"/>
          <table:table-cell office:value-type="float" office:value="55" calcext:value-type="float">
            <text:p>55</text:p>
          </table:table-cell>
          <table:table-cell office:value-type="string" calcext:value-type="string">
            <text:p>L</text:p>
          </table:table-cell>
          <table:table-cell table:style-name="ce51" table:number-columns-repeated="2"/>
          <table:table-cell table:number-columns-repeated="2"/>
          <table:table-cell office:value-type="string" calcext:value-type="string">
            <text:p>property of Joseph Carberry</text:p>
          </table:table-cell>
          <table:table-cell table:number-columns-repeated="2"/>
          <table:table-cell office:value-type="string" calcext:value-type="string">
            <text:p>parent of Mary</text:p>
          </table:table-cell>
          <table:table-cell office:value-type="float" office:value="6149" calcext:value-type="float">
            <text:p>6149</text:p>
          </table:table-cell>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office:value-type="string" calcext:value-type="string">
            <text:p>1766-MPA-44-4-NewtownDayBook-1766-1795.json</text:p>
          </table:table-cell>
          <table:table-cell/>
          <table:table-cell table:style-name="ce30" table:number-columns-repeated="992"/>
        </table:table-row>
        <table:table-row table:style-name="ro1">
          <table:table-cell office:value-type="float" office:value="1867" calcext:value-type="float">
            <text:p>1867</text:p>
          </table:table-cell>
          <table:table-cell office:value-type="float" office:value="6149" calcext:value-type="float">
            <text:p>6149</text:p>
          </table:table-cell>
          <table:table-cell table:formula="of:=COM.MICROSOFT.CONCAT([.E187]; &quot;, &quot;; [.D187];&quot; &quot;; [.F187];&quot; &quot;;[.G187])" office:value-type="string" office:string-value="1794-01-25, Mary purchase " calcext:value-type="string">
            <text:p>1794-01-25, Mary purchase </text:p>
          </table:table-cell>
          <table:table-cell office:value-type="string" calcext:value-type="string">
            <text:p>Mary</text:p>
          </table:table-cell>
          <table:table-cell table:style-name="ce37" office:value-type="string" calcext:value-type="string">
            <text:p>1794-01-25</text:p>
          </table:table-cell>
          <table:table-cell office:value-type="string" calcext:value-type="string">
            <text:p>purchase</text:p>
          </table:table-cell>
          <table:table-cell table:number-columns-repeated="4"/>
          <table:table-cell office:value-type="float" office:value="10" calcext:value-type="float">
            <text:p>10</text:p>
          </table:table-cell>
          <table:table-cell office:value-type="string" calcext:value-type="string">
            <text:p>L</text:p>
          </table:table-cell>
          <table:table-cell table:style-name="ce51" table:number-columns-repeated="2"/>
          <table:table-cell office:value-type="string" calcext:value-type="string">
            <text:p>child of Agnes</text:p>
          </table:table-cell>
          <table:table-cell office:value-type="float" office:value="6148" calcext:value-type="float">
            <text:p>6148</text:p>
          </table:table-cell>
          <table:table-cell office:value-type="string" calcext:value-type="string">
            <text:p>property of Joseph Carberry</text:p>
          </table:table-cell>
          <table:table-cell table:number-columns-repeated="2"/>
          <table:table-cell table:style-name="ce51" table:number-columns-repeated="2"/>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office:value-type="string" calcext:value-type="string">
            <text:p>1766-MPA-44-4-NewtownDayBook-1766-1795.json</text:p>
          </table:table-cell>
          <table:table-cell/>
          <table:table-cell table:style-name="ce30" table:number-columns-repeated="992"/>
        </table:table-row>
        <table:table-row table:style-name="ro1">
          <table:table-cell office:value-type="float" office:value="1868" calcext:value-type="float">
            <text:p>1868</text:p>
          </table:table-cell>
          <table:table-cell office:value-type="float" office:value="6171" calcext:value-type="float">
            <text:p>6171</text:p>
          </table:table-cell>
          <table:table-cell table:formula="of:=COM.MICROSOFT.CONCAT([.E188]; &quot;, &quot;; [.D188];&quot; &quot;; [.F188];&quot; &quot;;[.G188])" office:value-type="string" office:string-value="1784, William purchase " calcext:value-type="string">
            <text:p>1784, William purchase </text:p>
          </table:table-cell>
          <table:table-cell office:value-type="string" calcext:value-type="string">
            <text:p>William</text:p>
          </table:table-cell>
          <table:table-cell office:value-type="float" office:value="1784" calcext:value-type="float">
            <text:p>1784</text:p>
          </table:table-cell>
          <table:table-cell office:value-type="string" calcext:value-type="string">
            <text:p>purchase</text:p>
          </table:table-cell>
          <table:table-cell/>
          <table:table-cell office:value-type="string" calcext:value-type="string">
            <text:p>bargained for L100 and ye payable in work of him apprentice at L8.0.0 (illegible)</text:p>
          </table:table-cell>
          <table:table-cell table:number-columns-repeated="8"/>
          <table:table-cell office:value-type="string" calcext:value-type="string">
            <text:p>property of Edmond Plowden</text:p>
          </table:table-cell>
          <table:table-cell office:value-type="string" calcext:value-type="string">
            <text:p>NJ076</text:p>
          </table:table-cell>
          <table:table-cell table:number-columns-repeated="4"/>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table:number-columns-repeated="2"/>
          <table:table-cell table:style-name="ce30" table:number-columns-repeated="992"/>
        </table:table-row>
        <table:table-row table:style-name="ro1">
          <table:table-cell office:value-type="float" office:value="1939" calcext:value-type="float">
            <text:p>1939</text:p>
          </table:table-cell>
          <table:table-cell office:value-type="float" office:value="6119" calcext:value-type="float">
            <text:p>6119</text:p>
          </table:table-cell>
          <table:table-cell table:formula="of:=COM.MICROSOFT.CONCAT([.E189]; &quot;, &quot;; [.D189];&quot; &quot;; [.F189];&quot; &quot;;[.G189])" office:value-type="string" office:string-value="1823-01-08, Person sale " calcext:value-type="string">
            <text:p>1823-01-08, Person sale </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2"/>
          <table:table-cell table:style-name="ce42"/>
          <table:table-cell table:style-name="ce37" office:value-type="string" calcext:value-type="string">
            <text:p>$</text:p>
          </table:table-cell>
          <table:table-cell office:value-type="string" calcext:value-type="string">
            <text:p>$350/2</text:p>
          </table:table-cell>
          <table:table-cell table:number-columns-repeated="3"/>
          <table:table-cell table:style-name="ce51" table:number-columns-repeated="2"/>
          <table:table-cell/>
          <table:table-cell office:value-type="string" calcext:value-type="string">
            <text:p>purchased by James Marymann</text:p>
          </table:table-cell>
          <table:table-cell office:value-type="string" calcext:value-type="string">
            <text:p>NJ059</text:p>
          </table:table-cell>
          <table:table-cell/>
          <table:table-cell office:value-type="float" office:value="2" calcext:value-type="float">
            <text:p>2</text:p>
          </table:table-cell>
          <table:table-cell table:number-columns-repeated="6"/>
          <table:table-cell office:value-type="string" calcext:value-type="string">
            <text:p>MPA-46-1-NewtownAccountsLedger-1816-1832.json</text:p>
          </table:table-cell>
          <table:table-cell table:number-columns-repeated="2"/>
          <table:table-cell table:style-name="ce30" table:number-columns-repeated="992"/>
        </table:table-row>
        <table:table-row table:style-name="ro1">
          <table:table-cell office:value-type="float" office:value="1940" calcext:value-type="float">
            <text:p>1940</text:p>
          </table:table-cell>
          <table:table-cell office:value-type="float" office:value="6120" calcext:value-type="float">
            <text:p>6120</text:p>
          </table:table-cell>
          <table:table-cell table:formula="of:=COM.MICROSOFT.CONCAT([.E190]; &quot;, &quot;; [.D190];&quot; &quot;; [.F190];&quot; &quot;;[.G190])" office:value-type="string" office:string-value="1823-01-08, Person sale " calcext:value-type="string">
            <text:p>1823-01-08, Person sale </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2"/>
          <table:table-cell table:style-name="ce42"/>
          <table:table-cell table:style-name="ce37" office:value-type="string" calcext:value-type="string">
            <text:p>$</text:p>
          </table:table-cell>
          <table:table-cell office:value-type="string" calcext:value-type="string">
            <text:p>$350/2</text:p>
          </table:table-cell>
          <table:table-cell table:number-columns-repeated="3"/>
          <table:table-cell table:style-name="ce51" table:number-columns-repeated="2"/>
          <table:table-cell/>
          <table:table-cell office:value-type="string" calcext:value-type="string">
            <text:p>purchased by James Marymann</text:p>
          </table:table-cell>
          <table:table-cell office:value-type="string" calcext:value-type="string">
            <text:p>NJ059</text:p>
          </table:table-cell>
          <table:table-cell/>
          <table:table-cell office:value-type="float" office:value="2" calcext:value-type="float">
            <text:p>2</text:p>
          </table:table-cell>
          <table:table-cell table:number-columns-repeated="6"/>
          <table:table-cell office:value-type="string" calcext:value-type="string">
            <text:p>MPA-46-1-NewtownAccountsLedger-1816-1832.json</text:p>
          </table:table-cell>
          <table:table-cell table:number-columns-repeated="2"/>
          <table:table-cell table:style-name="ce30" table:number-columns-repeated="992"/>
        </table:table-row>
        <table:table-row table:style-name="ro1">
          <table:table-cell office:value-type="float" office:value="1941" calcext:value-type="float">
            <text:p>1941</text:p>
          </table:table-cell>
          <table:table-cell office:value-type="float" office:value="6160" calcext:value-type="float">
            <text:p>6160</text:p>
          </table:table-cell>
          <table:table-cell table:formula="of:=COM.MICROSOFT.CONCAT([.E191]; &quot;, &quot;; [.D191];&quot; &quot;; [.F191];&quot; &quot;;[.G191])" office:value-type="string" office:string-value="1784, Jane exchange sale" calcext:value-type="string">
            <text:p>1784, Jane exchange sale</text:p>
          </table:table-cell>
          <table:table-cell office:value-type="string" calcext:value-type="string">
            <text:p>Jane</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2"/>
          <table:table-cell table:style-name="ce42"/>
          <table:table-cell table:style-name="ce51" office:value-type="string" calcext:value-type="string">
            <text:p>L</text:p>
          </table:table-cell>
          <table:table-cell office:value-type="string" calcext:value-type="string">
            <text:p>L100/2</text:p>
          </table:table-cell>
          <table:table-cell table:number-columns-repeated="3"/>
          <table:table-cell table:style-name="ce51" table:number-columns-repeated="2"/>
          <table:table-cell/>
          <table:table-cell office:value-type="string" calcext:value-type="string">
            <text:p>sold to Edmond Plowden</text:p>
          </table:table-cell>
          <table:table-cell office:value-type="string" calcext:value-type="string">
            <text:p>NJ076</text:p>
          </table:table-cell>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table:number-columns-repeated="2"/>
          <table:table-cell table:style-name="ce30" table:number-columns-repeated="992"/>
        </table:table-row>
        <table:table-row table:style-name="ro1">
          <table:table-cell office:value-type="float" office:value="1942" calcext:value-type="float">
            <text:p>1942</text:p>
          </table:table-cell>
          <table:table-cell office:value-type="float" office:value="6161" calcext:value-type="float">
            <text:p>6161</text:p>
          </table:table-cell>
          <table:table-cell table:formula="of:=COM.MICROSOFT.CONCAT([.E192]; &quot;, &quot;; [.D192];&quot; &quot;; [.F192];&quot; &quot;;[.G192])" office:value-type="string" office:string-value="1784, Rachel exchange sale" calcext:value-type="string">
            <text:p>1784, Rachel exchange sale</text:p>
          </table:table-cell>
          <table:table-cell office:value-type="string" calcext:value-type="string">
            <text:p>Rachel</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2"/>
          <table:table-cell table:style-name="ce42"/>
          <table:table-cell table:style-name="ce51" office:value-type="string" calcext:value-type="string">
            <text:p>L</text:p>
          </table:table-cell>
          <table:table-cell office:value-type="string" calcext:value-type="string">
            <text:p>L100/2</text:p>
          </table:table-cell>
          <table:table-cell table:number-columns-repeated="3"/>
          <table:table-cell table:style-name="ce51" table:number-columns-repeated="2"/>
          <table:table-cell/>
          <table:table-cell office:value-type="string" calcext:value-type="string">
            <text:p>sold to Edmond Plowden</text:p>
          </table:table-cell>
          <table:table-cell office:value-type="string" calcext:value-type="string">
            <text:p>NJ076</text:p>
          </table:table-cell>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table:number-columns-repeated="2"/>
          <table:table-cell table:style-name="ce30" table:number-columns-repeated="992"/>
        </table:table-row>
        <table:table-row table:style-name="ro2">
          <table:table-cell office:value-type="float" office:value="1872" calcext:value-type="float">
            <text:p>1872</text:p>
          </table:table-cell>
          <table:table-cell office:value-type="float" office:value="2109" calcext:value-type="float">
            <text:p>2109</text:p>
          </table:table-cell>
          <table:table-cell table:formula="of:=COM.MICROSOFT.CONCAT([.E193]; &quot;, &quot;; [.D193];&quot; &quot;; [.F193];&quot; &quot;;[.G193])"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2">
          <table:table-cell office:value-type="float" office:value="1873" calcext:value-type="float">
            <text:p>1873</text:p>
          </table:table-cell>
          <table:table-cell office:value-type="float" office:value="2110" calcext:value-type="float">
            <text:p>2110</text:p>
          </table:table-cell>
          <table:table-cell table:formula="of:=COM.MICROSOFT.CONCAT([.E194]; &quot;, &quot;; [.D194];&quot; &quot;; [.F194];&quot; &quot;;[.G194])"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2">
          <table:table-cell office:value-type="float" office:value="1874" calcext:value-type="float">
            <text:p>1874</text:p>
          </table:table-cell>
          <table:table-cell office:value-type="float" office:value="2111" calcext:value-type="float">
            <text:p>2111</text:p>
          </table:table-cell>
          <table:table-cell table:formula="of:=COM.MICROSOFT.CONCAT([.E195]; &quot;, &quot;; [.D195];&quot; &quot;; [.F195];&quot; &quot;;[.G195])"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2">
          <table:table-cell office:value-type="float" office:value="1875" calcext:value-type="float">
            <text:p>1875</text:p>
          </table:table-cell>
          <table:table-cell office:value-type="float" office:value="2112" calcext:value-type="float">
            <text:p>2112</text:p>
          </table:table-cell>
          <table:table-cell table:formula="of:=COM.MICROSOFT.CONCAT([.E196]; &quot;, &quot;; [.D196];&quot; &quot;; [.F196];&quot; &quot;;[.G196])"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2">
          <table:table-cell office:value-type="float" office:value="1876" calcext:value-type="float">
            <text:p>1876</text:p>
          </table:table-cell>
          <table:table-cell office:value-type="float" office:value="2113" calcext:value-type="float">
            <text:p>2113</text:p>
          </table:table-cell>
          <table:table-cell table:formula="of:=COM.MICROSOFT.CONCAT([.E197]; &quot;, &quot;; [.D197];&quot; &quot;; [.F197];&quot; &quot;;[.G197])"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79" calcext:value-type="float">
            <text:p>1879</text:p>
          </table:table-cell>
          <table:table-cell office:value-type="float" office:value="2100" calcext:value-type="float">
            <text:p>2100</text:p>
          </table:table-cell>
          <table:table-cell table:formula="of:=COM.MICROSOFT.CONCAT([.E198]; &quot;, &quot;; [.D198];&quot; &quot;; [.F198];&quot; &quot;;[.G198])"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0" calcext:value-type="float">
            <text:p>1880</text:p>
          </table:table-cell>
          <table:table-cell office:value-type="float" office:value="2101" calcext:value-type="float">
            <text:p>2101</text:p>
          </table:table-cell>
          <table:table-cell table:formula="of:=COM.MICROSOFT.CONCAT([.E199]; &quot;, &quot;; [.D199];&quot; &quot;; [.F199];&quot; &quot;;[.G199])"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1" calcext:value-type="float">
            <text:p>1881</text:p>
          </table:table-cell>
          <table:table-cell office:value-type="float" office:value="2102" calcext:value-type="float">
            <text:p>2102</text:p>
          </table:table-cell>
          <table:table-cell table:formula="of:=COM.MICROSOFT.CONCAT([.E200]; &quot;, &quot;; [.D200];&quot; &quot;; [.F200];&quot; &quot;;[.G200])"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2" calcext:value-type="float">
            <text:p>1882</text:p>
          </table:table-cell>
          <table:table-cell office:value-type="float" office:value="2103" calcext:value-type="float">
            <text:p>2103</text:p>
          </table:table-cell>
          <table:table-cell table:formula="of:=COM.MICROSOFT.CONCAT([.E201]; &quot;, &quot;; [.D201];&quot; &quot;; [.F201];&quot; &quot;;[.G201])"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3" calcext:value-type="float">
            <text:p>1883</text:p>
          </table:table-cell>
          <table:table-cell office:value-type="float" office:value="2104" calcext:value-type="float">
            <text:p>2104</text:p>
          </table:table-cell>
          <table:table-cell table:formula="of:=COM.MICROSOFT.CONCAT([.E202]; &quot;, &quot;; [.D202];&quot; &quot;; [.F202];&quot; &quot;;[.G202])"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28" table:number-columns-repeated="992"/>
        </table:table-row>
        <table:table-row table:style-name="ro1">
          <table:table-cell office:value-type="float" office:value="1884" calcext:value-type="float">
            <text:p>1884</text:p>
          </table:table-cell>
          <table:table-cell office:value-type="float" office:value="2105" calcext:value-type="float">
            <text:p>2105</text:p>
          </table:table-cell>
          <table:table-cell table:formula="of:=COM.MICROSOFT.CONCAT([.E203]; &quot;, &quot;; [.D203];&quot; &quot;; [.F203];&quot; &quot;;[.G203])"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28" table:number-columns-repeated="992"/>
        </table:table-row>
        <table:table-row table:style-name="ro1">
          <table:table-cell office:value-type="float" office:value="1885" calcext:value-type="float">
            <text:p>1885</text:p>
          </table:table-cell>
          <table:table-cell office:value-type="float" office:value="2106" calcext:value-type="float">
            <text:p>2106</text:p>
          </table:table-cell>
          <table:table-cell table:formula="of:=COM.MICROSOFT.CONCAT([.E204]; &quot;, &quot;; [.D204];&quot; &quot;; [.F204];&quot; &quot;;[.G204])"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28" table:number-columns-repeated="992"/>
        </table:table-row>
        <table:table-row table:style-name="ro1">
          <table:table-cell office:value-type="float" office:value="1886" calcext:value-type="float">
            <text:p>1886</text:p>
          </table:table-cell>
          <table:table-cell office:value-type="float" office:value="2107" calcext:value-type="float">
            <text:p>2107</text:p>
          </table:table-cell>
          <table:table-cell table:formula="of:=COM.MICROSOFT.CONCAT([.E205]; &quot;, &quot;; [.D205];&quot; &quot;; [.F205];&quot; &quot;;[.G205])"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28" table:number-columns-repeated="992"/>
        </table:table-row>
        <table:table-row table:style-name="ro1">
          <table:table-cell office:value-type="float" office:value="1887" calcext:value-type="float">
            <text:p>1887</text:p>
          </table:table-cell>
          <table:table-cell office:value-type="float" office:value="2108" calcext:value-type="float">
            <text:p>2108</text:p>
          </table:table-cell>
          <table:table-cell table:formula="of:=COM.MICROSOFT.CONCAT([.E206]; &quot;, &quot;; [.D206];&quot; &quot;; [.F206];&quot; &quot;;[.G206])"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8" calcext:value-type="float">
            <text:p>1888</text:p>
          </table:table-cell>
          <table:table-cell office:value-type="float" office:value="2114" calcext:value-type="float">
            <text:p>2114</text:p>
          </table:table-cell>
          <table:table-cell table:formula="of:=COM.MICROSOFT.CONCAT([.E207]; &quot;, &quot;; [.D207];&quot; &quot;; [.F207];&quot; &quot;;[.G207])" office:value-type="string" office:string-value="1809-06-26, Husband sale " calcext:value-type="string">
            <text:p>1809-06-26, Husband sale </text:p>
          </table:table-cell>
          <table:table-cell office:value-type="string" calcext:value-type="string">
            <text:p>Husband</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9" calcext:value-type="float">
            <text:p>1889</text:p>
          </table:table-cell>
          <table:table-cell office:value-type="float" office:value="2115" calcext:value-type="float">
            <text:p>2115</text:p>
          </table:table-cell>
          <table:table-cell table:formula="of:=COM.MICROSOFT.CONCAT([.E208]; &quot;, &quot;; [.D208];&quot; &quot;; [.F208];&quot; &quot;;[.G208])" office:value-type="string" office:string-value="1809-06-26, Wife sale " calcext:value-type="string">
            <text:p>1809-06-26, Wife sale </text:p>
          </table:table-cell>
          <table:table-cell office:value-type="string" calcext:value-type="string">
            <text:p>Wife</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3"/>
          <table:table-cell table:style-name="ce51" table:number-columns-repeated="2"/>
          <table:table-cell table:number-columns-repeated="4"/>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28" table:number-columns-repeated="992"/>
        </table:table-row>
        <table:table-row table:style-name="ro1">
          <table:table-cell office:value-type="float" office:value="1911" calcext:value-type="float">
            <text:p>1911</text:p>
          </table:table-cell>
          <table:table-cell office:value-type="float" office:value="3004" calcext:value-type="float">
            <text:p>3004</text:p>
          </table:table-cell>
          <table:table-cell table:formula="of:=COM.MICROSOFT.CONCAT([.E209]; &quot;, &quot;; [.D209];&quot; &quot;; [.F209];&quot; &quot;;[.G209])"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office:value-type="string" calcext:value-type="string">
            <text:p>authorized sale of Maria�۪s 3 children</text:p>
          </table:table-cell>
          <table:table-cell table:number-columns-repeated="6"/>
          <table:table-cell office:value-type="string" calcext:value-type="string">
            <text:p>child of </text:p>
          </table:table-cell>
          <table:table-cell office:value-type="float" office:value="3003" calcext:value-type="float">
            <text:p>3003</text:p>
          </table:table-cell>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6"/>
          <table:table-cell table:style-name="ce27" office:value-type="string" calcext:value-type="string">
            <text:p>http://slaveryarchive.georgetown.edu/items/show/196</text:p>
          </table:table-cell>
          <table:table-cell table:number-columns-repeated="2"/>
          <table:table-cell table:style-name="ce28" table:number-columns-repeated="992"/>
        </table:table-row>
        <table:table-row table:style-name="ro1">
          <table:table-cell office:value-type="float" office:value="1912" calcext:value-type="float">
            <text:p>1912</text:p>
          </table:table-cell>
          <table:table-cell office:value-type="float" office:value="3005" calcext:value-type="float">
            <text:p>3005</text:p>
          </table:table-cell>
          <table:table-cell table:formula="of:=COM.MICROSOFT.CONCAT([.E210]; &quot;, &quot;; [.D210];&quot; &quot;; [.F210];&quot; &quot;;[.G210])"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office:value-type="string" calcext:value-type="string">
            <text:p>authorized sale of Maria�۪s 3 children</text:p>
          </table:table-cell>
          <table:table-cell table:number-columns-repeated="6"/>
          <table:table-cell office:value-type="string" calcext:value-type="string">
            <text:p>child of </text:p>
          </table:table-cell>
          <table:table-cell office:value-type="float" office:value="3003" calcext:value-type="float">
            <text:p>3003</text:p>
          </table:table-cell>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6"/>
          <table:table-cell table:style-name="ce27" office:value-type="string" calcext:value-type="string">
            <text:p>http://slaveryarchive.georgetown.edu/items/show/196</text:p>
          </table:table-cell>
          <table:table-cell table:number-columns-repeated="2"/>
          <table:table-cell table:style-name="ce28" table:number-columns-repeated="992"/>
        </table:table-row>
        <table:table-row table:style-name="ro1">
          <table:table-cell office:value-type="float" office:value="1913" calcext:value-type="float">
            <text:p>1913</text:p>
          </table:table-cell>
          <table:table-cell office:value-type="float" office:value="3006" calcext:value-type="float">
            <text:p>3006</text:p>
          </table:table-cell>
          <table:table-cell table:formula="of:=COM.MICROSOFT.CONCAT([.E211]; &quot;, &quot;; [.D211];&quot; &quot;; [.F211];&quot; &quot;;[.G211])"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office:value-type="string" calcext:value-type="string">
            <text:p>authorized sale of Maria�۪s 3 children</text:p>
          </table:table-cell>
          <table:table-cell table:number-columns-repeated="6"/>
          <table:table-cell office:value-type="string" calcext:value-type="string">
            <text:p>child of </text:p>
          </table:table-cell>
          <table:table-cell office:value-type="float" office:value="3003" calcext:value-type="float">
            <text:p>3003</text:p>
          </table:table-cell>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6"/>
          <table:table-cell table:style-name="ce27" office:value-type="string" calcext:value-type="string">
            <text:p>http://slaveryarchive.georgetown.edu/items/show/196</text:p>
          </table:table-cell>
          <table:table-cell table:number-columns-repeated="2"/>
          <table:table-cell table:style-name="ce28" table:number-columns-repeated="992"/>
        </table:table-row>
        <table:table-row table:style-name="ro4">
          <table:table-cell office:value-type="float" office:value="1345" calcext:value-type="float">
            <text:p>1345</text:p>
          </table:table-cell>
          <table:table-cell office:value-type="float" office:value="7085" calcext:value-type="float">
            <text:p>7085</text:p>
          </table:table-cell>
          <table:table-cell table:formula="of:=COM.MICROSOFT.CONCAT([.E212]; &quot;, &quot;; [.D212];&quot; &quot;; [.F212];&quot; &quot;;[.G212])" office:value-type="string" office:string-value="1833-10-22, Molly Brown manumission planning" calcext:value-type="string">
            <text:p>1833-10-22, Molly Brown manumission planning</text:p>
          </table:table-cell>
          <table:table-cell office:value-type="string" calcext:value-type="string">
            <text:p>Molly Brown</text:p>
          </table:table-cell>
          <table:table-cell table:style-name="ce37"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office:value-type="string" calcext:value-type="string">
            <text:p>plea of poor treatment at St. Louis U</text:p>
          </table:table-cell>
          <table:table-cell office:value-type="float" office:value="52" calcext:value-type="float">
            <text:p>52</text:p>
          </table:table-cell>
          <table:table-cell/>
          <table:table-cell table:style-name="ce42"/>
          <table:table-cell office:value-type="string" calcext:value-type="string">
            <text:p>$</text:p>
          </table:table-cell>
          <table:table-cell office:value-type="string" calcext:value-type="string">
            <text:p>$100/2</text:p>
          </table:table-cell>
          <table:table-cell/>
          <table:table-cell office:value-type="string" calcext:value-type="string">
            <text:p>spouse of Thomas Brown</text:p>
          </table:table-cell>
          <table:table-cell office:value-type="float" office:value="7084" calcext:value-type="float">
            <text:p>7084</text:p>
          </table:table-cell>
          <table:table-cell table:style-name="ce51" table:number-columns-repeated="2"/>
          <table:table-cell/>
          <table:table-cell table:style-name="ce51" table:number-columns-repeated="2"/>
          <table:table-cell/>
          <table:table-cell office:value-type="float" office:value="1120" calcext:value-type="float">
            <text:p>1120</text:p>
          </table:table-cell>
          <table:table-cell table:number-columns-repeated="6"/>
          <table:table-cell office:value-type="string" calcext:value-type="string">
            <text:p>http://slaveryarchive.georgetown.edu/items/show/39</text:p>
          </table:table-cell>
          <table:table-cell table:number-columns-repeated="2"/>
          <table:table-cell table:style-name="ce28" table:number-columns-repeated="992"/>
        </table:table-row>
        <table:table-row table:style-name="ro1">
          <table:table-cell office:value-type="float" office:value="1878" calcext:value-type="float">
            <text:p>1878</text:p>
          </table:table-cell>
          <table:table-cell office:value-type="float" office:value="1072" calcext:value-type="float">
            <text:p>1072</text:p>
          </table:table-cell>
          <table:table-cell table:formula="of:=COM.MICROSOFT.CONCAT([.E213]; &quot;, &quot;; [.D213];&quot; &quot;; [.F213];&quot; &quot;;[.G213])" office:value-type="string" office:string-value="1809-06-26, George sale " calcext:value-type="string">
            <text:p>1809-06-26, George sale </text:p>
          </table:table-cell>
          <table:table-cell office:value-type="string" calcext:value-type="string">
            <text:p>George</text:p>
          </table:table-cell>
          <table:table-cell table:style-name="ce37" office:value-type="string" calcext:value-type="string">
            <text:p>1809-06-26</text:p>
          </table:table-cell>
          <table:table-cell office:value-type="string" calcext:value-type="string">
            <text:p>sale</text:p>
          </table:table-cell>
          <table:table-cell table:number-columns-repeated="4"/>
          <table:table-cell office:value-type="float" office:value="300" calcext:value-type="float">
            <text:p>300</text:p>
          </table:table-cell>
          <table:table-cell office:value-type="string" calcext:value-type="string">
            <text:p>$</text:p>
          </table:table-cell>
          <table:table-cell table:number-columns-repeated="10"/>
          <table:table-cell office:value-type="float" office:value="5" calcext:value-type="float">
            <text:p>5</text:p>
          </table:table-cell>
          <table:table-cell table:number-columns-repeated="6"/>
          <table:table-cell office:value-type="string" calcext:value-type="string">
            <text:p>http://slaveryarchive.georgetown.edu/items/show/193</text:p>
          </table:table-cell>
          <table:table-cell table:number-columns-repeated="2"/>
          <table:table-cell table:style-name="ce28" table:number-columns-repeated="992"/>
        </table:table-row>
        <table:table-row table:style-name="ro1">
          <table:table-cell table:style-name="ce28" office:value-type="float" office:value="3589" calcext:value-type="float">
            <text:p>3589</text:p>
          </table:table-cell>
          <table:table-cell table:style-name="ce28" office:value-type="float" office:value="1180" calcext:value-type="float">
            <text:p>1180</text:p>
          </table:table-cell>
          <table:table-cell table:formula="of:=COM.MICROSOFT.CONCAT([.E214]; &quot;, &quot;; [.D214];&quot; &quot;; [.F214];&quot; &quot;;[.G214])" office:value-type="string" office:string-value="-37115, Woman purchase " calcext:value-type="string">
            <text:p>-37115, Woman purchase </text:p>
          </table:table-cell>
          <table:table-cell table:style-name="ce28" office:value-type="string" calcext:value-type="string">
            <text:p>Woman</text:p>
          </table:table-cell>
          <table:table-cell table:style-name="ce12" office:value-type="date" office:date-value="1798-05-18" calcext:value-type="date">
            <text:p>1798-05-18</text:p>
          </table:table-cell>
          <table:table-cell table:style-name="ce28" office:value-type="string" calcext:value-type="string">
            <text:p>purchase</text:p>
          </table:table-cell>
          <table:table-cell table:style-name="ce28"/>
          <table:table-cell table:style-name="ce28" office:value-type="string" calcext:value-type="string">
            <text:p>purchased from Mrs Hopes for 145 lb pork at 7$</text:p>
          </table:table-cell>
          <table:table-cell table:style-name="ce28" table:number-columns-repeated="2"/>
          <table:table-cell table:style-name="ce45" office:value-type="float" office:value="31.61" calcext:value-type="float">
            <text:p>31.61</text:p>
          </table:table-cell>
          <table:table-cell table:style-name="ce23" office:value-type="string" calcext:value-type="string">
            <text:p>L</text:p>
          </table:table-cell>
          <table:table-cell table:style-name="ce28" table:number-columns-repeated="4"/>
          <table:table-cell table:style-name="ce28" office:value-type="string" calcext:value-type="string">
            <text:p>property of Mrs. Hopes</text:p>
          </table:table-cell>
          <table:table-cell table:style-name="ce28" table:number-columns-repeated="5"/>
          <table:table-cell office:value-type="float" office:value="5" calcext:value-type="float">
            <text:p>5</text:p>
          </table:table-cell>
          <table:table-cell table:style-name="ce28" table:number-columns-repeated="6"/>
          <table:table-cell office:value-type="string" calcext:value-type="string">
            <text:p>https://slaveryarchive.georgetown.edu/items/show/233</text:p>
          </table:table-cell>
          <table:table-cell table:style-name="ce28" table:number-columns-repeated="2"/>
          <table:table-cell table:style-name="ce30" table:number-columns-repeated="992"/>
        </table:table-row>
        <table:table-row table:style-name="ro5">
          <table:table-cell table:style-name="ce28" office:value-type="float" office:value="3590" calcext:value-type="float">
            <text:p>3590</text:p>
          </table:table-cell>
          <table:table-cell table:style-name="ce28" office:value-type="float" office:value="1181" calcext:value-type="float">
            <text:p>1181</text:p>
          </table:table-cell>
          <table:table-cell table:formula="of:=COM.MICROSOFT.CONCAT([.E215]; &quot;, &quot;; [.D215];&quot; &quot;; [.F215];&quot; &quot;;[.G215])" office:value-type="string" office:string-value="-36993, John sale " calcext:value-type="string">
            <text:p>-36993, John sale </text:p>
          </table:table-cell>
          <table:table-cell table:style-name="ce28" office:value-type="string" calcext:value-type="string">
            <text:p>John</text:p>
          </table:table-cell>
          <table:table-cell table:style-name="ce12" office:value-type="date" office:date-value="1798-09-17" calcext:value-type="date">
            <text:p>1798-09-17</text:p>
          </table:table-cell>
          <table:table-cell table:style-name="ce28" office:value-type="string" calcext:value-type="string">
            <text:p>sale</text:p>
          </table:table-cell>
          <table:table-cell table:style-name="ce28"/>
          <table:table-cell table:style-name="ce28" office:value-type="string" calcext:value-type="string">
            <text:p>negro boy John sold 240$</text:p>
          </table:table-cell>
          <table:table-cell table:style-name="ce28" table:number-columns-repeated="2"/>
          <table:table-cell table:style-name="ce45" office:value-type="float" office:value="240" calcext:value-type="float">
            <text:p>240</text:p>
          </table:table-cell>
          <table:table-cell table:style-name="ce23" office:value-type="string" calcext:value-type="string">
            <text:p>L</text:p>
          </table:table-cell>
          <table:table-cell table:style-name="ce28" table:number-columns-repeated="4"/>
          <table:table-cell table:style-name="ce51" table:number-columns-repeated="2"/>
          <table:table-cell table:style-name="ce28" table:number-columns-repeated="4"/>
          <table:table-cell office:value-type="float" office:value="5" calcext:value-type="float">
            <text:p>5</text:p>
          </table:table-cell>
          <table:table-cell table:style-name="ce28" table:number-columns-repeated="6"/>
          <table:table-cell office:value-type="string" calcext:value-type="string">
            <text:p>https://slaveryarchive.georgetown.edu/items/show/234</text:p>
          </table:table-cell>
          <table:table-cell table:style-name="ce28" table:number-columns-repeated="2"/>
          <table:table-cell table:style-name="ce30" table:number-columns-repeated="992"/>
        </table:table-row>
        <table:table-row table:style-name="ro1">
          <table:table-cell table:style-name="ce28" office:value-type="float" office:value="3592" calcext:value-type="float">
            <text:p>3592</text:p>
          </table:table-cell>
          <table:table-cell table:style-name="ce28" office:value-type="float" office:value="1183" calcext:value-type="float">
            <text:p>1183</text:p>
          </table:table-cell>
          <table:table-cell table:formula="of:=COM.MICROSOFT.CONCAT([.E216]; &quot;, &quot;; [.D216];&quot; &quot;; [.F216];&quot; &quot;;[.G216])" office:value-type="string" office:string-value="1796-01-01, Jess purchase " calcext:value-type="string">
            <text:p>1796-01-01, Jess purchase </text:p>
          </table:table-cell>
          <table:table-cell table:style-name="ce28" office:value-type="string" calcext:value-type="string">
            <text:p>Jess</text:p>
          </table:table-cell>
          <table:table-cell table:style-name="ce39" office:value-type="string" calcext:value-type="string">
            <text:p>1796-01-01</text:p>
          </table:table-cell>
          <table:table-cell table:style-name="ce28" office:value-type="string" calcext:value-type="string">
            <text:p>purchase</text:p>
          </table:table-cell>
          <table:table-cell table:style-name="ce28"/>
          <table:table-cell table:style-name="ce28" office:value-type="string" calcext:value-type="string">
            <text:p>purchased from Walter Speak on 10 months credit for L70 and interest</text:p>
          </table:table-cell>
          <table:table-cell table:style-name="ce28" table:number-columns-repeated="2"/>
          <table:table-cell table:style-name="ce45" office:value-type="float" office:value="70" calcext:value-type="float">
            <text:p>70</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Walter Speak</text:p>
          </table:table-cell>
          <table:table-cell table:style-name="ce28" table:number-columns-repeated="5"/>
          <table:table-cell office:value-type="float" office:value="5" calcext:value-type="float">
            <text:p>5</text:p>
          </table:table-cell>
          <table:table-cell table:style-name="ce28" table:number-columns-repeated="6"/>
          <table:table-cell office:value-type="string" calcext:value-type="string">
            <text:p>https://slaveryarchive.georgetown.edu/items/show/232</text:p>
          </table:table-cell>
          <table:table-cell table:style-name="ce28" table:number-columns-repeated="2"/>
          <table:table-cell table:style-name="ce30" table:number-columns-repeated="992"/>
        </table:table-row>
        <table:table-row table:style-name="ro1">
          <table:table-cell table:style-name="ce28" office:value-type="float" office:value="3593" calcext:value-type="float">
            <text:p>3593</text:p>
          </table:table-cell>
          <table:table-cell table:style-name="ce28" office:value-type="float" office:value="1183" calcext:value-type="float">
            <text:p>1183</text:p>
          </table:table-cell>
          <table:table-cell table:formula="of:=COM.MICROSOFT.CONCAT([.E217]; &quot;, &quot;; [.D217];&quot; &quot;; [.F217];&quot; &quot;;[.G217])" office:value-type="string" office:string-value="1803-09-19, Sophia sale " calcext:value-type="string">
            <text:p>1803-09-19, Sophia sale </text:p>
          </table:table-cell>
          <table:table-cell table:style-name="ce28" office:value-type="string" calcext:value-type="string">
            <text:p>Sophia</text:p>
          </table:table-cell>
          <table:table-cell table:style-name="ce39" office:value-type="string" calcext:value-type="string">
            <text:p>1803-09-19</text:p>
          </table:table-cell>
          <table:table-cell table:style-name="ce28" office:value-type="string" calcext:value-type="string">
            <text:p>sale</text:p>
          </table:table-cell>
          <table:table-cell table:style-name="ce28"/>
          <table:table-cell table:style-name="ce28" office:value-type="string" calcext:value-type="string">
            <text:p>Nancy purchasing her daughter’s freedom</text:p>
          </table:table-cell>
          <table:table-cell table:style-name="ce28" table:number-columns-repeated="2"/>
          <table:table-cell table:style-name="ce45" office:value-type="float" office:value="50" calcext:value-type="float">
            <text:p>50</text:p>
          </table:table-cell>
          <table:table-cell table:style-name="ce23" office:value-type="string" calcext:value-type="string">
            <text:p>$</text:p>
          </table:table-cell>
          <table:table-cell table:style-name="ce28" table:number-columns-repeated="4"/>
          <table:table-cell table:style-name="ce51" table:number-columns-repeated="2"/>
          <table:table-cell table:style-name="ce28"/>
          <table:table-cell table:style-name="ce28" office:value-type="string" calcext:value-type="string">
            <text:p>purchased by Nancy</text:p>
          </table:table-cell>
          <table:table-cell table:style-name="ce28" table:number-columns-repeated="2"/>
          <table:table-cell office:value-type="float" office:value="5" calcext:value-type="float">
            <text:p>5</text:p>
          </table:table-cell>
          <table:table-cell table:style-name="ce28" table:number-columns-repeated="6"/>
          <table:table-cell office:value-type="string" calcext:value-type="string">
            <text:p>https://slaveryarchive.georgetown.edu/items/show/235</text:p>
          </table:table-cell>
          <table:table-cell table:style-name="ce28" table:number-columns-repeated="2"/>
          <table:table-cell table:style-name="ce30" table:number-columns-repeated="992"/>
        </table:table-row>
        <table:table-row table:style-name="ro2">
          <table:table-cell office:value-type="float" office:value="1131" calcext:value-type="float">
            <text:p>1131</text:p>
          </table:table-cell>
          <table:table-cell office:value-type="float" office:value="4090" calcext:value-type="float">
            <text:p>4090</text:p>
          </table:table-cell>
          <table:table-cell table:formula="of:=COM.MICROSOFT.CONCAT([.E218]; &quot;, &quot;; [.D218];&quot; &quot;; [.F218];&quot; &quot;;[.G218])" office:value-type="string" office:string-value="1813-09-14, Women sale planning" calcext:value-type="string">
            <text:p>1813-09-14, Women sale planning</text:p>
          </table:table-cell>
          <table:table-cell office:value-type="string" calcext:value-type="string">
            <text:p>Wome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15"/>
          <table:table-cell office:value-type="float" office:value="6" calcext:value-type="float">
            <text:p>6</text:p>
          </table:table-cell>
          <table:table-cell table:number-columns-repeated="6"/>
          <table:table-cell office:value-type="string" calcext:value-type="string">
            <text:p>http://slaveryarchive.georgetown.edu/items/show/359</text:p>
          </table:table-cell>
          <table:table-cell table:number-columns-repeated="2"/>
          <table:table-cell table:style-name="ce30" table:number-columns-repeated="992"/>
        </table:table-row>
        <table:table-row table:style-name="ro1">
          <table:table-cell office:value-type="float" office:value="1132" calcext:value-type="float">
            <text:p>1132</text:p>
          </table:table-cell>
          <table:table-cell office:value-type="float" office:value="4091" calcext:value-type="float">
            <text:p>4091</text:p>
          </table:table-cell>
          <table:table-cell table:formula="of:=COM.MICROSOFT.CONCAT([.E219]; &quot;, &quot;; [.D219];&quot; &quot;; [.F219];&quot; &quot;;[.G219])" office:value-type="string" office:string-value="1824-09-29, Nelly sale planning" calcext:value-type="string">
            <text:p>1824-09-29, Nelly sale planning</text:p>
          </table:table-cell>
          <table:table-cell office:value-type="string" calcext:value-type="string">
            <text:p>Nell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Sold to Henry Young who owns her husband</text:p>
          </table:table-cell>
          <table:table-cell table:number-columns-repeated="6"/>
          <table:table-cell office:value-type="string" calcext:value-type="string">
            <text:p>spouse of man owned by Henry Young</text:p>
          </table:table-cell>
          <table:table-cell/>
          <table:table-cell table:style-name="ce51" table:number-columns-repeated="2"/>
          <table:table-cell/>
          <table:table-cell office:value-type="string" calcext:value-type="string">
            <text:p>purchased by Henry Young</text:p>
          </table:table-cell>
          <table:table-cell office:value-type="string" calcext:value-type="string">
            <text:p>NJ010</text:p>
          </table:table-cell>
          <table:table-cell/>
          <table:table-cell office:value-type="float" office:value="6" calcext:value-type="float">
            <text:p>6</text:p>
          </table:table-cell>
          <table:table-cell table:number-columns-repeated="6"/>
          <table:table-cell office:value-type="string" calcext:value-type="string">
            <text:p>"C:\Users\sharonmleon\Dropbox\JPPDigital\MPA-24-2-ProceedingsoftheCorporationVol2-1824-09-29.json"</text:p>
          </table:table-cell>
          <table:table-cell table:number-columns-repeated="2"/>
          <table:table-cell table:style-name="ce30" table:number-columns-repeated="992"/>
        </table:table-row>
        <table:table-row table:style-name="ro1">
          <table:table-cell office:value-type="float" office:value="1133" calcext:value-type="float">
            <text:p>1133</text:p>
          </table:table-cell>
          <table:table-cell office:value-type="float" office:value="4092" calcext:value-type="float">
            <text:p>4092</text:p>
          </table:table-cell>
          <table:table-cell table:formula="of:=COM.MICROSOFT.CONCAT([.E220]; &quot;, &quot;; [.D220];&quot; &quot;; [.F220];&quot; &quot;;[.G220])" office:value-type="string" office:string-value="1824-09-29, Boy sale planning" calcext:value-type="string">
            <text:p>1824-09-29, Boy sale planning</text:p>
          </table:table-cell>
          <table:table-cell office:value-type="string" calcext:value-type="string">
            <text:p>Bo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2"/>
          <table:table-cell table:style-name="ce42"/>
          <table:table-cell office:value-type="string" calcext:value-type="string">
            <text:p>$</text:p>
          </table:table-cell>
          <table:table-cell office:value-type="string" calcext:value-type="string">
            <text:p>2/$500</text:p>
          </table:table-cell>
          <table:table-cell table:number-columns-repeated="6"/>
          <table:table-cell office:value-type="string" calcext:value-type="string">
            <text:p>purchased by Henry Young</text:p>
          </table:table-cell>
          <table:table-cell office:value-type="string" calcext:value-type="string">
            <text:p>NJ010</text:p>
          </table:table-cell>
          <table:table-cell/>
          <table:table-cell office:value-type="float" office:value="6" calcext:value-type="float">
            <text:p>6</text:p>
          </table:table-cell>
          <table:table-cell table:number-columns-repeated="6"/>
          <table:table-cell office:value-type="string" calcext:value-type="string">
            <text:p>"C:\Users\sharonmleon\Dropbox\JPPDigital\MPA-24-2-ProceedingsoftheCorporationVol2-1824-09-29.json"</text:p>
          </table:table-cell>
          <table:table-cell table:number-columns-repeated="2"/>
          <table:table-cell table:style-name="ce30" table:number-columns-repeated="992"/>
        </table:table-row>
        <table:table-row table:style-name="ro1">
          <table:table-cell office:value-type="float" office:value="1134" calcext:value-type="float">
            <text:p>1134</text:p>
          </table:table-cell>
          <table:table-cell office:value-type="float" office:value="4093" calcext:value-type="float">
            <text:p>4093</text:p>
          </table:table-cell>
          <table:table-cell table:formula="of:=COM.MICROSOFT.CONCAT([.E221]; &quot;, &quot;; [.D221];&quot; &quot;; [.F221];&quot; &quot;;[.G221])" office:value-type="string" office:string-value="1824-09-29, Girl sale planning" calcext:value-type="string">
            <text:p>1824-09-29, Girl sale planning</text:p>
          </table:table-cell>
          <table:table-cell office:value-type="string" calcext:value-type="string">
            <text:p>Girl</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2"/>
          <table:table-cell table:style-name="ce42"/>
          <table:table-cell office:value-type="string" calcext:value-type="string">
            <text:p>$</text:p>
          </table:table-cell>
          <table:table-cell office:value-type="string" calcext:value-type="string">
            <text:p>2/$500</text:p>
          </table:table-cell>
          <table:table-cell table:number-columns-repeated="6"/>
          <table:table-cell office:value-type="string" calcext:value-type="string">
            <text:p>purchased by Henry Young</text:p>
          </table:table-cell>
          <table:table-cell office:value-type="string" calcext:value-type="string">
            <text:p>NJ010</text:p>
          </table:table-cell>
          <table:table-cell/>
          <table:table-cell office:value-type="float" office:value="6" calcext:value-type="float">
            <text:p>6</text:p>
          </table:table-cell>
          <table:table-cell table:number-columns-repeated="6"/>
          <table:table-cell office:value-type="string" calcext:value-type="string">
            <text:p>"C:\Users\sharonmleon\Dropbox\JPPDigital\MPA-24-2-ProceedingsoftheCorporationVol2-1824-09-29.json"</text:p>
          </table:table-cell>
          <table:table-cell table:number-columns-repeated="2"/>
          <table:table-cell table:style-name="ce30" table:number-columns-repeated="992"/>
        </table:table-row>
        <table:table-row table:style-name="ro2">
          <table:table-cell table:style-name="ce30" table:number-columns-repeated="2"/>
          <table:table-cell table:formula="of:=COM.MICROSOFT.CONCAT([.E222]; &quot;, &quot;; [.D222];&quot; &quot;; [.F222];&quot; &quot;;[.G222])" office:value-type="string" office:string-value="1805-07-09, Unknown sale planning" calcext:value-type="string">
            <text:p>1805-07-09, Unknown sale planning</text:p>
          </table:table-cell>
          <table:table-cell table:style-name="ce30" office:value-type="string" calcext:value-type="string">
            <text:p>Unknown</text:p>
          </table:table-cell>
          <table:table-cell table:style-name="ce38" office:value-type="string" calcext:value-type="string">
            <text:p>1805-07-09</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sale of superfluous slaves to pay off a $1200 debt</text:p>
          </table:table-cell>
          <table:table-cell table:style-name="ce30" table:number-columns-repeated="2"/>
          <table:table-cell table:style-name="ce47"/>
          <table:table-cell table:style-name="ce49" office:value-type="string" calcext:value-type="string">
            <text:p>$</text:p>
          </table:table-cell>
          <table:table-cell table:style-name="ce30" office:value-type="float" office:value="1200" calcext:value-type="float">
            <text:p>1200</text:p>
          </table:table-cell>
          <table:table-cell table:style-name="ce30" table:number-columns-repeated="16"/>
          <table:table-cell office:value-type="string" calcext:value-type="string">
            <text:p>http://slaveryarchive.georgetown.edu/items/show/263</text:p>
          </table:table-cell>
          <table:table-cell table:style-name="ce30" table:number-columns-repeated="994"/>
        </table:table-row>
        <table:table-row table:style-name="ro4">
          <table:table-cell table:style-name="ce30" table:number-columns-repeated="2"/>
          <table:table-cell table:formula="of:=COM.MICROSOFT.CONCAT([.E223]; &quot;, &quot;; [.D223];&quot; &quot;; [.F223];&quot; &quot;;[.G223])" office:value-type="string" office:string-value="1805-11-12, Unknown 2-4 people sale planning" calcext:value-type="string">
            <text:p>1805-11-12, Unknown 2-4 people sale planning</text:p>
          </table:table-cell>
          <table:table-cell table:style-name="ce30" office:value-type="string" calcext:value-type="string">
            <text:p>Unknown 2-4 people</text:p>
          </table:table-cell>
          <table:table-cell table:style-name="ce38" office:value-type="string" calcext:value-type="string">
            <text:p>1805-11-12</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John Carroll proposes to Fr. Neale the sale of 2-4 “unnecessary negroes” to pay off debt</text:p>
          </table:table-cell>
          <table:table-cell table:style-name="ce30" table:number-columns-repeated="2"/>
          <table:table-cell table:style-name="ce47"/>
          <table:table-cell table:style-name="ce49"/>
          <table:table-cell table:style-name="ce30" table:number-columns-repeated="17"/>
          <table:table-cell office:value-type="string" calcext:value-type="string">
            <text:p>http://slaveryarchive.georgetown.edu/items/show/109</text:p>
          </table:table-cell>
          <table:table-cell table:style-name="ce30" table:number-columns-repeated="2"/>
          <table:table-cell table:style-name="ce28" table:number-columns-repeated="992"/>
        </table:table-row>
        <table:table-row table:style-name="ro5">
          <table:table-cell table:style-name="ce30" table:number-columns-repeated="2"/>
          <table:table-cell table:formula="of:=COM.MICROSOFT.CONCAT([.E224]; &quot;, &quot;; [.D224];&quot; &quot;; [.F224];&quot; &quot;;[.G224])" office:value-type="string" office:string-value=", William  " calcext:value-type="string">
            <text:p>, William <text:s/></text:p>
          </table:table-cell>
          <table:table-cell table:style-name="ce30" office:value-type="string" calcext:value-type="string">
            <text:p>William</text:p>
          </table:table-cell>
          <table:table-cell table:style-name="ce30" table:number-columns-repeated="6"/>
          <table:table-cell table:style-name="ce47"/>
          <table:table-cell table:style-name="ce30" table:number-columns-repeated="21"/>
          <table:table-cell table:style-name="ce28" table:number-columns-repeated="992"/>
        </table:table-row>
        <table:table-row table:style-name="ro5" table:number-rows-repeated="1048351">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SalePurchaseManumission-Events-master'.A1:'SalePurchaseManumission-Events-master'.AMJ1048576">
          <table:sort>
            <table:sort-by table:field-number="2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6">00/00/0000</text:date>, <text:time style:data-style-name="N2" text:time-value="15:47:29.8922448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30T10:34:44.653269746</dc:date>
    <dc:creator>Sharon Leon</dc:creator>
    <meta:editing-duration>P1DT22H1M26S</meta:editing-duration>
    <meta:editing-cycles>38</meta:editing-cycles>
    <meta:generator>LibreOffice/6.1.0.3$MacOSX_X86_64 LibreOffice_project/efb621ed25068d70781dc026f7e9c5187a4decd1</meta:generator>
    <meta:document-statistic meta:table-count="1" meta:cell-count="2978" meta:object-count="0"/>
  </office:meta>
</office:document-meta>
</file>